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Arial" svg:font-family="Arial" style:font-family-generic="swiss"/>
    <style:font-face style:name="Arial1"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5" style:family="paragraph" style:parent-style-name="Iné"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36287"/>
    </style:style>
    <style:style style:name="P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3e41a"/>
    </style:style>
    <style:style style:name="P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5a72b"/>
    </style:style>
    <style:style style:name="P10"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11" style:family="paragraph" style:parent-style-name="Základný_20_text_20__28_8_29_" style:master-page-name="">
      <style:paragraph-properties fo:margin-left="0cm" fo:margin-right="0cm" fo:line-height="150%" fo:text-align="start" style:justify-single-word="false" fo:text-indent="0cm" style:auto-text-indent="false" style:page-number="auto"/>
    </style:style>
    <style:style style:name="P12" style:family="paragraph" style:parent-style-name="Základný_20_text_20__28_8_29_" style:master-page-name="">
      <style:paragraph-properties fo:margin-left="0cm" fo:margin-right="0cm" fo:line-height="150%" fo:text-align="start" style:justify-single-word="false" fo:text-indent="0cm" style:auto-text-indent="false" style:page-number="auto"/>
      <style:text-properties officeooo:paragraph-rsid="00176ce8"/>
    </style:style>
    <style:style style:name="P13" style:family="paragraph" style:parent-style-name="Základný_20_text_20__28_8_29_" style:master-page-name="">
      <style:paragraph-properties fo:margin-left="0cm" fo:margin-right="0cm" fo:line-height="150%" fo:text-align="start" style:justify-single-word="false" fo:text-indent="0cm" style:auto-text-indent="false" style:page-number="auto"/>
      <style:text-properties officeooo:paragraph-rsid="0019179b"/>
    </style:style>
    <style:style style:name="P14" style:family="paragraph" style:parent-style-name="Základný_20_text_20__28_8_29_" style:master-page-name="">
      <style:paragraph-properties fo:margin-left="0cm" fo:margin-right="0cm" fo:line-height="150%" fo:text-align="start" style:justify-single-word="false" fo:text-indent="0cm" style:auto-text-indent="false" style:page-number="auto"/>
      <style:text-properties officeooo:paragraph-rsid="0019c93d"/>
    </style:style>
    <style:style style:name="P15" style:family="paragraph" style:parent-style-name="Základný_20_text">
      <style:paragraph-properties fo:margin-left="0cm" fo:margin-right="0cm" fo:line-height="150%" fo:text-align="start" style:justify-single-word="false" fo:text-indent="0cm" style:auto-text-indent="false"/>
    </style:style>
    <style:style style:name="P16" style:family="paragraph" style:parent-style-name="Základný_20_text">
      <style:paragraph-properties fo:margin-left="0cm" fo:margin-right="0cm" fo:line-height="150%" fo:text-align="start" style:justify-single-word="false" fo:text-indent="0cm" style:auto-text-indent="false"/>
      <style:text-properties officeooo:paragraph-rsid="00136287"/>
    </style:style>
    <style:style style:name="P17" style:family="paragraph" style:parent-style-name="Základný_20_text">
      <style:paragraph-properties fo:margin-left="0cm" fo:margin-right="0cm" fo:line-height="150%" fo:text-align="start" style:justify-single-word="false" fo:text-indent="0cm" style:auto-text-indent="false"/>
      <style:text-properties officeooo:paragraph-rsid="0013e41a"/>
    </style:style>
    <style:style style:name="P18" style:family="paragraph" style:parent-style-name="Základný_20_text">
      <style:paragraph-properties fo:margin-left="0cm" fo:margin-right="0cm" fo:line-height="150%" fo:text-align="start" style:justify-single-word="false" fo:text-indent="0cm" style:auto-text-indent="false"/>
      <style:text-properties officeooo:paragraph-rsid="0015a72b"/>
    </style:style>
    <style:style style:name="P19" style:family="paragraph" style:parent-style-name="Základný_20_text_20__28_3_29_">
      <style:paragraph-properties fo:margin-left="0cm" fo:margin-right="0cm" fo:line-height="150%" fo:text-align="start" style:justify-single-word="false" fo:text-indent="0cm" style:auto-text-indent="false"/>
    </style:style>
    <style:style style:name="P20" style:family="paragraph" style:parent-style-name="Základný_20_text_20__28_3_29_">
      <style:paragraph-properties fo:margin-left="0cm" fo:margin-right="0cm" fo:line-height="150%" fo:text-align="start" style:justify-single-word="false" fo:text-indent="0cm" style:auto-text-indent="false"/>
      <style:text-properties officeooo:paragraph-rsid="00090946"/>
    </style:style>
    <style:style style:name="P21" style:family="paragraph" style:parent-style-name="Hlavička_20_alebo_20_päta">
      <style:paragraph-properties fo:margin-left="0cm" fo:margin-right="0cm" fo:line-height="150%" fo:text-align="start" style:justify-single-word="false" fo:text-indent="0cm" style:auto-text-indent="false"/>
    </style:style>
    <style:style style:name="P22" style:family="paragraph" style:parent-style-name="Základný_20_text_20__28_2_29_">
      <style:paragraph-properties fo:margin-left="0cm" fo:margin-right="0cm" fo:line-height="150%" fo:text-align="start" style:justify-single-word="false" fo:text-indent="0cm" style:auto-text-indent="false"/>
    </style:style>
    <style:style style:name="P23" style:family="paragraph" style:parent-style-name="Základný_20_text_20__28_8_29_">
      <style:paragraph-properties fo:margin-left="0cm" fo:margin-right="0cm" fo:line-height="150%" fo:text-align="start" style:justify-single-word="false" fo:text-indent="0cm" style:auto-text-indent="false"/>
    </style:style>
    <style:style style:name="P24" style:family="paragraph" style:parent-style-name="Základný_20_text_20__28_8_29_">
      <style:paragraph-properties fo:margin-left="0cm" fo:margin-right="0cm" fo:line-height="150%" fo:text-align="start" style:justify-single-word="false" fo:text-indent="0cm" style:auto-text-indent="false"/>
      <style:text-properties officeooo:paragraph-rsid="00176ce8"/>
    </style:style>
    <style:style style:name="P25" style:family="paragraph" style:parent-style-name="Základný_20_text_20__28_8_29_">
      <style:paragraph-properties fo:margin-left="0cm" fo:margin-right="0cm" fo:line-height="150%" fo:text-align="start" style:justify-single-word="false" fo:text-indent="0cm" style:auto-text-indent="false"/>
      <style:text-properties officeooo:paragraph-rsid="0019179b"/>
    </style:style>
    <style:style style:name="P26" style:family="paragraph" style:parent-style-name="Základný_20_text_20__28_8_29_">
      <style:paragraph-properties fo:margin-left="0cm" fo:margin-right="0cm" fo:line-height="150%" fo:text-align="start" style:justify-single-word="false" fo:text-indent="0cm" style:auto-text-indent="false"/>
      <style:text-properties officeooo:paragraph-rsid="0019c93d"/>
    </style:style>
    <style:style style:name="P27" style:family="paragraph" style:parent-style-name="Názov_20_obrázka" style:master-page-name="">
      <style:paragraph-properties fo:margin-left="0cm" fo:margin-right="0cm" fo:line-height="150%" fo:text-align="start" style:justify-single-word="false" fo:text-indent="0.635cm" style:auto-text-indent="false" style:page-number="auto"/>
    </style:style>
    <style:style style:name="P28"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029cm"/>
        </style:tab-stops>
      </style:paragraph-properties>
    </style:style>
    <style:style style:name="P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0a2629"/>
    </style:style>
    <style:style style:name="P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095ad"/>
    </style:style>
    <style:style style:name="P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36287"/>
    </style:style>
    <style:style style:name="P33"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style>
    <style:style style:name="P34"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ab-stops>
          <style:tab-stop style:position="7.676cm"/>
        </style:tab-stops>
      </style:paragraph-properties>
    </style:style>
    <style:style style:name="P35"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ab-stops>
          <style:tab-stop style:position="2.858cm"/>
        </style:tab-stops>
      </style:paragraph-properties>
    </style:style>
    <style:style style:name="P36"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ext-properties officeooo:paragraph-rsid="000b2541"/>
    </style:style>
    <style:style style:name="P37"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ext-properties officeooo:paragraph-rsid="00176ce8"/>
    </style:style>
    <style:style style:name="P38"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ext-properties officeooo:paragraph-rsid="0019179b"/>
    </style:style>
    <style:style style:name="P39"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ext-properties officeooo:paragraph-rsid="0019c93d"/>
    </style:style>
    <style:style style:name="P40" style:family="paragraph" style:parent-style-name="Základný_20_text">
      <style:paragraph-properties fo:margin-left="0cm" fo:margin-right="0cm" fo:line-height="150%" fo:text-align="start" style:justify-single-word="false" fo:text-indent="0.635cm" style:auto-text-indent="false"/>
    </style:style>
    <style:style style:name="P41" style:family="paragraph" style:parent-style-name="Základný_20_text">
      <style:paragraph-properties fo:margin-left="0cm" fo:margin-right="0cm" fo:line-height="150%" fo:text-align="start" style:justify-single-word="false" fo:text-indent="0.635cm" style:auto-text-indent="false"/>
      <style:text-properties officeooo:paragraph-rsid="001095ad"/>
    </style:style>
    <style:style style:name="P42" style:family="paragraph" style:parent-style-name="Základný_20_text">
      <style:paragraph-properties fo:margin-left="0cm" fo:margin-right="0cm" fo:line-height="150%" fo:text-align="start" style:justify-single-word="false" fo:text-indent="0.635cm" style:auto-text-indent="false"/>
      <style:text-properties officeooo:paragraph-rsid="0012461e"/>
    </style:style>
    <style:style style:name="P43" style:family="paragraph" style:parent-style-name="Základný_20_text">
      <style:paragraph-properties fo:margin-left="0cm" fo:margin-right="0cm" fo:line-height="150%" fo:text-align="start" style:justify-single-word="false" fo:text-indent="0.635cm" style:auto-text-indent="false"/>
      <style:text-properties officeooo:paragraph-rsid="00136287"/>
    </style:style>
    <style:style style:name="P44" style:family="paragraph" style:parent-style-name="Základný_20_text">
      <style:paragraph-properties fo:margin-left="0cm" fo:margin-right="0cm" fo:line-height="150%" fo:text-align="start" style:justify-single-word="false" fo:text-indent="0.635cm" style:auto-text-indent="false"/>
      <style:text-properties officeooo:paragraph-rsid="0015a72b"/>
    </style:style>
    <style:style style:name="P45" style:family="paragraph" style:parent-style-name="Základný_20_text_20__28_8_29_">
      <style:paragraph-properties fo:margin-left="0cm" fo:margin-right="0cm" fo:line-height="150%" fo:text-align="start" style:justify-single-word="false" fo:text-indent="0.635cm" style:auto-text-indent="false"/>
    </style:style>
    <style:style style:name="P46" style:family="paragraph" style:parent-style-name="Základný_20_text_20__28_8_29_">
      <style:paragraph-properties fo:margin-left="0cm" fo:margin-right="0cm" fo:line-height="150%" fo:text-align="start" style:justify-single-word="false" fo:text-indent="0.635cm" style:auto-text-indent="false"/>
      <style:text-properties officeooo:paragraph-rsid="000b2541"/>
    </style:style>
    <style:style style:name="P47" style:family="paragraph" style:parent-style-name="Základný_20_text_20__28_8_29_">
      <style:paragraph-properties fo:margin-left="0cm" fo:margin-right="0cm" fo:line-height="150%" fo:text-align="start" style:justify-single-word="false" fo:text-indent="0.635cm" style:auto-text-indent="false"/>
      <style:text-properties officeooo:paragraph-rsid="00176ce8"/>
    </style:style>
    <style:style style:name="P48" style:family="paragraph" style:parent-style-name="Základný_20_text_20__28_8_29_">
      <style:paragraph-properties fo:margin-left="0cm" fo:margin-right="0cm" fo:line-height="150%" fo:text-align="start" style:justify-single-word="false" fo:text-indent="0.635cm" style:auto-text-indent="false"/>
      <style:text-properties officeooo:paragraph-rsid="0019179b"/>
    </style:style>
    <style:style style:name="P49" style:family="paragraph" style:parent-style-name="Standard">
      <style:paragraph-properties fo:line-height="150%"/>
      <style:text-properties style:font-name="Arial1" fo:font-size="14pt" style:font-size-asian="14pt" style:font-size-complex="14pt"/>
    </style:style>
    <style:style style:name="P50" style:family="paragraph" style:parent-style-name="Standard">
      <style:paragraph-properties fo:line-height="150%"/>
    </style:style>
    <style:style style:name="P51" style:family="paragraph" style:parent-style-name="Základný_20_text" style:master-page-name="">
      <style:paragraph-properties fo:margin-left="0.635cm" fo:margin-right="0cm" fo:line-height="150%" fo:text-align="start" style:justify-single-word="false" fo:text-indent="-0.635cm" style:auto-text-indent="false" style:page-number="auto"/>
    </style:style>
    <style:style style:name="P52" style:family="paragraph" style:parent-style-name="Základný_20_text_20__28_5_29_" style:master-page-name="PageStyle0">
      <style:paragraph-properties fo:margin-left="0cm" fo:margin-right="0cm" fo:line-height="150%" fo:text-align="start" style:justify-single-word="false" fo:text-indent="0cm" style:auto-text-indent="false" style:page-number="auto"/>
    </style:style>
    <style:style style:name="P53"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T1" style:family="text">
      <style:text-properties fo:color="#000000" style:font-name="Arial1" fo:font-size="14pt" fo:background-color="#80ffff" loext:char-shading-value="0" style:font-size-asian="14pt" style:font-size-complex="14pt"/>
    </style:style>
    <style:style style:name="T2" style:family="text">
      <style:text-properties fo:color="#000000" style:font-name="Arial1" fo:font-size="14pt" officeooo:rsid="00090946" fo:background-color="#80ffff" loext:char-shading-value="0" style:font-size-asian="14pt" style:font-size-complex="14pt"/>
    </style:style>
    <style:style style:name="T3" style:family="text">
      <style:text-properties fo:color="#000000" style:font-name="Arial1" fo:font-size="14pt" officeooo:rsid="000a2629" fo:background-color="#80ffff" loext:char-shading-value="0" style:font-size-asian="14pt" style:font-size-complex="14pt"/>
    </style:style>
    <style:style style:name="T4" style:family="text">
      <style:text-properties fo:color="#000000" style:font-name="Arial1" fo:font-size="14pt" officeooo:rsid="000ab92b" fo:background-color="#80ffff" loext:char-shading-value="0" style:font-size-asian="14pt" style:font-size-complex="14pt"/>
    </style:style>
    <style:style style:name="T5" style:family="text">
      <style:text-properties fo:color="#000000" style:font-name="Arial1" fo:font-size="14pt" officeooo:rsid="000b116d" fo:background-color="#80ffff" loext:char-shading-value="0" style:font-size-asian="14pt" style:font-size-complex="14pt"/>
    </style:style>
    <style:style style:name="T6" style:family="text">
      <style:text-properties fo:color="#000000" style:font-name="Arial1" fo:font-size="14pt" officeooo:rsid="000b2541" fo:background-color="#80ffff" loext:char-shading-value="0" style:font-size-asian="14pt" style:font-size-complex="14pt"/>
    </style:style>
    <style:style style:name="T7" style:family="text">
      <style:text-properties fo:color="#000000" style:font-name="Arial1" fo:font-size="14pt" officeooo:rsid="001095ad" fo:background-color="#80ffff" loext:char-shading-value="0" style:font-size-asian="14pt" style:font-size-complex="14pt"/>
    </style:style>
    <style:style style:name="T8" style:family="text">
      <style:text-properties fo:color="#000000" style:font-name="Arial1" fo:font-size="14pt" officeooo:rsid="0012461e" fo:background-color="#80ffff" loext:char-shading-value="0" style:font-size-asian="14pt" style:font-size-complex="14pt"/>
    </style:style>
    <style:style style:name="T9" style:family="text">
      <style:text-properties fo:color="#000000" style:font-name="Arial1" fo:font-size="14pt" officeooo:rsid="00136287" fo:background-color="#80ffff" loext:char-shading-value="0" style:font-size-asian="14pt" style:font-size-complex="14pt"/>
    </style:style>
    <style:style style:name="T10" style:family="text">
      <style:text-properties fo:color="#000000" style:font-name="Arial1" fo:font-size="14pt" officeooo:rsid="0013e41a" fo:background-color="#80ffff" loext:char-shading-value="0" style:font-size-asian="14pt" style:font-size-complex="14pt"/>
    </style:style>
    <style:style style:name="T11" style:family="text">
      <style:text-properties fo:color="#000000" style:font-name="Arial1" fo:font-size="14pt" officeooo:rsid="00176ce8" fo:background-color="#80ffff" loext:char-shading-value="0" style:font-size-asian="14pt" style:font-size-complex="14pt"/>
    </style:style>
    <style:style style:name="T12" style:family="text">
      <style:text-properties fo:color="#000000" style:font-name="Arial1" fo:font-size="14pt" officeooo:rsid="0019179b" fo:background-color="#80ffff" loext:char-shading-value="0" style:font-size-asian="14pt" style:font-size-complex="14pt"/>
    </style:style>
    <style:style style:name="T13" style:family="text">
      <style:text-properties fo:color="#000000" style:font-name="Arial1" fo:font-size="14pt" officeooo:rsid="0019c93d" fo:background-color="#80ffff" loext:char-shading-value="0" style:font-size-asian="14pt" style:font-size-complex="14pt"/>
    </style:style>
    <style:style style:name="T14" style:family="text">
      <style:text-properties fo:color="#000000" style:font-name="Arial" fo:font-size="14pt" officeooo:rsid="0019179b" fo:background-color="#80ffff" loext:char-shading-value="0" style:font-name-asian="Arial" style:font-size-asian="14pt" style:font-name-complex="Arial" style:font-size-complex="14pt"/>
    </style:style>
    <style:style style:name="T15" style:family="text">
      <style:text-properties style:font-name="Arial1" fo:font-size="14pt" style:font-size-asian="14pt" style:font-size-complex="14pt"/>
    </style:style>
    <style:style style:name="T16" style:family="text">
      <style:text-properties style:font-name="Arial1" fo:font-size="14pt" officeooo:rsid="00090946" style:font-size-asian="14pt" style:font-size-complex="14pt"/>
    </style:style>
    <style:style style:name="T17" style:family="text">
      <style:text-properties style:font-name="Arial1" fo:font-size="14pt" officeooo:rsid="000a2629" style:font-size-asian="14pt" style:font-size-complex="14pt"/>
    </style:style>
    <style:style style:name="T18" style:family="text">
      <style:text-properties style:font-name="Arial1" fo:font-size="14pt" officeooo:rsid="000b116d" style:font-size-asian="14pt" style:font-size-complex="14pt"/>
    </style:style>
    <style:style style:name="T19" style:family="text">
      <style:text-properties style:font-name="Arial1" fo:font-size="14pt" officeooo:rsid="000b2541" style:font-size-asian="14pt" style:font-size-complex="14pt"/>
    </style:style>
    <style:style style:name="T20" style:family="text">
      <style:text-properties style:font-name="Arial1" fo:font-size="14pt" officeooo:rsid="001095ad" style:font-size-asian="14pt" style:font-size-complex="14pt"/>
    </style:style>
    <style:style style:name="T21" style:family="text">
      <style:text-properties style:font-name="Arial1" fo:font-size="14pt" officeooo:rsid="0012461e" style:font-size-asian="14pt" style:font-size-complex="14pt"/>
    </style:style>
    <style:style style:name="T22" style:family="text">
      <style:text-properties style:font-name="Arial1" fo:font-size="14pt" officeooo:rsid="00136287" style:font-size-asian="14pt" style:font-size-complex="14pt"/>
    </style:style>
    <style:style style:name="T23" style:family="text">
      <style:text-properties style:font-name="Arial1" fo:font-size="14pt" officeooo:rsid="0013e41a" style:font-size-asian="14pt" style:font-size-complex="14pt"/>
    </style:style>
    <style:style style:name="T24" style:family="text">
      <style:text-properties style:font-name="Arial1" fo:font-size="14pt" officeooo:rsid="0015a72b" style:font-size-asian="14pt" style:font-size-complex="14pt"/>
    </style:style>
    <style:style style:name="T25" style:family="text">
      <style:text-properties style:font-name="Arial1" fo:font-size="14pt" officeooo:rsid="00176ce8" style:font-size-asian="14pt" style:font-size-complex="14pt"/>
    </style:style>
    <style:style style:name="T26" style:family="text">
      <style:text-properties style:font-name="Arial1" fo:font-size="14pt" officeooo:rsid="0019179b" style:font-size-asian="14pt" style:font-size-complex="14pt"/>
    </style:style>
    <style:style style:name="T27" style:family="text">
      <style:text-properties style:font-name="Arial1" fo:font-size="14pt" officeooo:rsid="0019c93d" style:font-size-asian="14pt" style:font-size-complex="14pt"/>
    </style:style>
    <style:style style:name="T28" style:family="text">
      <style:text-properties style:font-name="Arial1" fo:font-size="14pt" fo:background-color="#80ffff" loext:char-shading-value="0" style:font-size-asian="14pt" style:font-size-complex="14pt"/>
    </style:style>
    <style:style style:name="T29" style:family="text">
      <style:text-properties fo:color="#c9211e" style:font-name="Arial" fo:font-size="14pt" officeooo:rsid="000ab92b" fo:background-color="#ffff00" loext:char-shading-value="0" style:font-name-asian="Microsoft Sans Serif" style:font-size-asian="14pt" style:font-name-complex="Microsoft Sans Serif" style:font-size-complex="14pt"/>
    </style:style>
    <style:style style:name="T30" style:family="text">
      <style:text-properties fo:color="#c9211e" style:font-name="Arial1" fo:font-size="14pt" fo:background-color="#ffff00" loext:char-shading-value="0" style:font-size-asian="14pt" style:font-size-complex="14pt"/>
    </style:style>
    <style:style style:name="T31" style:family="text">
      <style:text-properties fo:color="#c9211e" style:font-name="Arial1" fo:font-size="14pt" officeooo:rsid="000b116d" fo:background-color="#ffff00" loext:char-shading-value="0" style:font-size-asian="14pt" style:font-size-complex="14pt"/>
    </style:style>
    <style:style style:name="Sect1" style:family="section">
      <style:section-properties fo:margin-left="0.635cm" fo:margin-right="10.559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52"><text:span text:style-name="CharStyle4"><text:span text:style-name="T15">Márno</text:span></text:span><text:span text:style-name="CharStyle4"><text:span text:style-name="T1">s</text:span></text:span><text:span text:style-name="CharStyle4"><text:span text:style-name="T2">ť</text:span></text:span><text:span text:style-name="CharStyle4"><text:span text:style-name="T15"> všetko</text:span></text:span></text:p>
        <text:p text:style-name="P6"><text:span text:style-name="CharStyle7"><text:span text:style-name="T1">Povesť</text:span></text:span></text:p>
        <text:p text:style-name="P10"><text:span text:style-name="CharStyle9"><text:span text:style-name="T15"/></text:span></text:p>
        <text:p text:style-name="P6"><text:span text:style-name="CharStyle7"><text:span text:style-name="T15">Timrava</text:span></text:span></text:p>
        <text:p text:style-name="P10"><text:span text:style-name="CharStyle6"><text:span text:style-name="T15"/></text:span></text:p>
        <text:p text:style-name="P20"><text:span text:style-name="CharStyle6"><text:span text:style-name="T16">I.</text:span></text:span></text:p>
        <text:p text:style-name="P20"><text:span text:style-name="CharStyle6"><text:span text:style-name="T16"/></text:span></text:p>
        <text:p text:style-name="P28"><text:span text:style-name="CharStyle6"><text:span text:style-name="T15">„Veľkomožná“ slúžka z fary založila si ruky a vystúpila z brány na ulicu. Tvár, na nejž kvitnú líca ako ruže, ač prešla </text:span></text:span><text:span text:style-name="CharStyle14"><text:span text:style-name="T1">Anča</text:span></text:span><text:span text:style-name="CharStyle6"><text:span text:style-name="T15"> už šty­ridsiaty rok, skláňa trucovit</text:span></text:span><text:span text:style-name="CharStyle6"><text:span text:style-name="T3">e</text:span></text:span><text:span text:style-name="CharStyle6"><text:span text:style-name="T15"> akosi a krok jej je vážny, ako by ona bola najbohatšia ga­zdiná v dedine. Čierne lesknúce sa oči upiera na zem a okolo úst črta akejsi vyhrážky. Pred šiestimi rokmi bola Anča vo veľkej núdzi. Detí troje na hrdle, ani vari</text:span></text:span><text:span text:style-name="CharStyle6"><text:span text:style-name="T1">ť</text:span></text:span><text:span text:style-name="CharStyle6"><text:span text:style-name="T15"> nemala čo a muž chorý. No chlapci jej podorastali a šli svetom po službe; jedno vzal k sebe Boh, a ona s mužom šla na faru tiež slúžiť. A čím viac slúži Anča, tým väčšou paňou sa cíti byť. Sebavedomie jej už počína prekra­čovať hranice. Ke</text:span></text:span><text:span text:style-name="CharStyle6"><text:span text:style-name="T1">ď</text:span></text:span><text:span text:style-name="CharStyle6"><text:span text:style-name="T15"> vraví, to takým krikom rozpráva, že ju i do súsedov počuť, a smiech jej hlása dvorom, ako by tridsaťročná žena tade chodila.</text:span></text:span></text:p>
        <text:p text:style-name="P28"><text:span text:style-name="CharStyle6"><text:span text:style-name="T15">„Tak veľmi by mohla Anča i nekričať!“ hovorili chlapi v dedine, krútiac nespokojne hlavami. „Ako sa vám to vysoko smeje; nedarmo ju veľkomožnou prezvali. A taký krik ani nesvedčí sa na fare robiť.“</text:span></text:span></text:p>
        <text:p text:style-name="P28"><text:span text:style-name="CharStyle6"><text:span text:style-name="T15">Zuza Jamníkovie, ktorá karhala každú ne­právosť a žila životom prísnym od mladosti naveky, odsúdila ju tiež v jeden deň, keď Anča s krikom šla dedinou:</text:span></text:span></text:p>
        <text:p text:style-name="P28"><text:span text:style-name="CharStyle6"><text:span text:style-name="T15">„Vari nevieme, aká bola pred šiestimi rokmi? Ani </text:span></text:span><text:span text:style-name="CharStyle6"><text:span text:style-name="T17">č</text:span></text:span><text:span text:style-name="CharStyle6"><text:span text:style-name="T15">o obliecť, ani čo zjesť. P</text:span></text:span><text:span text:style-name="CharStyle6"><text:span text:style-name="T1">o k</text:span></text:span><text:span text:style-name="CharStyle6"><text:span text:style-name="T15">use predávala stavanie — pajtu sme my odkúpili sami, a teraz aká pani. Počula som, že </text:span></text:span><text:soft-page-break/><text:span text:style-name="CharStyle6"><text:span text:style-name="T15">si kúpila za 18 zl. kožuch, pôločku s hodvabnými franclami a na šatu čipky. Či jej to prislúcha, takej starej?“</text:span></text:span></text:p>
        <text:p text:style-name="P28"><text:span text:style-name="CharStyle6"><text:span text:style-name="T15">„Čože ešte to, tetka!“ riekla na tom istom dvore bývajúca a hlučnú vravu Ančinu tiež počúvajúca </text:span></text:span><text:span text:style-name="CharStyle6"><text:span text:style-name="T17">Iľa </text:span></text:span><text:span text:style-name="CharStyle6"><text:span text:style-name="T3">H</text:span></text:span><text:span text:style-name="CharStyle6"><text:span text:style-name="T15">u</text:span></text:span><text:span text:style-name="CharStyle6"><text:span text:style-name="T1">č</text:span></text:span><text:span text:style-name="CharStyle6"><text:span text:style-name="T15">ekovie, ktorú pre nakrívený chrbát Sá</text:span></text:span><text:span text:style-name="CharStyle6"><text:span text:style-name="T17">ľ</text:span></text:span><text:span text:style-name="CharStyle6"><text:span text:style-name="T15">ou prezývali, „ale si vám kú­pila lilavú sukňu a belastou obšivkou ju dala obšiť, zpod obšivky zuby naprišívať, biele.“</text:span></text:span></text:p>
        <text:p text:style-name="P28"><text:span text:style-name="CharStyle6"><text:span text:style-name="T15">„Ešte čo! No tá nemá rozumu!“ zhrozily sa i druhé ženy, čo sa ku studni boly sišly s dreviankami. „A teraz, div sa svete, keď nám zbije pole. Taká star</text:span></text:span><text:span text:style-name="CharStyle6"><text:span text:style-name="T1">á</text:span></text:span><text:span text:style-name="CharStyle6"><text:span text:style-name="T15">! Že sa Boha ne­bojí a sveta nehanbí — ešte zuby!“</text:span></text:span></text:p>
        <text:p text:style-name="P28"><text:span text:style-name="CharStyle6"><text:span text:style-name="T15">„Ja ani neverím, že by nemala niekoho, komu sa cifr</text:span></text:span><text:span text:style-name="CharStyle6"><text:span text:style-name="T1">uj</text:span></text:span><text:span text:style-name="CharStyle6"><text:span text:style-name="T15">e!“ zasmiala sa Sá</text:span></text:span><text:span text:style-name="CharStyle6"><text:span text:style-name="T17">ľ</text:span></text:span><text:span text:style-name="CharStyle6"><text:span text:style-name="T15">a s krivým chrbtom.</text:span></text:span></text:p>
        <text:p text:style-name="P30"><text:span text:style-name="CharStyle6"><text:span text:style-name="T15">Veľkomožná vedela o všetkom tomto, a ako by napriek, tým väčšmi sa vypínala. Vie dobre, že jej ženy závidia ruže na lícach a bezstarostný život i pohodlný — lebo Anča nepretŕha sa, hoci je v službe! V chôdzi sa kníše vážne, postáva, rozpráva veľa, a keď vraví, stojí vždy. Hnevá ženy i to, že ona, ktorá bola ponižovaná medzi nimi, viac je už nie, ale vyšvihla sa ešte nad mnohé. A aby v dedine bolo ešte viac závisti, Anča kúpila si atlasovú gece</text:span></text:span><text:span text:style-name="CharStyle6"><text:span text:style-name="T1">ľ</text:span></text:span><text:span text:style-name="CharStyle6"><text:span text:style-name="T15">u a šatu, akú iba hrdé ga­zdiné mávajú, i to nie každá.</text:span></text:span></text:p>
        <text:p text:style-name="P28"><text:span text:style-name="CharStyle6"><text:span text:style-name="T15">Teraz ako vyšla z brány a videla pri uhle fary Mar</text:span></text:span><text:span text:style-name="CharStyle6"><text:span text:style-name="T1">u</text:span></text:span><text:span text:style-name="CharStyle6"><text:span text:style-name="T15"> Kaco</text:span></text:span><text:span text:style-name="CharStyle6"><text:span text:style-name="T3">v</text:span></text:span><text:span text:style-name="CharStyle6"><text:span text:style-name="T15">ie, nízku, s ovisnutými ble­dými lícami ženu, ktorá dala ju vyvolať, usmiala sa veľmi zvláštne. Bola v tom i ú</text:span></text:span><text:span text:style-name="CharStyle6"><text:span text:style-name="T17">ľ</text:span></text:span><text:span text:style-name="CharStyle6"><text:span text:style-name="T15">uba, i potute</text:span></text:span><text:span text:style-name="CharStyle6"><text:span text:style-name="T1">ľ</text:span></text:span><text:span text:style-name="CharStyle6"><text:span text:style-name="T15">nosť, i vyhrážka akási. Nakrianila šiju trucovit</text:span></text:span><text:span text:style-name="CharStyle6"><text:span text:style-name="T3">e</text:span></text:span><text:span text:style-name="CharStyle6"><text:span text:style-name="T15"> a tak kráča k nej, oči iskriace uprúc do zeme.</text:span></text:span></text:p>
        <text:p text:style-name="P28"><text:span text:style-name="CharStyle6"><text:span text:style-name="T15">„No, </text:span></text:span><text:span text:style-name="CharStyle6"><text:span text:style-name="T17">č</text:span></text:span><text:span text:style-name="CharStyle6"><text:span text:style-name="T15">ože</text:span></text:span><text:span text:style-name="CharStyle6"><text:span text:style-name="T1"> </text:span></text:span><text:span text:style-name="CharStyle6"><text:span text:style-name="T15">je, Mara moja?“ spýtala sa ča­kajúcej ju Kacovky, ako sa dokynášala </text:span></text:span><text:soft-page-break/><text:span text:style-name="CharStyle6"><text:span text:style-name="T15">svojím vážnym krokom, ač vie, čo chce.</text:span></text:span></text:p>
        <text:p text:style-name="P28"><text:span text:style-name="CharStyle6"><text:span text:style-name="T15">Mara Kacovka ovislých líc stavia dom a nemá dosť peňazí. Nie je toto prvý raz, čo ju takto vyvolajú, a Anču teší to veľmi. Odvolajú ju od roboty — čas minie sa — a žene dá čakať hodnú chvíľu. Lebo Anči neimponuje nič na svete. Čože je jej! Má vše­tkého, čo jej treba, a k tomu v skrini 300 zlatých skrytých.</text:span></text:span></text:p>
        <text:p text:style-name="P28"><text:span text:style-name="CharStyle6"><text:span text:style-name="T15">„Ale vrav, lebo ja mám roboty silu — je sobota. To nie ako s druhým človekom. Tu čo by mal i desať rúk, ani tak by nepo­stačil. Ja nemám ani minúty pokoja, ani noci, ani dňa!“ I zastane si pred ňu, pohodlne za­ložiac ruky.</text:span></text:span></text:p>
        <text:p text:style-name="P28"><text:span text:style-name="CharStyle6"><text:span text:style-name="T15">„Veď vám verím, tetka!“ uznáva Ka­covka krotko a bokom pozre na jej rozlo­ženú postavu. „Nebudem vás dlho meškať, lebo je aj mne nie do postávania... Ver’</text:span></text:span><text:span text:style-name="CharStyle22"><text:span text:style-name="T15"> </text:span></text:span><text:span text:style-name="CharStyle6"><text:span text:style-name="T15">viem, že by to hocktorá nespravila, čo vy</text:span></text:span><text:span text:style-name="CharStyle6"><text:span text:style-name="T1">. </text:span></text:span><text:span text:style-name="CharStyle6"><text:span text:style-name="T15">Päť kráv dojíte, však?“</text:span></text:span></text:p>
        <text:p text:style-name="P28"><text:span text:style-name="CharStyle6"><text:span text:style-name="T15">„Ani jedna by nespravila, ani jedna — ale ja spravím!</text:span></text:span><text:span text:style-name="CharStyle6"><text:span text:style-name="T1">“</text:span></text:span><text:span text:style-name="CharStyle6"><text:span text:style-name="T15"> odpovie veľkomožná sebavedome a úsmev samolásky sadne jej na rty. „Päť kráv dojím tri razy dňa; ani jednej nedám starniakovi, čo sa páni i hnevajú. Piatim do­nesiem trávy... nespraví ani jedna!“ I hodí rukou s potupnosťou o druhých. „Tak, Mara moja... ale vrav, čo chceš!“</text:span></text:span></text:p>
        <text:p text:style-name="P28"><text:span text:style-name="CharStyle6"><text:span text:style-name="T15">Mara Kacovie, ovislých líc, sama je ne­trpezlivá a čaká tvrdo ostatné slovo z úst Anči, aby predniesla svoju žiadosť.</text:span></text:span></text:p>
        <text:p text:style-name="P28"><text:span text:style-name="CharStyle6"><text:span text:style-name="T15">„Prišla som, tetka, aby ste nám požičali peniaze, ak máte.“</text:span></text:span></text:p>
        <text:p text:style-name="P28"><text:span text:style-name="CharStyle6"><text:span text:style-name="T15">Tvár veľkomožnej zaliala sa úsmevom ra­dosti akejsi. Čierne iskriace oči zahorely a rty zavrely sa pevne na okamih. Hlavou mykla vzdorovit</text:span></text:span><text:span text:style-name="CharStyle6"><text:span text:style-name="T3">e</text:span></text:span><text:span text:style-name="CharStyle6"><text:span text:style-name="T15"> nazad, no hne</text:span></text:span><text:span text:style-name="CharStyle6"><text:span text:style-name="T1">ď</text:span></text:span><text:span text:style-name="CharStyle6"><text:span text:style-name="T15"> sklonila ju zas.</text:span></text:span></text:p>
        <text:p text:style-name="P28"><text:span text:style-name="CharStyle6"><text:span text:style-name="T15">„A načo sú ti, Mara moja?“ spýtala sa po­tom vľúdnym hlasom.</text:span></text:span></text:p>
        <text:p text:style-name="P28"><text:soft-page-break/><text:span text:style-name="CharStyle6"><text:span text:style-name="T15">„Chystá sa gazda na škríbeľ, a nemá, koľko mu treba. Ke</text:span></text:span><text:span text:style-name="CharStyle6"><text:span text:style-name="T17">ď</text:span></text:span><text:span text:style-name="CharStyle6"><text:span text:style-name="T15"> to už i nedochodí, tetka, na všetko, verte mi!“ žaluje sa Kacovka úprimne.</text:span></text:span></text:p>
        <text:p text:style-name="P28"><text:span text:style-name="CharStyle6"><text:span text:style-name="T15">„A či už budete pokrývať?“</text:span></text:span></text:p>
        <text:p text:style-name="P28"><text:span text:style-name="CharStyle6"><text:span text:style-name="T15">„Už budeme. A verte mi, už sme len pe­ňazí str</text:span></text:span><text:span text:style-name="CharStyle6"><text:span text:style-name="T1">ov</text:span></text:span><text:span text:style-name="CharStyle6"><text:span text:style-name="T15">ili vyše 200 z</text:span></text:span><text:span text:style-name="CharStyle6"><text:span text:style-name="T1">l</text:span></text:span><text:span text:style-name="CharStyle6"><text:span text:style-name="T15">... Tak, keby st</text:span></text:span><text:span text:style-name="CharStyle6"><text:span text:style-name="T1">e</text:span></text:span><text:span text:style-name="CharStyle6"><text:span text:style-name="T15">...“</text:span></text:span></text:p>
        <text:p text:style-name="P28"><text:span text:style-name="CharStyle6"><text:span text:style-name="T15">„Nuž ale vám to bude dobre už teraz,“ pretrhne ju Anča, nedajúc jej dopovedať. „S jednej strany, ste už ani nemohli bývať toľkí v tej tesnej chyži.“</text:span></text:span></text:p>
        <text:p text:style-name="P28"><text:span text:style-name="CharStyle6"><text:span text:style-name="T15">„Pravda, že nám bolo zle, tetka. Lenže sme sa vytrovili zo všetkého. Či peniaze, či poživeň... To by ani nemyslel taký, čo nikdy nebol v tom, koľko to stojí. Ak b</text:span></text:span><text:span text:style-name="CharStyle6"><text:span text:style-name="T3">y</text:span></text:span><text:span text:style-name="CharStyle6"><text:span text:style-name="T15"> ste nám požičal</text:span></text:span><text:span text:style-name="CharStyle6"><text:span text:style-name="T1">i</text:span></text:span><text:span text:style-name="CharStyle6"><text:span text:style-name="T15">...</text:span></text:span></text:p>
        <text:p text:style-name="P28"><text:span text:style-name="CharStyle6"><text:span text:style-name="T15">„A či ste si len chyžu a pitvor dali po­staviť, či i komoru?“</text:span></text:span></text:p>
        <text:p text:style-name="P28"><text:span text:style-name="CharStyle6"><text:span text:style-name="T15">„Chyžu i dve komory... Ve</text:span></text:span><text:span text:style-name="CharStyle6"><text:span text:style-name="T17">ď</text:span></text:span><text:span text:style-name="CharStyle6"><text:span text:style-name="T15"> by sme vám my ich nechceli za veľa požívať...“</text:span></text:span></text:p>
        <text:p text:style-name="P28"><text:span text:style-name="CharStyle6"><text:span text:style-name="T15">Veľkomožná pretrhla jej zase reč.</text:span></text:span></text:p>
        <text:p text:style-name="P28"><text:span text:style-name="CharStyle6"><text:span text:style-name="T15">„Počuješ, Mara, to je i dobre, že ste si dve komory dali spraviť. Ke</text:span></text:span><text:span text:style-name="CharStyle6"><text:span text:style-name="T17">ď</text:span></text:span><text:span text:style-name="CharStyle6"><text:span text:style-name="T15"> sa vám chlapci po­delia, dobre im príde: jeden dostane jednu komoru, druhý druhú. Lebo viem, že sa roz­delia po vašej smrti.“</text:span></text:span></text:p>
        <text:p text:style-name="P28"><text:span text:style-name="CharStyle6"><text:span text:style-name="T15">„Nuž ver’ nebudú lepší, ako druhí!“ prisviedča Mara bledých líc a čelo poleje sa jej starosťou, i prežrie slinu nev</text:span></text:span><text:span text:style-name="CharStyle6"><text:span text:style-name="T3">o</text:span></text:span><text:span text:style-name="CharStyle6"><text:span text:style-name="T15">le</text:span></text:span><text:span text:style-name="CharStyle6"><text:span text:style-name="T1">,</text:span></text:span><text:span text:style-name="CharStyle6"><text:span text:style-name="T15"> čože toľko budú tu trkotať po daromnici! „Ja nedbám, tetka, čo sa vám i vexeľ napíš</text:span></text:span><text:span text:style-name="CharStyle6"><text:span text:style-name="T1">e</text:span></text:span><text:span text:style-name="CharStyle6"><text:span text:style-name="T15">...</text:span></text:span><text:span text:style-name="CharStyle6"><text:span text:style-name="T1">“</text:span></text:span></text:p>
        <text:p text:style-name="P28"><text:span text:style-name="CharStyle6"><text:span text:style-name="T15">„Mara moja, počujže! A či bratom diel svoj v starej chyži daruje</text:span></text:span><text:span text:style-name="CharStyle6"><text:span text:style-name="T1">š</text:span></text:span><text:span text:style-name="CharStyle6"><text:span text:style-name="T15">; nedajú ti výplacky?... Jano! však si nevyhnal šichníkov vápno hasiť?“ zavolala v to na hlásnika, ktorý kráčal strmo niekam a po zavolaní Ančinom ešte rýchlejšie, aby čím skôr zmizol s obzoru. No odvetil jej predsa, nezdržiac sa, súc </text:span></text:span><text:span text:style-name="CharStyle6"><text:span text:style-name="T17">č</text:span></text:span><text:span text:style-name="CharStyle6"><text:span text:style-name="T15">lo­vekom veľmi jazyčný</text:span></text:span><text:span text:style-name="CharStyle6"><text:span text:style-name="T1">m</text:span></text:span><text:span text:style-name="CharStyle6"><text:span text:style-name="T15">:</text:span></text:span></text:p>
        <text:p text:style-name="P28"><text:soft-page-break/><text:span text:style-name="CharStyle6"><text:span text:style-name="T1">„</text:span></text:span><text:span text:style-name="CharStyle6"><text:span text:style-name="T15">Ve</text:span></text:span><text:span text:style-name="CharStyle6"><text:span text:style-name="T17">ď</text:span></text:span><text:span text:style-name="CharStyle6"><text:span text:style-name="T15"> ste dosť mocná, ani Ivica, haste si sam</text:span></text:span><text:span text:style-name="CharStyle6"><text:span text:style-name="T1">i</text:span></text:span><text:span text:style-name="CharStyle6"><text:span text:style-name="T15">!“</text:span></text:span></text:p>
        <text:p text:style-name="P28"><text:span text:style-name="CharStyle6"><text:span text:style-name="T15">Anča, veľkomožná, usmiala sa milo do­tknutá, že ju Ivicou pozval.</text:span></text:span></text:p>
        <text:p text:style-name="P28"><text:span text:style-name="CharStyle6"><text:span text:style-name="T15">„Veď viem, že i to na mňa čaká,“ riekla samoľúbe. „Všade len ja, všetko ja. Nič bezo mňa — nič! Tak, reku, či ťa bratia nevy­platia z domu?“</text:span></text:span></text:p>
        <text:p text:style-name="P28"><text:span text:style-name="CharStyle6"><text:span text:style-name="T15">„Ja som im i vravela, že po pravde mali by ma vyplatiť,“ odpovie Mara Kac</text:span></text:span><text:span text:style-name="CharStyle6"><text:span text:style-name="T1">ov</text:span></text:span><text:span text:style-name="CharStyle6"><text:span text:style-name="T15">ie, netrpelivá ešte väčšmi pre rozhovor Ančin s hlásnikom, a čelo jej je už samý vrázik, „a oni mi na to, aby som si vzala jeden uhol z domu, ak chcem; ale že mi oni ani haliera nedajú, lebo že ma nevyháňajú z domu!“</text:span></text:span></text:p>
        <text:p text:style-name="P28"><text:span text:style-name="CharStyle6"><text:span text:style-name="T15">„Hahaha!“ zasmiala sa s veľkou veselosťou Anča. „Vidíš, Mara moja, vidíš, ako ťa od­bavili. Tak si vezmi jeden uhol. Nebude ti ani tak tvŕd</text:span></text:span><text:span text:style-name="CharStyle6"><text:span text:style-name="T1">z</text:span></text:span><text:span text:style-name="CharStyle6"><text:span text:style-name="T15">; ke</text:span></text:span><text:span text:style-name="CharStyle6"><text:span text:style-name="T1">ď</text:span></text:span><text:span text:style-name="CharStyle6"><text:span text:style-name="T15"> sa doň zapreš, srútiš ho, hahah</text:span></text:span><text:span text:style-name="CharStyle6"><text:span text:style-name="T1">a</text:span></text:span><text:span text:style-name="CharStyle6"><text:span text:style-name="T15">!“</text:span></text:span></text:p>
        <text:p text:style-name="P28"><text:span text:style-name="CharStyle6"><text:span text:style-name="T15">Ale Mare Kacovke je nie do smiechu, ani času nemá tu klebetiť s Ančou, i cíti sa ako na ihlách. Zakníše sa netrpelive a na tvár vysadne jej zazlenie. Ako veselo je veľko­možnej! Zabudla už, že i ona pred šiestimi rokmi behala za p</text:span></text:span><text:span text:style-name="CharStyle6"><text:span text:style-name="T3">o</text:span></text:span><text:span text:style-name="CharStyle6"><text:span text:style-name="T15">žičkami, hoci ani dom nestavala, len aby deti nakŕmila chlebom, a nepríde jej na um ani to, že jej domu strecha u Ripe</text:span></text:span><text:span text:style-name="CharStyle6"><text:span text:style-name="T1">ľ</text:span></text:span><text:span text:style-name="CharStyle6"><text:span text:style-name="T15">ov prelomila sa v zime pod snehom a teraz pri každom spŕchnutí natečie vody do pitvora.</text:span></text:span></text:p>
        <text:p text:style-name="P28"><text:span text:style-name="CharStyle6"><text:span text:style-name="T15">„Za posmech majú človeka,“ rečie Mara o bratoch; „a keby mi dali čo len 40 zl., i s tým by sa čo-to spomohl</text:span></text:span><text:span text:style-name="CharStyle6"><text:span text:style-name="T1">o</text:span></text:span><text:span text:style-name="CharStyle6"><text:span text:style-name="T15">... Tak nám len požičajte, tetka, zajtra by sa napísal vexe</text:span></text:span><text:span text:style-name="CharStyle6"><text:span text:style-name="T1">ľ</text:span></text:span><text:span text:style-name="CharStyle6"><text:span text:style-name="T15">.“</text:span></text:span></text:p>
        <text:p text:style-name="P28"><text:span text:style-name="CharStyle6"><text:span text:style-name="T15">„Hahaha!“ smeje sa Anča zase, mučiac Kacovku. „Mara moja, ve</text:span></text:span><text:span text:style-name="CharStyle6"><text:span text:style-name="T1">ď</text:span></text:span><text:span text:style-name="CharStyle6"><text:span text:style-name="T15"> keď sa do tej chyže ka</text:span></text:span><text:span text:style-name="CharStyle6"><text:span text:style-name="T3">ľ</text:span></text:span><text:span text:style-name="CharStyle6"><text:span text:style-name="T15">avný chlap zapre, shŕkne pria</text:span></text:span><text:span text:style-name="CharStyle6"><text:span text:style-name="T1">m</text:span></text:span><text:span text:style-name="CharStyle6"><text:span text:style-name="T15">!... Kdeže ideš, Ančurka?“ zavolala žartovne, pretrhnúc sa, na vysoké pekné dievča, ktoré ide cestou po druhej strane. </text:span></text:span><text:soft-page-break/><text:span text:style-name="CharStyle6"><text:span text:style-name="T15">Je to Anča Filek</text:span></text:span><text:span text:style-name="CharStyle14"><text:span text:style-name="T1">o</text:span></text:span><text:span text:style-name="CharStyle14"><text:span text:style-name="T15">v</text:span></text:span><text:span text:style-name="CharStyle6"><text:span text:style-name="T1">ie,</text:span></text:span><text:span text:style-name="CharStyle6"><text:span text:style-name="T15"> najbohatšia dievka v dedine, ktorej stroja vziať prístavk</text:span></text:span><text:span text:style-name="CharStyle6"><text:span text:style-name="T1">u</text:span></text:span><text:span text:style-name="CharStyle6"><text:span text:style-name="T15"> na zimu. Anča prižmúri čierne oči, smejúce sa od dobrej vôle, aby ju lepšie videla proti slncu.</text:span></text:span></text:p>
        <text:p text:style-name="P28"><text:span text:style-name="CharStyle6"><text:span text:style-name="T15">„Nepočula, čo som zavolala,“ rečie, keď dievka len ide ďalej nevyrušeno. No Anča nespúšťa oka s nej. „Krásna dievka! Azda ani nieto takej na okolí... ani jed</text:span></text:span><text:span text:style-name="CharStyle6"><text:span text:style-name="T1">ľ</text:span></text:span><text:span text:style-name="CharStyle6"><text:span text:style-name="T15">a, a tučná, záživná...“ vraví, ako by viac len pre seba, a na rty sadá jej kýsi úsmev. Umom Anči zrazu blysla jedna smelá myšlienk</text:span></text:span><text:span text:style-name="CharStyle6"><text:span text:style-name="T1">a</text:span></text:span><text:span text:style-name="CharStyle6"><text:span text:style-name="T15">; no rýchle odtrhne oči od dievky, ako by sa sama za­hanbila toho, len čo jej úsmev potute</text:span></text:span><text:span text:style-name="CharStyle6"><text:span text:style-name="T17">ľ</text:span></text:span><text:span text:style-name="CharStyle6"><text:span text:style-name="T15">ný ostal na lícach. „Pekná, záživná dievka!“...</text:span></text:span></text:p>
        <text:p text:style-name="P28"><text:span text:style-name="CharStyle6"><text:span text:style-name="T15">„Pekná,“ dosvedčí i Mara Kacovie ovislých líc, ale nehladí za ňou. Nemá času, ani ne­zaujíma ju tak veľmi. Má síce i ona dvoch synov, jedného by i ta dala od seba, lenže je dievka Filekovie pre nich, chudobných gazdov, vysoko. „Na jaseň by sme vám pe­niaze vrátili do kra</text:span></text:span><text:span text:style-name="CharStyle6"><text:span text:style-name="T1">j</text:span></text:span><text:span text:style-name="CharStyle6"><text:span text:style-name="T3">c</text:span></text:span><text:span text:style-name="CharStyle6"><text:span text:style-name="T15">iara. Chlapci pôjdu do hôr — zarobia.“</text:span></text:span></text:p>
        <text:p text:style-name="P28"><text:span text:style-name="CharStyle6"><text:span text:style-name="T15">„Veď je tak, veď je tak... ale som už i zaveľa tu. Viem, že ma už i hľadajú, lebo ani za minútu nemôžu byť bezo mňa — bezo mňa je nič!“ vraví Anča, ale sa nehýbe, ani nezmení svojho pohodlného rozloženia a roz­práva ďale</text:span></text:span><text:span text:style-name="CharStyle6"><text:span text:style-name="T1">j</text:span></text:span><text:span text:style-name="CharStyle6"><text:span text:style-name="T15">: „I mojej chyži by sa zišla re­parácia. Keď prídu chlapc</text:span></text:span><text:span text:style-name="CharStyle6"><text:span text:style-name="T1">i</text:span></text:span><text:span text:style-name="CharStyle6"><text:span text:style-name="T15">... ale tí ani neprídu viac sem,“ odmieta potupne veľkomožná. „Môj Ondro ostane len na n</text:span></text:span><text:span text:style-name="CharStyle6"><text:span text:style-name="T3">i</text:span></text:span><text:span text:style-name="CharStyle6"><text:span text:style-name="T15">žinách — tam mu je dobre. </text:span></text:span><text:span text:style-name="CharStyle6"><text:span text:style-name="T17">Ľ</text:span></text:span><text:span text:style-name="CharStyle6"><text:span text:style-name="T15">a</text:span></text:span><text:span text:style-name="CharStyle6"><text:span text:style-name="T17">ľ</text:span></text:span><text:span text:style-name="CharStyle6"><text:span text:style-name="T15">a, už šiesty rok, ako odi­šiel na Rákytie, a nebol tu odtiaľ ani raz, len čo ja k nemu chodím. Taký vyrástol tam, ako buk. Nepoznala by si ho, Mara moja. Každý iba híka, kto ho vidí... </text:span></text:span><text:span text:style-name="CharStyle6"><text:span text:style-name="T1">I</text:span></text:span><text:span text:style-name="CharStyle6"><text:span text:style-name="T15"> Jana ta dám, nech zmocnie i te</text:span></text:span><text:span text:style-name="CharStyle6"><text:span text:style-name="T1">n</text:span></text:span><text:span text:style-name="CharStyle6"><text:span text:style-name="T15">; môže tam Belajke kravy pás</text:span></text:span><text:span text:style-name="CharStyle6"><text:span text:style-name="T1">ť</text:span></text:span><text:span text:style-name="CharStyle6"><text:span text:style-name="T15">...“ pomlčí a tvár vzdorovit</text:span></text:span><text:span text:style-name="CharStyle6"><text:span text:style-name="T3">e</text:span></text:span><text:span text:style-name="CharStyle6"><text:span text:style-name="T15"> nahne dolu i rečie, ako by všetkým napriek: „A ak sa nahnevám, pôjdeme i my dvaja ta!... Ale horkým naše n</text:span></text:span><text:span text:style-name="CharStyle6"><text:span text:style-name="T17">i</text:span></text:span><text:span text:style-name="CharStyle6"><text:span text:style-name="T15">žiny,“ rečie zase hneď vrtkavo; „do </text:span></text:span><text:span text:style-name="CharStyle6"><text:span text:style-name="T17">Ď</text:span></text:span><text:span text:style-name="CharStyle6"><text:span text:style-name="T15">ura môžeme </text:span></text:span><text:soft-page-break/><text:span text:style-name="CharStyle6"><text:span text:style-name="T15">i pomre</text:span></text:span><text:span text:style-name="CharStyle6"><text:span text:style-name="T17">ť</text:span></text:span><text:span text:style-name="CharStyle6"><text:span text:style-name="T15">!“ I usmeje sa a čaká, že jej bude povedané, ako jej býva na tú reč: Ešte čo nevyhútaš, bláznivica, umreť, veď si ani ruža krásna!</text:span></text:span></text:p>
        <text:p text:style-name="P28"><text:span text:style-name="CharStyle6"><text:span text:style-name="T15">„Čože by ste umreli?“ vetí Kacovka, o ruži však vynechajúc. Je už dokonca omrzlá i sotva vládze sa opanovať. Na ovislých lícach zja­vujú sa červené fľaky rozč</text:span></text:span><text:span text:style-name="CharStyle6"><text:span text:style-name="T1">ú</text:span></text:span><text:span text:style-name="CharStyle6"><text:span text:style-name="T15">lenia. Ak veľko­možná nedá peniaze, treba jej inde sa obrátiť, a ona ju tu drží s jej hrdými rečmi na daromnicu. I povie strmšie: „Tak či požičiate, či nie, tetka? Povedzte</text:span></text:span><text:span text:style-name="CharStyle6"><text:span text:style-name="T1">;</text:span></text:span><text:span text:style-name="CharStyle6"><text:span text:style-name="T15"> lebo ak nie — inde ide</text:span></text:span><text:span text:style-name="CharStyle6"><text:span text:style-name="T1">m</text:span></text:span><text:span text:style-name="CharStyle6"><text:span text:style-name="T15">!“</text:span></text:span></text:p>
        <text:p text:style-name="P28"><text:span text:style-name="CharStyle6"><text:span text:style-name="T15">Veľkomožná pozre jej do tvári a v očiach jej zablysne rozkoš kási, okolo úst úsmev vyhrážky. Teraz však prídu k nej, keď má peniaze! Ale dotiaľ každý sa jej stránil, ako mohol. Založila ruky odhodlane a tvár jej má výraz ukrutný.</text:span></text:span></text:p>
        <text:p text:style-name="P28"><text:span text:style-name="CharStyle6"><text:span text:style-name="T15">„Mara moja, ja nepožičiam peňazí, lebo nemá</text:span></text:span><text:span text:style-name="CharStyle6"><text:span text:style-name="T1">m</text:span></text:span><text:span text:style-name="CharStyle6"><text:span text:style-name="T15">!“</text:span></text:span></text:p>
        <text:p text:style-name="P28"><text:span text:style-name="CharStyle6"><text:span text:style-name="T15">„Tetka, statočne vám ich prinavrátime; i úroky dáme, aké budete žiadať. Môžete sa nás nebáť; veď sme ľudia!“ sľubuje Mara dychtivo.</text:span></text:span></text:p>
        <text:p text:style-name="P28"><text:span text:style-name="CharStyle6"><text:span text:style-name="T15">„Ja viem, Mara moja, no nič! Nemám peňazí; dala by, ale nemám. Služba sa míňa s rokom. I na mňa veľa treba. Čo vyslúžiš — to zoderieš. Kúpila som si čižmy, kapce, atlasovú gece</text:span></text:span><text:span text:style-name="CharStyle6"><text:span text:style-name="T1">ľ</text:span></text:span><text:span text:style-name="CharStyle6"><text:span text:style-name="T15">u, plachtičku na hlavu damaškatovú, štrinfle do hrobu a čo iné. A čo sú ešte pe­niaze, tie držím za čiastku, keď prídu páni rabovať za remanencie.“</text:span></text:span></text:p>
        <text:p text:style-name="P28"><text:span text:style-name="CharStyle6"><text:span text:style-name="T15">„Vrátime vám ich čo najskôr; predáme voly. A za remanencie staré dlhy že odpustia páni, som počula.“</text:span></text:span></text:p>
        <text:p text:style-name="P28"><text:span text:style-name="CharStyle6"><text:span text:style-name="T15">„No nič, ani nevrav, Mara moj</text:span></text:span><text:span text:style-name="CharStyle6"><text:span text:style-name="T1">a</text:span></text:span><text:span text:style-name="CharStyle6"><text:span text:style-name="T15">! Horký odpustia. Páni by odpustili sedliakovi?!... To si len inde pohľadajte!“</text:span></text:span></text:p>
        <text:p text:style-name="P28"><text:span text:style-name="CharStyle6"><text:span text:style-name="T15">„Ja som sa ver’ nazdala, že ma zachrá­nite!“ vraví Kacovka hlasom nízkym od skla­mania a duseného hnevu. Či by bola tu čas marnila pri nej, keby bola vedela, že </text:span></text:span><text:soft-page-break/><text:span text:style-name="CharStyle6"><text:span text:style-name="T15">nedá peňazí? Čo nepovedala hneď! Veľkomožná, ako vidno, zabudla už, ako je to, keď klope a neotvoria, pýta a nedajú. Nevie už, že ľudia koľko ráz i zamkli dvere pred ňou, čo ich domŕzala o p</text:span></text:span><text:span text:style-name="CharStyle6"><text:span text:style-name="T3">o</text:span></text:span><text:span text:style-name="CharStyle6"><text:span text:style-name="T15">žičky. I odvráti sa roz­horčená a berie sa preč bez ďalšieho slova.</text:span></text:span></text:p>
        <text:p text:style-name="P28"><text:span text:style-name="CharStyle6"><text:span text:style-name="T15">Veľkomožná založila si ruky a postála tam ešte, i hľadí za ňou, ako odchodí. Potom odvráti sa i ona, nahnúc šiju vzdorovit</text:span></text:span><text:span text:style-name="CharStyle6"><text:span text:style-name="T17">e</text:span></text:span><text:span text:style-name="CharStyle6"><text:span text:style-name="T15">.</text:span></text:span></text:p>
        <text:p text:style-name="P28"><text:span text:style-name="CharStyle6"><text:span text:style-name="T15">„Po kolená mala som si nohy zodrať, čo s</text:span></text:span><text:span text:style-name="CharStyle6"><text:span text:style-name="T1">o</text:span></text:span><text:span text:style-name="CharStyle6"><text:span text:style-name="T15">m chodila za p</text:span></text:span><text:span text:style-name="CharStyle6"><text:span text:style-name="T3">o</text:span></text:span><text:span text:style-name="CharStyle6"><text:span text:style-name="T15">žičkami. Deti mal</text:span></text:span><text:span text:style-name="CharStyle6"><text:span text:style-name="T3">y</text:span></text:span><text:span text:style-name="CharStyle6"><text:span text:style-name="T15"> mi hladom pomreť, nik</text:span></text:span><text:span text:style-name="CharStyle6"><text:span text:style-name="T1"> </text:span></text:span><text:span text:style-name="CharStyle6"><text:span text:style-name="T15">ma nepo</text:span></text:span><text:span text:style-name="CharStyle6"><text:span text:style-name="T1">ľ</text:span></text:span><text:span text:style-name="CharStyle6"><text:span text:style-name="T15">utoval,“ šomre, </text:span></text:span><text:span text:style-name="CharStyle6"><text:span text:style-name="T1">i</text:span></text:span><text:span text:style-name="CharStyle6"><text:span text:style-name="T15">dúc do brány zrazu rozľútená. „Nič! Ani haliera nepožičiam nikomu — radšej ich premárnim.“</text:span></text:span></text:p>
        <text:p text:style-name="P28"><text:span text:style-name="CharStyle6"><text:span text:style-name="T15">Pobrala sa do domu a začala vynášať dre­vený riad ku potoku niže fary, že ho bude pieskom š</text:span></text:span><text:span text:style-name="CharStyle6"><text:span text:style-name="T3">u</text:span></text:span><text:span text:style-name="CharStyle6"><text:span text:style-name="T15">chať tam, ako každú sobotu. Kráča s nahnutou šijou, ani nepozre po dedine, aby videla človeka, s n</text:span></text:span><text:span text:style-name="CharStyle6"><text:span text:style-name="T1">í</text:span></text:span><text:span text:style-name="CharStyle6"><text:span text:style-name="T15">mž dala by sa do rozmluvy a minul by čas. Je rozrušená bez miery. Staré, i tak červené líca sú jej rozpálené, v čiernych očiach oheň. Kľaká na pažiť k dreviankam, a ide si pripomínať zašlé plané časy. Za mladi, pravda, kým jej mať žila, bolo jej dobre na lazoch, kde bývali. Do 15. roku iba ovce pásala. Narástla, zbujnela a zmocnela, ale ako matky nebolo, všetko dobré zmizlo za ňou tiež. Potom vydala sa za muža Pa</text:span></text:span><text:span text:style-name="CharStyle6"><text:span text:style-name="T3">ľ</text:span></text:span><text:span text:style-name="CharStyle6"><text:span text:style-name="T15">a, vdovca o ve</text:span></text:span><text:span text:style-name="CharStyle6"><text:span text:style-name="T3">ľ</text:span></text:span><text:span text:style-name="CharStyle6"><text:span text:style-name="T15">a staršieho, ako bola ona, a tu začína sa ešte len jej bieda. Muž ťuťmák, hluchý, nedvižný, ktorý tvrdo sa odhodlá čo len slovo prerieknuť, nie to spraviť niečo, na nehož kričať treba, túkať, a ona robiť na lazoch tiež sa nenaučila. Dosť ráz ani jesť nebolo čo. Neraz ľudia už i dvere zamkli pred ňou, čo ich trápila o p</text:span></text:span><text:span text:style-name="CharStyle6"><text:span text:style-name="T3">o</text:span></text:span><text:span text:style-name="CharStyle6"><text:span text:style-name="T15">žičky. Teraz, hľa, už neskryje sa nik pred ňou — je hľadaná ona. Každý deň n</text:span></text:span><text:span text:style-name="CharStyle6"><text:span text:style-name="T3">a</text:span></text:span><text:span text:style-name="CharStyle6"><text:span text:style-name="T15">jde ju chudobný ľud — dnes Kacovka!</text:span></text:span></text:p>
        <text:p text:style-name="P28"><text:span text:style-name="CharStyle6"><text:span text:style-name="T15">„Ja nepožičiam!“ šomre s vyhrážkou v očiach, „a čo vám dom za tri roky nebude </text:span></text:span><text:soft-page-break/><text:span text:style-name="CharStyle6"><text:span text:style-name="T15">pokrytý, a čo sa mi peniaze tam splesne</text:span></text:span><text:span text:style-name="CharStyle6"><text:span text:style-name="T1">jú </text:span></text:span><text:span text:style-name="CharStyle6"><text:span text:style-name="T15">v skrini!“</text:span></text:span></text:p>
        <text:p text:style-name="P28"><text:span text:style-name="CharStyle6"><text:span text:style-name="T15">Ale teda čo robiť s peniazmi? Tá otázka vy­skytuje sa za každým takýmto pádom, aj ináče. Dosť sa i nahúta (tú jednu starosť má Anča — nič viac!), niekedy ani zaspať nemôže. I v noci, ke</text:span></text:span><text:span text:style-name="CharStyle6"><text:span text:style-name="T17">ď</text:span></text:span><text:span text:style-name="CharStyle6"><text:span text:style-name="T15"> sa zobudí, tá myšlienka priam ju pristihne. Ako peniaze najlepšie využiť? Či vymeniť zeme z dlhov, či ich má dať do banky, či predsa ľudu na p</text:span></text:span><text:span text:style-name="CharStyle6"><text:span text:style-name="T3">o</text:span></text:span><text:span text:style-name="CharStyle6"><text:span text:style-name="T15">žičku, a či dom posprávať u Ripe</text:span></text:span><text:span text:style-name="CharStyle6"><text:span text:style-name="T1">ľ</text:span></text:span><text:span text:style-name="CharStyle6"><text:span text:style-name="T15">ov?</text:span></text:span></text:p>
        <text:p text:style-name="P28"><text:span text:style-name="CharStyle6"><text:span text:style-name="T15">„Dom poriadiť!“ Anča zrazu nechá ro­botu a berie sa dolu chodníčkom, i zastane u konca záhrady farskej. Ztade vidno i na druhý rad dediny, kde nad spodnými Ripe</text:span></text:span><text:span text:style-name="CharStyle6"><text:span text:style-name="T1">ľ</text:span></text:span><text:span text:style-name="CharStyle6"><text:span text:style-name="T15">ovci stojí ich dom v hornom rade. Ančine čierne oči uprely sa naň prenikavo. Dom je veľký, murovaný. Múry sú mocné — keby dala väčšie okná vylámať a vrch pokryť škrydlou, bol by ako tuto škola, taký pekný. Ona by ta chodila, ako majúca gazdiná, riadila ho, čistila, ako tu faru naučila sa riadiť, že by jej chýr šiel. Toto je milá jej myšlienka už dávno. Lež čože, ke</text:span></text:span><text:span text:style-name="CharStyle6"><text:span text:style-name="T17">ď</text:span></text:span><text:span text:style-name="CharStyle6"><text:span text:style-name="T15"> muž má tam brata bedára, ktorý nemá nič, len detí hŕbu a da­romnú ženu, zajikávajúcu</text:span></text:span><text:span text:style-name="CharStyle6"><text:span text:style-name="T1"> </text:span></text:span><text:span text:style-name="CharStyle6"><text:span text:style-name="T15">sa tak veľmi, že jedno slovo ani za štvrť hodiny nevypovie, a kríž je počúvať ju. Toho je polovica. A či ona tomu má svojím vyslúženým grošom dom naprávať, ktorý nikdy nebol dobrý k nim? Anča skrútia sa od tej strany roz­hodnutá. Dom nedá prerobiť pre iného, nech sa hoci zváľa do zajtra. Synov dá na prí­stavky. Vie dobre, že Ondra vezmú kdekoľ­vek už teraz, ak ho vidia. Mládenec krásny vyrástol z neho. Nik by nepovedal, že je to ten jej chlapec ničomný, čo bol. Ani sama</text:span></text:span><text:span text:style-name="CharStyle22"><text:span text:style-name="T15"> </text:span></text:span><text:span text:style-name="CharStyle6"><text:span text:style-name="T15">nebola by poverila, že taký bude niekedy. Ve</text:span></text:span><text:span text:style-name="CharStyle6"><text:span text:style-name="T17">ď</text:span></text:span><text:span text:style-name="CharStyle6"><text:span text:style-name="T15"> plával po vode, ako žaba, čo bol </text:span></text:span><text:span text:style-name="CharStyle6"><text:span text:style-name="T1">ľ</text:span></text:span><text:span text:style-name="CharStyle6"><text:span text:style-name="T15">ahký, ke</text:span></text:span><text:span text:style-name="CharStyle6"><text:span text:style-name="T17">ď</text:span></text:span><text:span text:style-name="CharStyle6"><text:span text:style-name="T15"> sa narodil a ženy daly ho do kúpe</text:span></text:span><text:span text:style-name="CharStyle6"><text:span text:style-name="T17">ľ</text:span></text:span><text:span text:style-name="CharStyle6"><text:span text:style-name="T1">a</text:span></text:span><text:span text:style-name="CharStyle6"><text:span text:style-name="T15">; tera</text:span></text:span><text:span text:style-name="CharStyle6"><text:span text:style-name="T1">z</text:span></text:span><text:span text:style-name="CharStyle6"><text:span text:style-name="T15">! Hocktorá by si ho mohla vziať— hocktorá... </text:span></text:span><text:span text:style-name="CharStyle6"><text:span text:style-name="T1">A</text:span></text:span><text:span text:style-name="CharStyle6"><text:span text:style-name="T15"> umom Anči zase blysla smelá myšlienka o dievke Filekovie záživnej. Usmiala sa príjemno, no hne</text:span></text:span><text:span text:style-name="CharStyle6"><text:span text:style-name="T17">ď</text:span></text:span><text:span text:style-name="CharStyle6"><text:span text:style-name="T15"> hodí rukou, </text:span></text:span><text:soft-page-break/><text:span text:style-name="CharStyle6"><text:span text:style-name="T15">ako by chcela odohnať to od seba, a povie slová, ktorých rada užíval</text:span></text:span><text:span text:style-name="CharStyle6"><text:span text:style-name="T1">a</text:span></text:span><text:span text:style-name="CharStyle6"><text:span text:style-name="T15">:</text:span></text:span></text:p>
        <text:p text:style-name="P28"><text:span text:style-name="CharStyle6"><text:span text:style-name="T15">„Nikdy nedožijem; márnosť všetko!“</text:span></text:span></text:p>
        <text:p text:style-name="P28"><text:span text:style-name="CharStyle6"><text:span text:style-name="T15">Nechá i tie myšlienky, no neberie sa k riadu ešte, ale sa ide obzerať po dedine. Nikdy nebola jej obyčaj náhliť s prácou, ani ke</text:span></text:span><text:span text:style-name="CharStyle6"><text:span text:style-name="T17">ď</text:span></text:span><text:span text:style-name="CharStyle6"><text:span text:style-name="T15"> sebe robila, nie to v službe. Teraz obzvlášte nie. Ke</text:span></text:span><text:span text:style-name="CharStyle6"><text:span text:style-name="T17">ď</text:span></text:span><text:span text:style-name="CharStyle6"><text:span text:style-name="T15"> jej je dobre, bude si so silou gazdovať. Ani sa nepretrhne nikomu k vôli. No dedina je pustá; ľud je na poli pri sene, usiluje sa a náhli, ako včely pred daž</text:span></text:span><text:span text:style-name="CharStyle6"><text:span text:style-name="T17">ď</text:span></text:span><text:span text:style-name="CharStyle6"><text:span text:style-name="T15">om — je sobota. Veľkomožná musí len k riadu. A len čo kľakla na pažiť a vzala drevianky, prikváčila ju myšlienka o penia­zoch zase. Čo má s nimi spraviť, aby ich najlepšie vynaložila? Akú veľkú starosť má, hľa! Nevedela, že by i peniaze trápenie zadaly človeku.</text:span></text:span></text:p>
        <text:p text:style-name="P6"><text:span text:style-name="CharStyle6"><text:span text:style-name="T15"/></text:span></text:p>
        <text:p text:style-name="P15"><text:span text:style-name="CharStyle6"><text:span text:style-name="T15">II.</text:span></text:span></text:p>
        <text:p text:style-name="P28"><text:span text:style-name="CharStyle6"><text:span text:style-name="T15"/></text:span></text:p>
        <text:p text:style-name="P40"><text:span text:style-name="CharStyle6"><text:span text:style-name="T15">A „veľkomožná“ so dňa na deň stáva sa neznesiteľnejšou. S </text:span></text:span><text:span text:style-name="CharStyle6"><text:span text:style-name="T1">ľ</text:span></text:span><text:span text:style-name="CharStyle6"><text:span text:style-name="T15">udmi, čo ju prvej tupili, ani shovára</text:span></text:span><text:span text:style-name="CharStyle6"><text:span text:style-name="T1">ť</text:span></text:span><text:span text:style-name="CharStyle6"><text:span text:style-name="T15"> sa nechce; a ke</text:span></text:span><text:span text:style-name="CharStyle6"><text:span text:style-name="T17">ď</text:span></text:span><text:span text:style-name="CharStyle6"><text:span text:style-name="T15"> ju vy­žiada niekto von na slovo, už ani nevynde. Nepoľutuje nikoho, ako by ona bola mala naveky chleba do sýta; vysmeje, zahanbuje, a dnes postavila sa už i proti vlastným pá­nom, v ichžto službe zbohatla. Teraz stojí Anča v staji so šechtárom v ruke, že ide dojiť päť kráv; no tvár blčí jej, ako by sa chytiť mala od plameňa. Totiž, ako posta­vila sa proti vlastným pánom svojim, pán na­hnevaný poklepal jej prstom po čele. To síce nebolelo tak veľmi, ale ju to páli tam, ako uhoľ žeravý, a srdce preplnené jej je zúrivo­sťou. Na ňu zdvihli ruku, čo nespravil dosia</text:span></text:span><text:span text:style-name="CharStyle6"><text:span text:style-name="T17">ľ</text:span></text:span><text:span text:style-name="CharStyle6"><text:span text:style-name="T15"> nikto na svete, ani muž, ani brat, ba ani vlastná mať, čo ju vychovala. Ona, pravda, dosť ráz ublížila iným. Muža hluchého, kto­rého ona iba </text:span></text:span><text:soft-page-break/><text:span text:style-name="CharStyle6"><text:span text:style-name="T15">starniakom volá, neraz orútila čímkoľvek, čo jej do ruky prišlo. I švagri­nej, čo sa zajikáva a kríž je počúvať ju, dosť ráz strhla s hlavy čepec, ke</text:span></text:span><text:span text:style-name="CharStyle6"><text:span text:style-name="T17">ď</text:span></text:span><text:span text:style-name="CharStyle6"><text:span text:style-name="T15"> sa vadily, ba i do súsediek oddala sa neraz, súc ducha bo­jovného, vyrastená v slobodnom na laze. A </text:span></text:span><text:span text:style-name="CharStyle6"><text:span text:style-name="T1">Š</text:span></text:span><text:span text:style-name="CharStyle6"><text:span text:style-name="T15">krepcovi, tomu, čo trpel na záduch — ale je už pod zemou — zahodila poleno do boku, že sa mu hne</text:span></text:span><text:span text:style-name="CharStyle6"><text:span text:style-name="T17">ď</text:span></text:span><text:span text:style-name="CharStyle6"><text:span text:style-name="T15"> rebro prelomilo na dvoje, ke</text:span></text:span><text:span text:style-name="CharStyle6"><text:span text:style-name="T17">ď</text:span></text:span><text:span text:style-name="CharStyle6"><text:span text:style-name="T15"> si bol neľudsky úroky pýtať od nej, kým ešte ona bola dlžníčkou. Ale že by sa na ňu bol odvážil niekto ruku položiť, to sa ne­stalo nikdy, a teraz také potupenie na starosť, teraz, ke</text:span></text:span><text:span text:style-name="CharStyle6"><text:span text:style-name="T17">ď</text:span></text:span><text:span text:style-name="CharStyle6"><text:span text:style-name="T15"> má</text:span></text:span><text:span text:style-name="CharStyle6"><text:span text:style-name="T1"> </text:span></text:span><text:span text:style-name="CharStyle6"><text:span text:style-name="T15">300 zlatých v skrini! Anča zaťala zub, hodila šechtár o zem a, vezmúc mu­žovu krivú palicu, začala radom biť chrbty kravám, na ichž dojení zakladá si tak veľmi.</text:span></text:span></text:p>
        <text:p text:style-name="P28"><text:span text:style-name="CharStyle6"><text:span text:style-name="T15">„Stojíš, Srnuľa! Hne</text:span></text:span><text:span text:style-name="CharStyle6"><text:span text:style-name="T17">ď</text:span></text:span><text:span text:style-name="CharStyle6"><text:span text:style-name="T15"> ti kosti domrv</text:span></text:span><text:span text:style-name="CharStyle6"><text:span text:style-name="T1">ím</text:span></text:span><text:span text:style-name="CharStyle6"><text:span text:style-name="T15">, hne</text:span></text:span><text:span text:style-name="CharStyle6"><text:span text:style-name="T17">ď</text:span></text:span><text:span text:style-name="CharStyle6"><text:span text:style-name="T15"> ťa zabije</text:span></text:span><text:span text:style-name="CharStyle6"><text:span text:style-name="T1">m</text:span></text:span><text:span text:style-name="CharStyle6"><text:span text:style-name="T15">!... A ty, starniak, trávy im dnes nedáš!“ kričí s blčiacim zrakom mužovi,</text:span></text:span><text:span text:style-name="CharStyle22"><text:span text:style-name="T15"> </text:span></text:span><text:span text:style-name="CharStyle6"><text:span text:style-name="T15">na nehož túk</text:span></text:span><text:span text:style-name="CharStyle6"><text:span text:style-name="T1">ať</text:span></text:span><text:span text:style-name="CharStyle6"><text:span text:style-name="T15"> treba. „Dobre sa nepretrh­nem, kým ju dovlečiem to</text:span></text:span><text:span text:style-name="CharStyle6"><text:span text:style-name="T3">ľ</text:span></text:span><text:span text:style-name="CharStyle6"><text:span text:style-name="T15">kým, a nevážia si človeka. </text:span></text:span><text:span text:style-name="CharStyle6"><text:span text:style-name="T1">A</text:span></text:span><text:span text:style-name="CharStyle6"><text:span text:style-name="T15"> ruky si umýva</text:span></text:span><text:span text:style-name="CharStyle6"><text:span text:style-name="T1">j</text:span></text:span><text:span text:style-name="CharStyle6"><text:span text:style-name="T15">! </text:span></text:span><text:span text:style-name="CharStyle6"><text:span text:style-name="T1">I</text:span></text:span><text:span text:style-name="CharStyle6"><text:span text:style-name="T15"> ty budeš dojiť. Ja im dojím päť kráv, a oni takto zaobchodia so mnou!“</text:span></text:span></text:p>
        <text:p text:style-name="P28"><text:span text:style-name="CharStyle6"><text:span text:style-name="T15">Paľo, starniak, chlap nízky, ale zavalitý, ktorý nikdy do ničoho sa nedohúta, postál na prostried konice a sleduje ju zrakom zadivený.</text:span></text:span></text:p>
        <text:p text:style-name="P28"><text:span text:style-name="CharStyle6"><text:span text:style-name="T15">„A tože prečo?“ spýtal sa tichým hla­som, akým vravieval vždy k nej.</text:span></text:span></text:p>
        <text:p text:style-name="P28"><text:span text:style-name="CharStyle6"><text:span text:style-name="T15">„A čo je teba do toho? Rob, čo ti roz­kazujem; lebo hne</text:span></text:span><text:span text:style-name="CharStyle6"><text:span text:style-name="T1">ď</text:span></text:span><text:span text:style-name="CharStyle6"><text:span text:style-name="T15"> i teba opálim touto palicou</text:span></text:span><text:span text:style-name="CharStyle6"><text:span text:style-name="T1">!</text:span></text:span><text:span text:style-name="CharStyle6"><text:span text:style-name="T15">“</text:span></text:span></text:p>
        <text:p text:style-name="P28"><text:span text:style-name="CharStyle6"><text:span text:style-name="T15">V tú chvíľu vstúpila do sta</text:span></text:span><text:span text:style-name="CharStyle6"><text:span text:style-name="T1">je</text:span></text:span><text:span text:style-name="CharStyle6"><text:span text:style-name="T15"> slečna</text:span></text:span><text:span text:style-name="CharStyle14"><text:span text:style-name="T1">,</text:span></text:span><text:span text:style-name="CharStyle14"><text:span text:style-name="T15"> </text:span></text:span><text:span text:style-name="CharStyle6"><text:span text:style-name="T15">matkou poslaná prizreť robotu čeľade, a veľko­možnú, zhliadnuc ju, zlosť popadla ešte väčšia.</text:span></text:span></text:p>
        <text:p text:style-name="P28"><text:span text:style-name="CharStyle6"><text:span text:style-name="T15">„Päť kráv dojiť, to je však nič!“ volala vztekle. „A keby to boly kravy, ako druhé, ale také divé mechny. Keby moje boly, po­bila by ich do jednej na h</text:span></text:span><text:span text:style-name="CharStyle6"><text:span text:style-name="T1">ŕ</text:span></text:span><text:span text:style-name="CharStyle6"><text:span text:style-name="T15">bu!“</text:span></text:span></text:p>
        <text:p text:style-name="P28"><text:span text:style-name="CharStyle6"><text:span text:style-name="T15">Slečna neodvetila ni</text:span></text:span><text:span text:style-name="CharStyle6"><text:span text:style-name="T1">č</text:span></text:span><text:span text:style-name="CharStyle6"><text:span text:style-name="T15">; ani nepozrela k</text:span></text:span><text:span text:style-name="CharStyle6"><text:span text:style-name="T1"> </text:span></text:span><text:span text:style-name="CharStyle6"><text:span text:style-name="T15">nej, ale ohliadla sa za nejakým čistejším </text:span></text:span><text:soft-page-break/><text:span text:style-name="CharStyle6"><text:span text:style-name="T15">miestom, kde by si posedela a neumazala letné ľahké šaty.</text:span></text:span></text:p>
        <text:p text:style-name="P28"><text:span text:style-name="CharStyle6"><text:span text:style-name="T15">„Kto sem príde slúžiť, nech sa radšej zmárni, a oni sa nazdajú, že je tu radosť byť?“ kričí Anča </text:span></text:span><text:span text:style-name="CharStyle6"><text:span text:style-name="T17">ď</text:span></text:span><text:span text:style-name="CharStyle6"><text:span text:style-name="T15">alej.</text:span></text:span></text:p>
        <text:p text:style-name="P28"><text:span text:style-name="CharStyle6"><text:span text:style-name="T15">Slečna sedela už na senínci, z nehož pá­chla vôňa čerstvo nažatej trávy a medzi kto­rou pestrely sa kvety rozličnej farby — i pozerá za tými zaujato. Pravda, jej lepšie by sa páčilo sedeť v niektorej izbe fary, ichž okná sú na západ a teda teraz krásneod červených zôr večera, alebo chodiť po zá­hrade a spievať piesne, považujúc život za čosi krásneho: ale ke</text:span></text:span><text:span text:style-name="CharStyle6"><text:span text:style-name="T1">ď</text:span></text:span><text:span text:style-name="CharStyle6"><text:span text:style-name="T15"> musí sem ísť, nuž ide a sedí tu. Ona sa vyrušiť z koľaje nedá takej Anči, ani ju nez</text:span></text:span><text:span text:style-name="CharStyle6"><text:span text:style-name="T1">av</text:span></text:span><text:span text:style-name="CharStyle6"><text:span text:style-name="T15">ráti, no úplne ignoruje. To je i tak najmúdrejšie, čo môže spraviť ona. — Že neodvetila slečna, srdce veľkomožnej zapálilo sa ešte väčším hnevom.</text:span></text:span></text:p>
        <text:p text:style-name="P28"><text:span text:style-name="CharStyle6"><text:span text:style-name="T15">„Nazdajú sa, že je tu slúžiť nejaká ra­dosť? Ani jedna žena v dedine nerobí toľko, čo ja. Ani j</text:span></text:span><text:span text:style-name="CharStyle6"><text:span text:style-name="T1">e</text:span></text:span><text:span text:style-name="CharStyle6"><text:span text:style-name="T3">d</text:span></text:span><text:span text:style-name="CharStyle6"><text:span text:style-name="T15">na nedojí päť kráv; piatim nedonesie trávy. Ve</text:span></text:span><text:span text:style-name="CharStyle6"><text:span text:style-name="T1">ď</text:span></text:span><text:span text:style-name="CharStyle6"><text:span text:style-name="T15"> by mi len okolo tých chodiť dosť bol</text:span></text:span><text:span text:style-name="CharStyle6"><text:span text:style-name="T1">o</text:span></text:span><text:span text:style-name="CharStyle6"><text:span text:style-name="T15">... Tu čo by človek i sto rúk mal, ani tie by nevystačily!“</text:span></text:span></text:p>
        <text:p text:style-name="P28"><text:span text:style-name="CharStyle6"><text:span text:style-name="T15">Slečna, ktorá sedí tu síce, ke</text:span></text:span><text:span text:style-name="CharStyle6"><text:span text:style-name="T17">ď</text:span></text:span><text:span text:style-name="CharStyle6"><text:span text:style-name="T15"> musí, ale radšej by bola v izbách, kde je veľa svetla zory, a spievala, neodpovie ani tak. Ignoro­vať — to je najmúdrejšie, čo môže spraviť, a nejde si ver’ dobrú vôľu hubiť a nebude sa zhrýzať s če</text:span></text:span><text:span text:style-name="CharStyle6"><text:span text:style-name="T1">ľ</text:span></text:span><text:span text:style-name="CharStyle6"><text:span text:style-name="T15">adou, kým je dievčaťom. Nech vraví, čo chce, d</text:span></text:span><text:span text:style-name="CharStyle6"><text:span text:style-name="T29">ä</text:span></text:span><text:span text:style-name="CharStyle6"><text:span text:style-name="T15">mon jede</text:span></text:span><text:span text:style-name="CharStyle6"><text:span text:style-name="T1">n</text:span></text:span><text:span text:style-name="CharStyle6"><text:span text:style-name="T15">! I počne vybe­rať, nedbajúc o Anču, kvieťa čo krajšie, po­tom viaže dovedna, že si ho zastlkne za pás. A to vidiac Anča, že hýbe tú trávu, ktorú ona nažala, dovliekla, vzplanula hnevom ešte zúrive</text:span></text:span><text:span text:style-name="CharStyle6"><text:span text:style-name="T1">jš</text:span></text:span><text:span text:style-name="CharStyle6"><text:span text:style-name="T15">ím a osopila sa už zrovn</text:span></text:span><text:span text:style-name="CharStyle6"><text:span text:style-name="T4">a</text:span></text:span><text:span text:style-name="CharStyle6"><text:span text:style-name="T15"> na ňu:</text:span></text:span></text:p>
        <text:p text:style-name="P28"><text:span text:style-name="CharStyle6"><text:span text:style-name="T15">„A načo oni prišli sem?“ zakričala, a oči dobre nevyskočia jej na tenkú postavu slečninu. „Ak chcem, vydojím dobre kravy; ak nechcem, nevydojím. Či oni sedia tam </text:span></text:span><text:soft-page-break/><text:span text:style-name="CharStyle6"><text:span text:style-name="T15">na tráve, vedia, ako ja tu robím? Preto môžu sedeť v hocktorej izbe na kanape!“</text:span></text:span></text:p>
        <text:p text:style-name="P28"><text:span text:style-name="CharStyle6"><text:span text:style-name="T15">Slečna zadiveno pozrela k nej a krv ofar­bila jej líca. Prestala kvety vyberať v okamihu a rty už otvárajú sa, aby ju zahriakla. No spamätala sa predsa. Nie, nebude sa za­podievať s fúriou, ani s nijakou slúžkou tohoto sveta. Dosť času, ke</text:span></text:span><text:span text:style-name="CharStyle6"><text:span text:style-name="T4">ď</text:span></text:span><text:span text:style-name="CharStyle6"><text:span text:style-name="T15"> sa vydá — alebo radšej sa ani nevyd</text:span></text:span><text:span text:style-name="CharStyle6"><text:span text:style-name="T1">á</text:span></text:span><text:span text:style-name="CharStyle6"><text:span text:style-name="T15">...</text:span></text:span></text:p>
        <text:p text:style-name="P28"><text:span text:style-name="CharStyle6"><text:span text:style-name="T15">„Všetko len na mňa čaká; nič bezo mňa, nič!“ lká veľkomožná, sklamaná, že jej ani na to nebolo odpovedané, „a na mňa ešte ruku zdvihnúť!“ i kladie stolček ku Srnuli a sadá k dojeniu. No tu ozval sa hlas slečnin nečakano.</text:span></text:span></text:p>
        <text:p text:style-name="P28"><text:span text:style-name="CharStyle6"><text:span text:style-name="T15">„Majte trpelivosť,“ vraví, á hlas zneje jej mierno, len čo si pery hryzie. „Do Ďura už len pretrpte, a potom bude vám dobre dom</text:span></text:span><text:span text:style-name="CharStyle6"><text:span text:style-name="T1">a</text:span></text:span><text:span text:style-name="CharStyle6"><text:span text:style-name="T15">!“</text:span></text:span></text:p>
        <text:p text:style-name="P28"><text:span text:style-name="CharStyle6"><text:span text:style-name="T15">Anča zdvihla hlavu prekvapeno a pozrela na slečnu. Vysmieva sa jej, či čo? Ve</text:span></text:span><text:span text:style-name="CharStyle6"><text:span text:style-name="T5">ď</text:span></text:span><text:span text:style-name="CharStyle6"><text:span text:style-name="T15"> každý vie, že jej všade lepšie bolo, ako doma. No na tvári slečny nebadať výsmechu, len čo je akási studená, nehladí na ňu a hryzie si pery. Nevie Anča, čo si má mysleť. Iba ak slečna cíti spolu s ňou, ako by ani nebola paňou, ale tiež človekom. Zvesila hlavu nad šechtár, oprúc čelo do boku Srnuli, a mlčí. Nečakané slová slečny odňaly jej reč, i nevie už teraz, ako, čo.</text:span></text:span></text:p>
        <text:p text:style-name="P28"><text:span text:style-name="CharStyle6"><text:span text:style-name="T15">„Len preto im vravím, že načo sú tu,“ riekla po chvíli zmeneným hlasom, vždy hľa­diac na spenené mlieko do šechtára, „že ich ľutuje</text:span></text:span><text:span text:style-name="CharStyle6"><text:span text:style-name="T1">m</text:span></text:span><text:span text:style-name="CharStyle6"><text:span text:style-name="T15">, že je toto tu nie pre nich súci </text:span></text:span><text:span text:style-name="CharStyle6"><text:span text:style-name="T18">ď</text:span></text:span><text:span text:style-name="CharStyle6"><text:span text:style-name="T15">ah.“</text:span></text:span></text:p>
        <text:p text:style-name="P28"><text:span text:style-name="CharStyle6"><text:span text:style-name="T15">„Hm, sme zahanbení, ako vidno!“ po­myslí si slečna, vidiac účinok.</text:span></text:span></text:p>
        <text:p text:style-name="P28"><text:span text:style-name="CharStyle6"><text:span text:style-name="T15">„Načože chodievajú, i ke</text:span></text:span><text:span text:style-name="CharStyle6"><text:span text:style-name="T18">ď</text:span></text:span><text:span text:style-name="CharStyle6"><text:span text:style-name="T15"> napájam?“ osopí sa zrazu Ančin muž Paľo, ktorého tisnúť treba do každej roboty, ináče nič ne­spraví. Že sa stal obrat, on, hluchý, nezbadal, a myslí si, že sa žena dosia</text:span></text:span><text:span text:style-name="CharStyle6"><text:span text:style-name="T18">ľ</text:span></text:span><text:span text:style-name="CharStyle6"><text:span text:style-name="T15"> vadí so slečnou. „Či nenapojím dobre i bez </text:span></text:span><text:soft-page-break/><text:span text:style-name="CharStyle6"><text:span text:style-name="T15">nich?“</text:span></text:span></text:p>
        <text:p text:style-name="P28"><text:span text:style-name="CharStyle6"><text:span text:style-name="T15">„Ty čuš, starniak!“ zavráti ho Anča, jemu nestrpiac nikdy nič i tak. „Ešte na týchto budeš túkať, ktorých najradšej mám? Lebo ak chce</text:span></text:span><text:span text:style-name="CharStyle6"><text:span text:style-name="T1">š</text:span></text:span><text:span text:style-name="CharStyle6"><text:span text:style-name="T15">!“...</text:span></text:span></text:p>
        <text:p text:style-name="P28"><text:span text:style-name="CharStyle6"><text:span text:style-name="T15">Paľo, starniak, otvoril ústa i oči bez smyslu a tak pozerá na ňu. Potom obráti zrak k povale, kde rád hľadel, a začne roz­mýšľať, ako sa mohla tá premena stať zrazu. On si myslel, že jej povie po vôli.</text:span></text:span></text:p>
        <text:p text:style-name="P28"><text:span text:style-name="CharStyle6"><text:span text:style-name="T15">Nastalo ticho v staji; iba hučanie mlieka do šechtára a lomoz jediacich kráv čo neutíchol. Veľkomožnej zúrivosť zmizla a na tvári zjaví sa jej výraz zahanbenia, potom i oľuto­vania. Srdce skrotlo jej. Už necíti na čele ani stopy pánovej hánky, o ňomž bola si istá i tak hne</text:span></text:span><text:span text:style-name="CharStyle6"><text:span text:style-name="T18">ď</text:span></text:span><text:span text:style-name="CharStyle6"><text:span text:style-name="T15">, že celou dlaňou mal ju začiahnuť d</text:span></text:span><text:span text:style-name="CharStyle6"><text:span text:style-name="T5">ľ</text:span></text:span><text:span text:style-name="CharStyle6"><text:span text:style-name="T15">a zásluhy. Na pery sadol jej úsmev rozpačitosti, ako by chcela prosiť od­pustenia. O chvíľu prihovorila sa slečne o peknom dni, potom spýtala sa, po čom bol ríf červených šiat, čo má na sebe, sú veľmi pekné — ak nevy</text:span></text:span><text:span text:style-name="CharStyle6"><text:span text:style-name="T1"> </text:span></text:span><text:span text:style-name="CharStyle6"><text:span text:style-name="T15">šedive</text:span></text:span><text:span text:style-name="CharStyle6"><text:span text:style-name="T1">jú</text:span></text:span><text:span text:style-name="CharStyle6"><text:span text:style-name="T15"> — a konečne začala vrave</text:span></text:span><text:span text:style-name="CharStyle6"><text:span text:style-name="T1">ť</text:span></text:span><text:span text:style-name="CharStyle6"><text:span text:style-name="T15"> o synovi Ondrovi, ako každý večer. Ako zbujnel, opeknel na n</text:span></text:span><text:span text:style-name="CharStyle6"><text:span text:style-name="T5">i</text:span></text:span><text:span text:style-name="CharStyle6"><text:span text:style-name="T15">žine, že príde v niektorú nedeľu; vidia ho i kišasonka a budú</text:span></text:span><text:span text:style-name="CharStyle23"><text:span text:style-name="T15"> </text:span></text:span><text:span text:style-name="CharStyle6"><text:span text:style-name="T15">sa sami diviť. Celý svet sa počuduje, taký</text:span></text:span><text:span text:style-name="CharStyle6"><text:span text:style-name="T1"> </text:span></text:span><text:span text:style-name="CharStyle6"><text:span text:style-name="T15">je krásny — na zvýšosť už ako ona veľk</text:span></text:span><text:span text:style-name="CharStyle6"><text:span text:style-name="T1">ý</text:span></text:span><text:span text:style-name="CharStyle6"><text:span text:style-name="T15">!</text:span></text:span></text:p>
        <text:p text:style-name="P28"><text:span text:style-name="CharStyle6"><text:span text:style-name="T15">„Ak je i duchom taký d</text:span></text:span><text:span text:style-name="CharStyle6"><text:span text:style-name="T30">ä</text:span></text:span><text:span text:style-name="CharStyle6"><text:span text:style-name="T15">mon, ako si ty, tak zbaví!“ pomyslí si slečna, ktorá ľúbila žiť, no nič nepovie.</text:span></text:span></text:p>
        <text:p text:style-name="P28"><text:span text:style-name="CharStyle6"><text:span text:style-name="T15">„Tam ho dosť volajú i do troch </text:span></text:span><text:span text:style-name="CharStyle6"><text:span text:style-name="T1">ď</text:span></text:span><text:span text:style-name="CharStyle6"><text:span text:style-name="T15">ahov na prístavky!“ rozpráva Anča s chlúbou, a čierne oči lisknú sa jej od pýchy a rozkoše. „</text:span></text:span><text:span text:style-name="CharStyle6"><text:span text:style-name="T1">I</text:span></text:span><text:span text:style-name="CharStyle6"><text:span text:style-name="T15"> tu by ho hocikde vzali, len by som ho dala.“ Usmeje sa potute</text:span></text:span><text:span text:style-name="CharStyle6"><text:span text:style-name="T5">ľ</text:span></text:span><text:span text:style-name="CharStyle6"><text:span text:style-name="T15">ne a v mysli utkvela jej dievka Filekovie bujnej postavy — i tá by ho vzala. „Ani by sami neverili, kišasonka, kde. Eh!“ dokončí zrazu so zamilovaným úsmevom, pretrhnúc si reč. „Márnosť; ja toho nedožijem, aby mala </text:span></text:span><text:soft-page-break/><text:span text:style-name="CharStyle6"><text:span text:style-name="T15">nevestu!“</text:span></text:span></text:p>
        <text:p text:style-name="P28"><text:span text:style-name="CharStyle6"><text:span text:style-name="T15">„Prečo by ste nedožili?“ rečie slečna. Pre ňu síce môže i hneď ísť Anča, kde myslí; spytuje sa len tak od zunovania, hoci cíti radosť, že pokorila d</text:span></text:span><text:span text:style-name="CharStyle6"><text:span text:style-name="T31">ä</text:span></text:span><text:span text:style-name="CharStyle6"><text:span text:style-name="T15">mona. „Ste ani pivonia.</text:span></text:span><text:span text:style-name="CharStyle6"><text:span text:style-name="T1">.</text:span></text:span><text:span text:style-name="CharStyle6"><text:span text:style-name="T15">. “</text:span></text:span></text:p>
        <text:p text:style-name="P28"><text:span text:style-name="CharStyle6"><text:span text:style-name="T15">„Nie!“ pokrúca hlavou veľkomožná, a na tenké pery sadá jej úsmev samoľúbia. „Umrem... Nuž ale i umreť môžem — mám všetko, čo mi je treba. Háby mám hotové, pekné. </text:span></text:span><text:span text:style-name="CharStyle6"><text:span text:style-name="T1">G</text:span></text:span><text:span text:style-name="CharStyle6"><text:span text:style-name="T15">eceľu atlasovú, brusliak zama­tový, štrinf</text:span></text:span><text:span text:style-name="CharStyle6"><text:span text:style-name="T1">l</text:span></text:span><text:span text:style-name="CharStyle6"><text:span text:style-name="T15">e som si kúpila čierne... Ale ty, Paľo starniak, nemáš plachty na umretie!“</text:span></text:span></text:p>
        <text:p text:style-name="P28"><text:span text:style-name="CharStyle6"><text:span text:style-name="T15">„Nuž a?“ zatúkol Paľo zhrozený a otvorí oči i ústa, pohliadnuc na ňu dlho.</text:span></text:span></text:p>
        <text:p text:style-name="P28"><text:span text:style-name="CharStyle6"><text:span text:style-name="T15">„Tak sa táto hotuje ta, ani do bál</text:span></text:span><text:span text:style-name="CharStyle6"><text:span text:style-name="T1">u</text:span></text:span><text:span text:style-name="CharStyle6"><text:span text:style-name="T15">!“ myslí si slečna medzitým.</text:span></text:span></text:p>
        <text:p text:style-name="P28"><text:span text:style-name="CharStyle6"><text:span text:style-name="T15">Anča usmiala sa potute</text:span></text:span><text:span text:style-name="CharStyle6"><text:span text:style-name="T18">ľ</text:span></text:span><text:span text:style-name="CharStyle6"><text:span text:style-name="T15">ne a ide uspokojiť muž</text:span></text:span><text:span text:style-name="CharStyle6"><text:span text:style-name="T1">a</text:span></text:span><text:span text:style-name="CharStyle6"><text:span text:style-name="T15">:</text:span></text:span></text:p>
        <text:p text:style-name="P28"><text:span text:style-name="CharStyle6"><text:span text:style-name="T15">„No, neboj sa, starniak; dám ti ja moju, a ty ke</text:span></text:span><text:span text:style-name="CharStyle6"><text:span text:style-name="T1">ď</text:span></text:span><text:span text:style-name="CharStyle6"><text:span text:style-name="T15"> sa vyrútiš, ja sa vydám!“</text:span></text:span></text:p>
        <text:p text:style-name="P28"><text:span text:style-name="CharStyle6"><text:span text:style-name="T15">Paľo starniak, ktorý sa ťažko odváži, aby čo len slovo riekol, zagánil na ňu, nič neodvetiac na pochabú, jej už nepatriacu sa reč.</text:span></text:span></text:p>
        <text:p text:style-name="P28"><text:span text:style-name="CharStyle6"><text:span text:style-name="T15">„Hneď sa vydám!“ opätuje ona napriek jeho zazeraniu, a úsmev pokúš</text:span></text:span><text:span text:style-name="CharStyle6"><text:span text:style-name="T1">av</text:span></text:span><text:span text:style-name="CharStyle6"><text:span text:style-name="T15">ý nesíde jej s </text:span></text:span><text:span text:style-name="CharStyle6"><text:span text:style-name="T18">č</text:span></text:span><text:span text:style-name="CharStyle6"><text:span text:style-name="T15">ervených starých líc, „za Tehlára!“</text:span></text:span></text:p>
        <text:p text:style-name="P28"><text:span text:style-name="CharStyle6"><text:span text:style-name="T15">Paľo odtrhol svoj žiarlivý zrak s nej a nahneval sa. Pozrel do povaly a hotovil sa povedať slovo závažné.</text:span></text:span></text:p>
        <text:p text:style-name="P28"><text:span text:style-name="CharStyle6"><text:span text:style-name="T15">„Čo len Tehlár </text:span></text:span><text:span text:style-name="CharStyle6"><text:span text:style-name="T1">—</text:span></text:span><text:span text:style-name="CharStyle6"><text:span text:style-name="T15"> to je lahodný f</text:span></text:span><text:span text:style-name="CharStyle6"><text:span text:style-name="T1">i</text:span></text:span><text:span text:style-name="CharStyle6"><text:span text:style-name="T5">a</text:span></text:span><text:span text:style-name="CharStyle6"><text:span text:style-name="T15">l!“ i vzdychol, trochu i s ob</text:span></text:span><text:span text:style-name="CharStyle6"><text:span text:style-name="T1">ľ</text:span></text:span><text:span text:style-name="CharStyle6"><text:span text:style-name="T15">ahčením.</text:span></text:span></text:p>
        <text:p text:style-name="P28"><text:span text:style-name="CharStyle6"><text:span text:style-name="T15">„Ale má kone; bude ma voziť na nich. Hej, či mi bude sveta! Len mri, starniak, mri!“ pokúša Anča neskrotiteľn</text:span></text:span><text:span text:style-name="CharStyle6"><text:span text:style-name="T5">e</text:span></text:span><text:span text:style-name="CharStyle6"><text:span text:style-name="T15"> a smeje sa jeho žiarlivosti. „Starniak!“ započne potom už inakším hlasom, ako by chcela zahladiť svoju bláznivosť, „radšej povedz, čo máme s čiastkou robiť — idú ju vari pre­dávať. Či ju vykúpiť, či druhú vziať, </text:span></text:span><text:span text:style-name="CharStyle6"><text:span text:style-name="T18">l</text:span></text:span><text:span text:style-name="CharStyle6"><text:span text:style-name="T15">epšiu, </text:span></text:span><text:soft-page-break/><text:span text:style-name="CharStyle6"><text:span text:style-name="T15">potom na licitácii? Povedal kmotor Čipkár, že na jaseň i za päťdesiatku dajú jednu pol štvrtinu. Čože majú peniaze ležať bez osohu? Ale ty o nič sa neťuchneš; všetko je len na mojej hlave. Len ja čo sa trápim... Trá­penie — to ťa nikdy nechybí, či si v hoj­nosti, či v núdzi. Toho sa nezbavíš, kým žiješ, už vidím teraz. Ale ak sa nahnevám, popremieňam všetky na dukáty, keď príde notár hrnú</text:span></text:span><text:span text:style-name="CharStyle6"><text:span text:style-name="T1">ť;</text:span></text:span><text:span text:style-name="CharStyle6"><text:span text:style-name="T15"> aj tak mi srdce už len po zlate pacht</text:span></text:span><text:span text:style-name="CharStyle6"><text:span text:style-name="T1">í</text:span></text:span><text:span text:style-name="CharStyle6"><text:span text:style-name="T15">!</text:span></text:span><text:span text:style-name="CharStyle6"><text:span text:style-name="T1">“</text:span></text:span></text:p>
        <text:p text:style-name="P3"><text:span text:style-name="CharStyle22"><text:span text:style-name="T15"/></text:span></text:p>
        <text:p text:style-name="P6"><text:span text:style-name="CharStyle6"><text:span text:style-name="T15">III.</text:span></text:span></text:p>
        <text:p text:style-name="P28"><text:span text:style-name="CharStyle6"><text:span text:style-name="T15"/></text:span></text:p>
        <text:p text:style-name="P40"><text:span text:style-name="CharStyle6"><text:span text:style-name="T15">Minulo sa leto i jaseň, a veľkomožnej v skrini dosiaľ leží 300 zlatých nepohnuto — a s ňou je už nie na vydržanie. Už teraz nielen že sa protiví tým, čo ju ponižovali, kým v biede bola, nielen že hľadí, kde môže pokúšať pánov svojich, na ichžto chlebe stala sa slávnou, ale i veľká pýcha sa jej chytila a nechce jesť, čo donesie deň. </text:span></text:span><text:span text:style-name="CharStyle6"><text:span text:style-name="T20">N</text:span></text:span><text:span text:style-name="CharStyle6"><text:span text:style-name="T15">a bôb ani h</text:span></text:span><text:span text:style-name="CharStyle6"><text:span text:style-name="T1">ľ</text:span></text:span><text:span text:style-name="CharStyle6"><text:span text:style-name="T15">ade</text:span></text:span><text:span text:style-name="CharStyle6"><text:span text:style-name="T1">ť</text:span></text:span><text:span text:style-name="CharStyle6"><text:span text:style-name="T15"> nemôže, hrach nenávidí, od kapusty jej je zle, rožný chlieb je čierny a krumple sú nie pre človeka. Len mäso, i to iba tučné — a chodí s takou vzdorovit</text:span></text:span><text:span text:style-name="CharStyle6"><text:span text:style-name="T7">e</text:span></text:span><text:span text:style-name="CharStyle6"><text:span text:style-name="T15"> zohnutou šijou, ako by sa chcela v každom okamihu pustiť do boja. V stredu nejedla tiež, a ha­lušky varily. Zunovala už i tie, ale i že má veľkú starosť na hlave — lebo starosti, tej sa nikdy nezbavíš, či si chudobná či boháčka... Nie dosť, čo má o peniaze peč, ako ich najlepšie využiť, ale ešte i druhé ju prikváčilo. Ondro ju trápi. Sľúbil sa bol na jasenné spovede, a neprišiel. A ona už aké veľké veci sľubovala si od príchodu syna! Ako každý híkať bude, vidiac ho, ako jej budú závideť mamy, ktoré majú synov skrče­ných, ako ho vidí i dievka Filekovie záživná a nezdolejú ju rodičia, čo bude len jeho chceť, nikoho inéh</text:span></text:span><text:span text:style-name="CharStyle6"><text:span text:style-name="T1">o</text:span></text:span><text:span text:style-name="CharStyle6"><text:span text:style-name="T15">; ako ona s hrdou </text:span></text:span><text:soft-page-break/><text:span text:style-name="CharStyle6"><text:span text:style-name="T15">gazdinou Filekovie bude svatvica a dievka pekná bude ju volať mamou!</text:span></text:span></text:p>
        <text:p text:style-name="P28"><text:span text:style-name="CharStyle6"><text:span text:style-name="T15">„Len čo mu je, že neprišiel?“ Táto my­šlienka ustavične ju nepokoji, čo je v akej robote. Šla by k nemu, ale či môže kedy­koľvek človek-sluha? Aspoň keby sa od iných dozvedela, ale nik nevie nič, hoci „n</text:span></text:span><text:span text:style-name="CharStyle6"><text:span text:style-name="T20">i</text:span></text:span><text:span text:style-name="CharStyle6"><text:span text:style-name="T15">žiny“ Rákytie sú len tri hodiny odtiaľto. Konečne v jeden večer počula, že Ondro preto neprišiel, lebo ochorel na nohu. Anči ako by kôl do srdca vrazil, tak sa zdesila. Celú noc nezažmúrila oka, a ráno, sotva že svitlo ako mak, šla </text:span></text:span><text:span text:style-name="CharStyle6"><text:span text:style-name="T1">d</text:span></text:span><text:span text:style-name="CharStyle6"><text:span text:style-name="T7">o</text:span></text:span><text:span text:style-name="CharStyle6"><text:span text:style-name="T15"> spodných R</text:span></text:span><text:span text:style-name="CharStyle6"><text:span text:style-name="T1">i</text:span></text:span><text:span text:style-name="CharStyle6"><text:span text:style-name="T15">pe</text:span></text:span><text:span text:style-name="CharStyle6"><text:span text:style-name="T1">ľ</text:span></text:span><text:span text:style-name="CharStyle6"><text:span text:style-name="T15">o</text:span></text:span><text:span text:style-name="CharStyle6"><text:span text:style-name="T7">v</text:span></text:span><text:span text:style-name="CharStyle6"><text:span text:style-name="T15"> pre Zuzu,</text:span></text:span><text:span text:style-name="CharStyle14"><text:span text:style-name="T1"> </text:span></text:span><text:span text:style-name="CharStyle6"><text:span text:style-name="T15">rodinu po mužovi, aby šla za ňu na</text:span></text:span><text:span text:style-name="CharStyle6"><text:span text:style-name="T1"> </text:span></text:span><text:span text:style-name="CharStyle6"><text:span text:style-name="T7">f</text:span></text:span><text:span text:style-name="CharStyle6"><text:span text:style-name="T15">aru,</text:span></text:span><text:span text:style-name="CharStyle6"><text:span text:style-name="T1"> </text:span></text:span><text:span text:style-name="CharStyle6"><text:span text:style-name="T15">lebo ona ide na Rákytie k synovi.</text:span></text:span></text:p>
        <text:p text:style-name="P28"><text:span text:style-name="CharStyle6"><text:span text:style-name="T15">„Azda dnes ideš?“ zadivili sa domáci, ke</text:span></text:span><text:span text:style-name="CharStyle6"><text:span text:style-name="T1">ď</text:span></text:span><text:span text:style-name="CharStyle6"><text:span text:style-name="T15"> povstávali a ona oznámila svoj úmysel. „A či nevidíš tej povíchrice?“</text:span></text:span></text:p>
        <text:p text:style-name="P28"><text:span text:style-name="CharStyle6"><text:span text:style-name="T15">Veľkomožná iba mykla hlavou vzdoro­vit</text:span></text:span><text:span text:style-name="CharStyle6"><text:span text:style-name="T7">e</text:span></text:span><text:span text:style-name="CharStyle6"><text:span text:style-name="T15">. Vedela, že sa jej proti postavia, a doviedla za seba Zuzu, tak čo chcú?</text:span></text:span></text:p>
        <text:p text:style-name="P28"><text:span text:style-name="CharStyle6"><text:span text:style-name="T15">„Tetka, ver’ je naozaj planá chvíľa,“ povie i Zuza Ripeľovie dobroprajným hla­som, tichým a pokojným, ako vždy vravela, súc osobou, ktorej vždy bola duša v rovnováhe. „Mohli by ste počkať, kým bude lepšie. </text:span></text:span><text:span text:style-name="CharStyle6"><text:span text:style-name="T20">Ľ</text:span></text:span><text:span text:style-name="CharStyle6"><text:span text:style-name="T15">a</text:span></text:span><text:span text:style-name="CharStyle6"><text:span text:style-name="T20">ľ</text:span></text:span><text:span text:style-name="CharStyle6"><text:span text:style-name="T15">a, veď sme ledva prišly od nás!“</text:span></text:span></text:p>
        <text:p text:style-name="P28"><text:span text:style-name="CharStyle6"><text:span text:style-name="T15">„No nič! Ja idem dnes — Ondro je chorý!“ odpovie Anča, vzdorovit</text:span></text:span><text:span text:style-name="CharStyle6"><text:span text:style-name="T20">e</text:span></text:span><text:span text:style-name="CharStyle6"><text:span text:style-name="T15"> zohnúc šiju, nedojatá ani dobroprajnosťou Zuzy, hoci jej je rodina.</text:span></text:span></text:p>
        <text:p text:style-name="P28"><text:span text:style-name="CharStyle6"><text:span text:style-name="T15">„Čo ho len noha bolí, zato neumre, tetka, a vy môžete prechladnúť v takomto čase!“ zdržuje vľúdnym hlasom Zuza pokojná zas. „Ani chlap by sa nedal na cestu teraz, iba ak by už dokonca musel, nie to žena!“</text:span></text:span></text:p>
        <text:p text:style-name="P28"><text:span text:style-name="CharStyle6"><text:span text:style-name="T15">„Tu mi ochorie!“ povie pani rozhne­van</text:span></text:span><text:span text:style-name="CharStyle6"><text:span text:style-name="T1">e</text:span></text:span><text:span text:style-name="CharStyle6"><text:span text:style-name="T15">. „Nepôjdeš nikde dnes!“</text:span></text:span></text:p>
        <text:p text:style-name="P28"><text:span text:style-name="CharStyle6"><text:span text:style-name="T15">„Nič, pani farárčička, ja idem, </text:span></text:span><text:span text:style-name="CharStyle6"><text:span text:style-name="T7">j</text:span></text:span><text:span text:style-name="CharStyle6"><text:span text:style-name="T15">a sa ne­bojím, a vedia, aká je matka! Či by oni </text:span></text:span><text:soft-page-break/><text:span text:style-name="CharStyle6"><text:span text:style-name="T15">nešli, keby pán farár na Bilinkove boli chorí? I sedliak má dušu!“...</text:span></text:span></text:p>
        <text:p text:style-name="P28"><text:span text:style-name="CharStyle6"><text:span text:style-name="T15">Pani mala úmysel Zuzu jednoducho odo­slať a ju nepustiť, no posledné slová Ančine ju urazily. Odvrátila sa od nej. </text:span></text:span><text:span text:style-name="CharStyle6"><text:span text:style-name="T7">K</text:span></text:span><text:span text:style-name="CharStyle6"><text:span text:style-name="T15">e</text:span></text:span><text:span text:style-name="CharStyle6"><text:span text:style-name="T7">ď</text:span></text:span><text:span text:style-name="CharStyle6"><text:span text:style-name="T15"> chce, nech id</text:span></text:span><text:span text:style-name="CharStyle6"><text:span text:style-name="T1">e</text:span></text:span><text:span text:style-name="CharStyle6"><text:span text:style-name="T15">! Anča, ako vidno, ide sa už i proti nebu postaviť, nie dosť, čo sa ľu</text:span></text:span><text:span text:style-name="CharStyle6"><text:span text:style-name="T20">ď</text:span></text:span><text:span text:style-name="CharStyle6"><text:span text:style-name="T15">om stavia. Nech teda — uvidí, čo vyhrá tým.</text:span></text:span></text:p>
        <text:p text:style-name="P28"><text:span text:style-name="CharStyle6"><text:span text:style-name="T15">„Ve</text:span></text:span><text:span text:style-name="CharStyle6"><text:span text:style-name="T1">ď</text:span></text:span><text:span text:style-name="CharStyle6"><text:span text:style-name="T15"> ty to obanuješ!“ riekla len, idúc z kuchyne preč.</text:span></text:span></text:p>
        <text:p text:style-name="P28"><text:span text:style-name="CharStyle6"><text:span text:style-name="T15">Veľkomožná usmiala sa víťazstvu. Že si popúdila paniu, to naveky poteší ju veľmi, a kde môže, hľadí ju nahnevať. — Preobliekla sa rýchlo do čistejšieho rúcha, vzala kožuch na seba, čo ju stál 18 zlatých, a na hlavu teplý, bavlnený ručník. Odkrojila ešte okrušek chleba, aby sa jej šťastne vodilo, a vystú­pila z domu. Na ulicu vykročiac však, za­stala a sama zarazila sa chvíle. Víchrica ešte väčšia sa schytila, ako ke</text:span></text:span><text:span text:style-name="CharStyle6"><text:span text:style-name="T20">ď</text:span></text:span><text:span text:style-name="CharStyle6"><text:span text:style-name="T15"> Zuzu viedla na faru</text:span></text:span><text:span text:style-name="CharStyle6"><text:span text:style-name="T1">,</text:span></text:span><text:span text:style-name="CharStyle6"><text:span text:style-name="T15"> a hádže, mece sa na ňu vše s tej, vše s tej strany zúriv</text:span></text:span><text:span text:style-name="CharStyle6"><text:span text:style-name="T7">e</text:span></text:span><text:span text:style-name="CharStyle6"><text:span text:style-name="T15">, ako by ju chcela roz­trhať, snehom zasypujúc jej tvár. Na oka­mih prevládla ňou myšlienka vrátiť sa zpät</text:span></text:span><text:span text:style-name="CharStyle6"><text:span text:style-name="T1">, </text:span></text:span><text:span text:style-name="CharStyle6"><text:span text:style-name="T15">no trucovitos</text:span></text:span><text:span text:style-name="CharStyle6"><text:span text:style-name="T1">ť</text:span></text:span><text:span text:style-name="CharStyle6"><text:span text:style-name="T15"> jej nedopustila spraviť dľa vôle druhých. Mykla hlavou odhodlane a po­brala sa dolu cestou.</text:span></text:span></text:p>
        <text:p text:style-name="P28"><text:span text:style-name="CharStyle6"><text:span text:style-name="T15">„Tú už rozum necháva!“ vravela jej pani, h</text:span></text:span><text:span text:style-name="CharStyle6"><text:span text:style-name="T20">ľ</text:span></text:span><text:span text:style-name="CharStyle6"><text:span text:style-name="T15">adiac oknom za ňou, neuspokojená a nahnevaná. Anča už teda ani tam nechce slúcha</text:span></text:span><text:span text:style-name="CharStyle6"><text:span text:style-name="T7">ť</text:span></text:span><text:span text:style-name="CharStyle6"><text:span text:style-name="T15">, kde jej dobre radí. I myslí si pani, že j</text:span></text:span><text:span text:style-name="CharStyle6"><text:span text:style-name="T7">u</text:span></text:span><text:span text:style-name="CharStyle6"><text:span text:style-name="T15"> nebude </text:span></text:span><text:span text:style-name="CharStyle6"><text:span text:style-name="T1">ď</text:span></text:span><text:span text:style-name="CharStyle6"><text:span text:style-name="T15">alej držať u seba, čo ako dobre a čistotn</text:span></text:span><text:span text:style-name="CharStyle6"><text:span text:style-name="T7">e</text:span></text:span><text:span text:style-name="CharStyle6"><text:span text:style-name="T15"> robí, len tento rok.</text:span></text:span></text:p>
        <text:p text:style-name="P28"><text:span text:style-name="CharStyle6"><text:span text:style-name="T15">„Tí sa už ničoho neboja!“ vraví Zuza Ripeľovie, tiež hľadiac oknom, ako šklbe víchor háby na Anči, dobre ju nesrútiac na zem. „Ve</text:span></text:span><text:span text:style-name="CharStyle6"><text:span text:style-name="T20">ď</text:span></text:span><text:span text:style-name="CharStyle6"><text:span text:style-name="T15"> sú i dopasení a krásni, ani dvadsaťročná nevesta!“ Chváli Zuza, chtiac zalichotiť panej. Naveky je chlúba gazdinej, ke</text:span></text:span><text:span text:style-name="CharStyle6"><text:span text:style-name="T20">ď</text:span></text:span><text:span text:style-name="CharStyle6"><text:span text:style-name="T15"> má čeľaď líčnu.</text:span></text:span></text:p>
        <text:p text:style-name="P28"><text:span text:style-name="CharStyle6"><text:span text:style-name="T15">Dlhšie občakávali ju, že sa vráti. No Anča nechodila — ale, ako by chcela </text:span></text:span><text:soft-page-break/><text:span text:style-name="CharStyle6"><text:span text:style-name="T15">dokázať svoju nezlomnú silu, v tom istom čase, v ten istý deň večerom i prišla domov nazpäť z Rákytia. Domáci temer zdesili sa, keď vstúpila do izby s batôžkom na chrbte, s vyštípanými temer do krvi lícami.</text:span></text:span></text:p>
        <text:p text:style-name="P28"><text:span text:style-name="CharStyle6"><text:span text:style-name="T15">„Pre Pána, Anča, ty si sa už azda zošiali</text:span></text:span><text:span text:style-name="CharStyle6"><text:span text:style-name="T1">l</text:span></text:span><text:span text:style-name="CharStyle6"><text:span text:style-name="T15">a!“ zvolala pani, nezdržiac sa, a po­zerá s jakousi hrôzou na ňu. Anča len mykla hlavou, nič neodpovediac, a shodila batôžtek na lavicu.</text:span></text:span></text:p>
        <text:p text:style-name="P28"><text:span text:style-name="CharStyle6"><text:span text:style-name="T15">„No a čože je s Ondrom; bolí ho noha?“</text:span></text:span></text:p>
        <text:p text:style-name="P28"><text:span text:style-name="CharStyle6"><text:span text:style-name="T15">„Už ho nebolí...“</text:span></text:span></text:p>
        <text:p text:style-name="P28"><text:span text:style-name="CharStyle6"><text:span text:style-name="T15">„No vidíš! Či ti bola potreba ísť v taký </text:span></text:span><text:span text:style-name="CharStyle6"><text:span text:style-name="T20">č</text:span></text:span><text:span text:style-name="CharStyle6"><text:span text:style-name="T15">as? Len by si to i neobanovala!“ kár</text:span></text:span><text:span text:style-name="CharStyle6"><text:span text:style-name="T1">a </text:span></text:span><text:span text:style-name="CharStyle6"><text:span text:style-name="T7">ju</text:span></text:span><text:span text:style-name="CharStyle6"><text:span text:style-name="T1"> </text:span></text:span><text:span text:style-name="CharStyle6"><text:span text:style-name="T15">pani, ale už nie tak celkom s hnevom, vi­diac, že je zamĺkla akási — iste hodne prechladla.</text:span></text:span></text:p>
        <text:p text:style-name="P28"><text:span text:style-name="CharStyle6"><text:span text:style-name="T15">Anča nahla šiju vzdorovit</text:span></text:span><text:span text:style-name="CharStyle6"><text:span text:style-name="T7">e</text:span></text:span><text:span text:style-name="CharStyle6"><text:span text:style-name="T15">. Vedela, že jej to povedia, a tu bola Zuza miesto nej — či mali chybu? Pravda, ani jedna nespraví</text:span></text:span><text:span text:style-name="CharStyle22"><text:span text:style-name="T15"> </text:span></text:span><text:span text:style-name="CharStyle6"><text:span text:style-name="T15">tak dokonale robotu, ako ona — ve</text:span></text:span><text:span text:style-name="CharStyle6"><text:span text:style-name="T20">ď</text:span></text:span><text:span text:style-name="CharStyle6"><text:span text:style-name="T15"> ju zato držia už šiesty rok. I začne pozerať po izbe, či badať na nej dnešnú jej neprítomnosť, a samej sa jej nepáči. Tam pod poste</text:span></text:span><text:span text:style-name="CharStyle6"><text:span text:style-name="T7">ľ</text:span></text:span><text:span text:style-name="CharStyle6"><text:span text:style-name="T15">ou </text:span></text:span><text:span text:style-name="CharStyle6"><text:span text:style-name="T20">b</text:span></text:span><text:span text:style-name="CharStyle6"><text:span text:style-name="T15">rn­čeky s oplakmi, šaf</text:span></text:span><text:span text:style-name="CharStyle6"><text:span text:style-name="T1">l</text:span></text:span><text:span text:style-name="CharStyle6"><text:span text:style-name="T15">ík, črepňa kvetová na stole zabudnutá, pásavá miska na druhom klinčeku, nie na svojom, zakvačená, uterák veľmi zatrepaný</text:span></text:span><text:span text:style-name="CharStyle6"><text:span text:style-name="T1">;</text:span></text:span><text:span text:style-name="CharStyle6"><text:span text:style-name="T15"> iste Zuza neumývala v dobre teplej vode riad. Nijak je bez nej — nič be</text:span></text:span><text:span text:style-name="CharStyle6"><text:span text:style-name="T7">z </text:span></text:span><text:span text:style-name="CharStyle6"><text:span text:style-name="T15">ne</text:span></text:span><text:span text:style-name="CharStyle6"><text:span text:style-name="T1">j</text:span></text:span><text:span text:style-name="CharStyle6"><text:span text:style-name="T15">! No mlčí len a sadne ku stolu na roz­kaz panej, aby povečerala.</text:span></text:span></text:p>
        <text:p text:style-name="P28"><text:span text:style-name="CharStyle6"><text:span text:style-name="T1">„A</text:span></text:span><text:span text:style-name="CharStyle6"><text:span text:style-name="T15"> starniak už jedol?“ spýtala sa, vi­diac, že je ešte dosť. „I ten mal by sa o deti obzre</text:span></text:span><text:span text:style-name="CharStyle6"><text:span text:style-name="T1">ť</text:span></text:span><text:span text:style-name="CharStyle6"><text:span text:style-name="T15">; ale iba ja čo sa trápim pre všetko...“ chcela ešte riecť, no nepovedala. </text:span></text:span><text:span text:style-name="CharStyle6"><text:span text:style-name="T1">V</text:span></text:span><text:span text:style-name="CharStyle6"><text:span text:style-name="T15">ed’ by pani hne</text:span></text:span><text:span text:style-name="CharStyle6"><text:span text:style-name="T1">ď</text:span></text:span><text:span text:style-name="CharStyle6"><text:span text:style-name="T15"> myslela, že obanovala svoju cestu, a tak je, ako jej ona predpove­dala. Načrela jedlo lyžicou a počala jes</text:span></text:span><text:span text:style-name="CharStyle6"><text:span text:style-name="T20">ť.</text:span></text:span><text:span text:style-name="CharStyle6"><text:span text:style-name="T15"> Je i prelačnetá — nejedla, ako ráno, ke</text:span></text:span><text:span text:style-name="CharStyle6"><text:span text:style-name="T1">ď</text:span></text:span><text:span text:style-name="CharStyle6"><text:span text:style-name="T15"> šla z </text:span></text:span><text:soft-page-break/><text:span text:style-name="CharStyle6"><text:span text:style-name="T15">domu. Tam síce dávali jej rezance, ako kvet biele, s bryndzou a škvarkami ani palce veľ­kými, ale ona nevzala </text:span></text:span><text:span text:style-name="CharStyle6"><text:span text:style-name="T1">—</text:span></text:span><text:span text:style-name="CharStyle6"><text:span text:style-name="T15"> nahnevala sa na syna, a nemôže jesť ani teraz. Tretiu lyžicu už nedochlípla, a ako opustila pani kuchyňu, podoprela si hlavu o dlaň. Ver’ dobre ju zima prejíma. Prechladla, musí uveriť sama, hodne. V sluchách ju pichá a štiepe i vrch temena. Ale to všetko by oželela ešte, keby nemala i na duši žiaľ. Plač jej je i teraz za zubami. Syn, Ondro totiž, o ktorom s takou pýchou ona rozpráva a sníva rozkošné sny, pre ktorého by ona ani cez oheň neváhala prejsť, ke</text:span></text:span><text:span text:style-name="CharStyle6"><text:span text:style-name="T1">ď</text:span></text:span><text:span text:style-name="CharStyle6"><text:span text:style-name="T15"> ju zazrel vstupovať do domu, osopil sa na ňu tam pred všetkými, že čo sa moce toľko k nemu po daromnici, miesto aby dojatý bol jej preve</text:span></text:span><text:span text:style-name="CharStyle6"><text:span text:style-name="T20">ľ</text:span></text:span><text:span text:style-name="CharStyle6"><text:span text:style-name="T15">kou oddanosťou ma­terskou. Ani by sa nebola vrátila dnes, i zdržiavali j</text:span></text:span><text:span text:style-name="CharStyle6"><text:span text:style-name="T1">u</text:span></text:span><text:span text:style-name="CharStyle6"><text:span text:style-name="T15">, a nazpäť idúc celou cestou bola by plakala, keby nemala toľko vzdoru a sily. I teraz by zaplakala, ale páni vy­chodia zo svetlíc. No keď ľahla do postele a všetek dom stíchol i nastala tma v ku­chyni, nezdržiavala sa viac, ale rozplakala sa z celého srdca svojho. Ani zaspať nemohla a ráno prebudila sa s veľkým bolením hlavy. V údoch pritom prechodil ju mráz, no nič neriekla.</text:span></text:span></text:p>
        <text:p text:style-name="P28"><text:span text:style-name="CharStyle6"><text:span text:style-name="T15">„Veď to prejde!“ myslela si, zohýnaj</text:span></text:span><text:span text:style-name="CharStyle6"><text:span text:style-name="T1">ú</text:span></text:span><text:span text:style-name="CharStyle6"><text:span text:style-name="T15">c šiju vzdorovit</text:span></text:span><text:span text:style-name="CharStyle6"><text:span text:style-name="T20">e</text:span></text:span><text:span text:style-name="CharStyle6"><text:span text:style-name="T15">, a hneď by jej vyčítali: Však </text:span></text:span><text:span text:style-name="CharStyle6"><text:span text:style-name="T7">so</text:span></text:span><text:span text:style-name="CharStyle6"><text:span text:style-name="T1">m</text:span></text:span><text:span text:style-name="CharStyle6"><text:span text:style-name="T15"> ti povedala, že obanuješ!</text:span></text:span></text:p>
        <text:p text:style-name="P6"><text:span text:style-name="CharStyle6"><text:span text:style-name="T15"/></text:span></text:p>
        <text:p text:style-name="P15"><text:span text:style-name="CharStyle6"><text:span text:style-name="T15">IV.</text:span></text:span></text:p>
        <text:p text:style-name="P28"><text:span text:style-name="CharStyle6"><text:span text:style-name="T15"/></text:span></text:p>
        <text:p text:style-name="P40"><text:span text:style-name="CharStyle6"><text:span text:style-name="T15">Veľkomožná stojí pri potoku. Práve složila batoh na zmrznutý sneh — má pranie. Hlava bolí ju ešte vždy, a už tretí deň minul od jej cesty — a zima dobre jej nerozdrobí kosti. No dosia</text:span></text:span><text:span text:style-name="CharStyle6"><text:span text:style-name="T1">ľ</text:span></text:span><text:span text:style-name="CharStyle6"><text:span text:style-name="T15"> nepovedala nikomu o </text:span></text:span><text:span text:style-name="CharStyle6"><text:span text:style-name="T1">to</text:span></text:span><text:span text:style-name="CharStyle6"><text:span text:style-name="T15">m, a keď spýtali sa jej doma páni pre zam</text:span></text:span><text:span text:style-name="CharStyle6"><text:span text:style-name="T20">ĺ</text:span></text:span><text:span text:style-name="CharStyle6"><text:span text:style-name="T15">klosť, nahnevala sa a riekla, že Ondro príde do losov i bojí sa, že ho vezmú </text:span></text:span><text:soft-page-break/><text:span text:style-name="CharStyle6"><text:span text:style-name="T15">za vojaka. — Vyniesla šaty k vode, a teraz postáva dľa starej obyčaji — lebo sa pretŕhať ne­bude ani sebe, nie to druhému. Poniže perie dievka Ba</text:span></text:span><text:span text:style-name="CharStyle6"><text:span text:style-name="T1">ľ</text:span></text:span><text:span text:style-name="CharStyle6"><text:span text:style-name="T15">ovie št</text:span></text:span><text:span text:style-name="CharStyle6"><text:span text:style-name="T7">i</text:span></text:span><text:span text:style-name="CharStyle6"><text:span text:style-name="T15">hlej postavy, pekných, tma­vých očú, a má tam batožisko háb čiernych</text:span></text:span><text:span text:style-name="CharStyle22"><text:span text:style-name="T15"> </text:span></text:span><text:span text:style-name="CharStyle6"><text:span text:style-name="T15">ako z komína. Kýva o dušu piestom na ne, dobre sa neroztrhá, a nechcú byť kraj­šie, ako sú. Anča založila si ruky a nehýbe sa. Po ceste idú tri ženy vedno, odeté v ko­žuchoch — na tie upre svoj zrak. Jedna z nich je mať dievky Filekovie, o ktorej sníva ona, že jej bude svatvicou. Tú poznať po by­strej chôdzi, zvučnom hlase a bujnej postave, akú sa i patrí mať boháčke. Anči po osinutých lícach prejde úsmev úľuby. Pohýbe sa a chce prívetiv</text:span></text:span><text:span text:style-name="CharStyle6"><text:span text:style-name="T7">e</text:span></text:span><text:span text:style-name="CharStyle6"><text:span text:style-name="T15"> čosi zavolať, no nechá tak. Bolí ju hlava, temeno, ako by to bola akási boľavá pokr</text:span></text:span><text:span text:style-name="CharStyle6"><text:span text:style-name="T7">y</text:span></text:span><text:span text:style-name="CharStyle6"><text:span text:style-name="T15">vka, nemá chuti k vľúd­nostiam, i skláňa sa k svojej robote nad háby.</text:span></text:span></text:p>
        <text:p text:style-name="P28"><text:span text:style-name="CharStyle6"><text:span text:style-name="T15">„Zvárali ste?“ spýtala sa dievčice Ba</text:span></text:span><text:span text:style-name="CharStyle6"><text:span text:style-name="T1">ľ</text:span></text:span><text:span text:style-name="CharStyle6"><text:span text:style-name="T15">ovi</text:span></text:span><text:span text:style-name="CharStyle6"><text:span text:style-name="T1">e</text:span></text:span><text:span text:style-name="CharStyle6"><text:span text:style-name="T15">, ešte postojac kus. „Či ste, reku, zvárali?“ opätovala, ke</text:span></text:span><text:span text:style-name="CharStyle6"><text:span text:style-name="T20">ď</text:span></text:span><text:span text:style-name="CharStyle6"><text:span text:style-name="T15"> tá neodpovedala nič.</text:span></text:span></text:p>
        <text:p text:style-name="P28"><text:span text:style-name="CharStyle6"><text:span text:style-name="T15">„Zvárali, tetka!“</text:span></text:span></text:p>
        <text:p text:style-name="P28"><text:span text:style-name="CharStyle6"><text:span text:style-name="T15">„A mama nebude prať?... Či mama ne­bude prať, sa ťa spytujem!“ kričí Anča, keď tá opäť nepočula pre šumot vody a tresk piesta, čo sama robí.</text:span></text:span></text:p>
        <text:p text:style-name="P28"><text:span text:style-name="CharStyle6"><text:span text:style-name="T15">„Ba ver</text:span></text:span><text:span text:style-name="CharStyle6"><text:span text:style-name="T1">’</text:span></text:span><text:span text:style-name="CharStyle6"><text:span text:style-name="T15"> budú!“ kričí dievka nazpäť, „ale ešte majú robotu doma. Ve</text:span></text:span><text:span text:style-name="CharStyle6"><text:span text:style-name="T1">ď</text:span></text:span><text:span text:style-name="CharStyle6"><text:span text:style-name="T15"> máme tri batohy.“</text:span></text:span></text:p>
        <text:p text:style-name="P28"><text:span text:style-name="CharStyle6"><text:span text:style-name="T15">„A ja sama dva. Jeden s tarkavými mi je ešte v kuchyni. Na fare je naveky veľa prania, ani z desiatich ľudí. Tam je toľko roboty, že by i trom slúžkam dosť bola. Bár by si mal i desať rúk..</text:span></text:span><text:span text:style-name="CharStyle6"><text:span text:style-name="T1">.</text:span></text:span><text:span text:style-name="CharStyle6"><text:span text:style-name="T15"> a keby ma aspoň hlava nebolela!“</text:span></text:span></text:p>
        <text:p text:style-name="P28"><text:span text:style-name="CharStyle6"><text:span text:style-name="T15">Dievka Baľovie, št</text:span></text:span><text:span text:style-name="CharStyle6"><text:span text:style-name="T7">i</text:span></text:span><text:span text:style-name="CharStyle6"><text:span text:style-name="T15">hlej postavy a pekných očú, pozrela na jej batoh, potom na svoj, a videla, že veľkomožná i štyri kusy môže oprať, kým ona jeden. No nerečie nič — dievke nesvedčí sa doháňať so ženami, a ešte s takou, čo má syna.</text:span></text:span></text:p>
        <text:p text:style-name="P28"><text:soft-page-break/><text:span text:style-name="CharStyle6"><text:span text:style-name="T15">„A čo sa tak náhliš?“ spytuje sa Anča, ke</text:span></text:span><text:span text:style-name="CharStyle6"><text:span text:style-name="T20">ď</text:span></text:span><text:span text:style-name="CharStyle6"><text:span text:style-name="T15"> nič neodvetila, len perie o dušu.</text:span></text:span></text:p>
        <text:p text:style-name="P28"><text:span text:style-name="CharStyle6"><text:span text:style-name="T15">A Anči je už na jazyku: Len sa usilu</text:span></text:span><text:span text:style-name="CharStyle6"><text:span text:style-name="T1">j;</text:span></text:span><text:span text:style-name="CharStyle6"><text:span text:style-name="T15"> ve­zmem ťa za nevestu — ako to už každej v de­dine sľúbila, s rozkošou mysliac na syna, no nechá teraz tak.</text:span></text:span></text:p>
        <text:p text:style-name="P28"><text:span text:style-name="CharStyle6"><text:span text:style-name="T15">„Ej, tetka, ve</text:span></text:span><text:span text:style-name="CharStyle6"><text:span text:style-name="T1">ď</text:span></text:span><text:span text:style-name="CharStyle6"><text:span text:style-name="T15"> je zima!“</text:span></text:span></text:p>
        <text:p text:style-name="P28"><text:span text:style-name="CharStyle6"><text:span text:style-name="T15">„Haha! čo je i zima. Ja sa nebudem po­náhľať. Operiem do večera, a hlava ma bolí veľmi.“ </text:span></text:span><text:span text:style-name="CharStyle6"><text:span text:style-name="T1">I</text:span></text:span><text:span text:style-name="CharStyle6"><text:span text:style-name="T15"> kníše sa ku perisku a berie piest zvoľna. Dnes nechce spraviť iné, iba toto pranie — i to je dosť od nej, chorej. „Toto sa mi nepáči... “ začne vraveť ešte prvej, kým kývne piestom. „Hlava, Marka, hlava ma bolí už od troch dní. Bola som pri Ondrovi v tej veľkej fujavici. Ale doma ani nič nevravím, lebo by narobili kriku dosť — nechceli ma pustiť.“</text:span></text:span></text:p>
        <text:p text:style-name="P28"><text:span text:style-name="CharStyle6"><text:span text:style-name="T15">„Ve</text:span></text:span><text:span text:style-name="CharStyle6"><text:span text:style-name="T1">ď s</text:span></text:span><text:span text:style-name="CharStyle6"><text:span text:style-name="T15">te ani nemali ísť, tetka! B</text:span></text:span><text:span text:style-name="CharStyle6"><text:span text:style-name="T1">á</text:span></text:span><text:span text:style-name="CharStyle6"><text:span text:style-name="T15">čik Jano Poliak poziabli na noh</text:span></text:span><text:span text:style-name="CharStyle6"><text:span text:style-name="T1">y</text:span></text:span><text:span text:style-name="CharStyle6"><text:span text:style-name="T15">; boli vtedy s drevom v meste. Krpce a onice im iba strhali s nôh, čo im boly primrznuté. Teraz im tetka Zuza kapustné listy zakladajú na nohy... A či Ondro bol chorý, že ste šli?“ spytuje sa dievka pekných očú zvedavo, a tiež zastane na chvíľku. </text:span></text:span><text:span text:style-name="CharStyle6"><text:span text:style-name="T1">U</text:span></text:span><text:span text:style-name="CharStyle6"><text:span text:style-name="T15">ž toľko chvál roztrubuje veľko­možná o ňom, že každého zaujíma.</text:span></text:span></text:p>
        <text:p text:style-name="P28"><text:span text:style-name="CharStyle6"><text:span text:style-name="T15">„Bolela ho noha, ale mu je už n</text:span></text:span><text:span text:style-name="CharStyle6"><text:span text:style-name="T1">i</text:span></text:span><text:span text:style-name="CharStyle6"><text:span text:style-name="T15">č</text:span></text:span><text:span text:style-name="CharStyle6"><text:span text:style-name="T1">.</text:span></text:span><text:span text:style-name="CharStyle6"><text:span text:style-name="T15"> Hej, keby si ho videla!“... i chce rozprávať, aký narástol chlap plechatý, ani jeden z jeho vrstovníkov mu je nie rove</text:span></text:span><text:span text:style-name="CharStyle6"><text:span text:style-name="T1">ň</text:span></text:span><text:span text:style-name="CharStyle6"><text:span text:style-name="T15">... Počkaj, príde v niektorú nede</text:span></text:span><text:span text:style-name="CharStyle6"><text:span text:style-name="T7">ľ</text:span></text:span><text:span text:style-name="CharStyle6"><text:span text:style-name="T15">u, ako sa i tebe zapáči.. No nechá tak. Zle ju prijal ostatný raz, a tá hlava jej odoberá chuť ku všetkému — i žartom. </text:span></text:span><text:span text:style-name="CharStyle6"><text:span text:style-name="T1">I</text:span></text:span><text:span text:style-name="CharStyle6"><text:span text:style-name="T15"> začne prať konečne.</text:span></text:span></text:p>
        <text:p text:style-name="P28"><text:span text:style-name="CharStyle6"><text:span text:style-name="T15">„</text:span></text:span><text:span text:style-name="CharStyle6"><text:span text:style-name="T1">I</text:span></text:span><text:span text:style-name="CharStyle6"><text:span text:style-name="T15"> tento deň nebude mi na osoh!“ povie o chvíľu, prestanúc prať a narovnajúc sa. Ako bola zohnutá, krv zliala sa j</text:span></text:span><text:span text:style-name="CharStyle6"><text:span text:style-name="T7">e</text:span></text:span><text:span text:style-name="CharStyle6"><text:span text:style-name="T15">j do hlavy a zaštiepalo ju v sluchách ešte ostrejšie. „Iba raz ob</text:span></text:span><text:span text:style-name="CharStyle6"><text:span text:style-name="T1">ľ</text:span></text:span><text:span text:style-name="CharStyle6"><text:span text:style-name="T15">ahnem, a budem ležať aspoň za tri týždne, ako poleno.“</text:span></text:span></text:p>
        <text:p text:style-name="P28"><text:span text:style-name="CharStyle6"><text:span text:style-name="T15">Pozdejšie prišla i mať dievky Ba</text:span></text:span><text:span text:style-name="CharStyle6"><text:span text:style-name="T7">ľ</text:span></text:span><text:span text:style-name="CharStyle6"><text:span text:style-name="T15">ovie</text:span></text:span><text:span text:style-name="CharStyle6"><text:span text:style-name="T1"> </text:span></text:span><text:span text:style-name="CharStyle6"><text:span text:style-name="T15">s dru­hým, ešte černejším batohom, a </text:span></text:span><text:soft-page-break/><text:span text:style-name="CharStyle6"><text:span text:style-name="T15">doniesla po­tom i tretí. Popraly všetky a odišly, ale Anča ešte i po nich plahočila sa vo vode, ako ka­čica. Večer potom bolenie hlavy zosilnelo jej, a keď ľahla do perín, vychytila ju horúčava, </text:span></text:span><text:span text:style-name="CharStyle6"><text:span text:style-name="T7">z</text:span></text:span><text:span text:style-name="CharStyle6"><text:span text:style-name="T15">atým opäť zima veľká. Nespala celú noc, len čo na svi</text:span></text:span><text:span text:style-name="CharStyle6"><text:span text:style-name="T20">t</text:span></text:span><text:span text:style-name="CharStyle6"><text:span text:style-name="T15">aní zdriemla ako mak. Ráno bola zase horšie, no trucovala ešte a nepo­vedala nič, ačpráve krok stával sa jej i ne­istým a pred očima menilo sa jej, ako v hmlách.</text:span></text:span></text:p>
        <text:p text:style-name="P28"><text:span text:style-name="CharStyle6"><text:span text:style-name="T15">„Bojím sa o Ondra, že ho vezmú za vo­jaka!“ odvrkla, keď sa jej spýtali, či jej je niečo, „a ja to neprežijem!“</text:span></text:span></text:p>
        <text:p text:style-name="P28"><text:span text:style-name="CharStyle6"><text:span text:style-name="T15">Pred večerom šla k rychtárovi, kde bol výbor, i pán notár prišli do dediny — aby sa doptala, </text:span></text:span><text:span text:style-name="CharStyle6"><text:span text:style-name="T20">č</text:span></text:span><text:span text:style-name="CharStyle6"><text:span text:style-name="T15">i bude licitácia pre remanencie a kedy. Potom nespala zase celú noc a na druhé ráno už nemohla ďalej tajiť svoju ne­moc. Sadla na posteľ a dala hlavu do dlaní, ani, sa nehnúc.</text:span></text:span></text:p>
        <text:p text:style-name="P28"><text:span text:style-name="CharStyle6"><text:span text:style-name="T15">„No čože ti</text:span></text:span><text:span text:style-name="CharStyle6"><text:span text:style-name="T1"> </text:span></text:span><text:span text:style-name="CharStyle6"><text:span text:style-name="T15">je?“ spýtala sa jej pani, pozrúc na jej pošmurnú tvár.</text:span></text:span></text:p>
        <text:p text:style-name="P28"><text:span text:style-name="CharStyle6"><text:span text:style-name="T15">„Hlava... Toto sa</text:span></text:span><text:span text:style-name="CharStyle6"><text:span text:style-name="T1"> </text:span></text:span><text:span text:style-name="CharStyle6"><text:span text:style-name="T15">mi nepáči; odtiaľ, ako sme prali, naveky ma bolí.“</text:span></text:span></text:p>
        <text:p text:style-name="P28"><text:span text:style-name="CharStyle6"><text:span text:style-name="T15">„Ba, hádam, ako si bola pri Ondrovi!“ po­vie pani, zavrátiac ju.</text:span></text:span></text:p>
        <text:p text:style-name="P28"><text:span text:style-name="CharStyle6"><text:span text:style-name="T15">„Nie!“ pokrúca hlavou Anča a d</text:span></text:span><text:span text:style-name="CharStyle6"><text:span text:style-name="T30">ä</text:span></text:span><text:span text:style-name="CharStyle6"><text:span text:style-name="T15">mo</text:span></text:span><text:span text:style-name="CharStyle6"><text:span text:style-name="T1">n</text:span></text:span><text:span text:style-name="CharStyle6"><text:span text:style-name="T15"> už jej je v očiach. „Ako sme prali, odtiaľ! Bola šiat sila. Tu je naveky šiat ani z desiatich!“ a doloží ešte, pokúšajúc: „Sluha za pánovu robotu i život musí položiť!“</text:span></text:span></text:p>
        <text:p text:style-name="P28"><text:span text:style-name="CharStyle6"><text:span text:style-name="T15">Pani sberala sa, že jej ide za liekam</text:span></text:span><text:span text:style-name="CharStyle6"><text:span text:style-name="T20">i</text:span></text:span><text:span text:style-name="CharStyle6"><text:span text:style-name="T15">, ale jej odpoveď spravila ju tvrdou. Tak Anča len popudzovať bude naveky? A kto je vina, že prala háby za šesť hodín, čo mohla za dve oprať, akže vtedy prechladla? Nedbajúc o ňu, pani ide do svetlíc. Nie, nebude ju viac trpeť v dome, nech len prejde rok... Veľkomožná usmiala sa víťazne, vidiac odchodiť nahnevanú paniu; potom prevalila sa na posteľ. Hlava len bolí ju vždy väčšmi a neprestáva — temeno, ako boľavá pokr</text:span></text:span><text:span text:style-name="CharStyle6"><text:span text:style-name="T7">y</text:span></text:span><text:span text:style-name="CharStyle6"><text:span text:style-name="T15">vka. Dnes bude le­žať celý </text:span></text:span><text:soft-page-break/><text:span text:style-name="CharStyle6"><text:span text:style-name="T15">deň — je nedeľa, roboty nieto; azda prejde jej choroba, a zajtra vstane silná zas. No sotva ležala chvíľku, zabrechal pes na dvore.</text:span></text:span></text:p>
        <text:p text:style-name="P28"><text:span text:style-name="CharStyle6"><text:span text:style-name="T15">„Kohože už nesú paromy?“ zašomrala a vstala s postele nahnevaná. Majú rozkaz, keď </text:span></text:span><text:span text:style-name="CharStyle6"><text:span text:style-name="T20">č</text:span></text:span><text:span text:style-name="CharStyle6"><text:span text:style-name="T15">u</text:span></text:span><text:span text:style-name="CharStyle6"><text:span text:style-name="T1">jú</text:span></text:span><text:span text:style-name="CharStyle6"><text:span text:style-name="T15"> psa štekať, hneď vyjsť vo</text:span></text:span><text:span text:style-name="CharStyle6"><text:span text:style-name="T1">n</text:span></text:span><text:span text:style-name="CharStyle6"><text:span text:style-name="T15">; ale ten star­niak nepohne sa z konice, aby obránil —</text:span></text:span><text:span text:style-name="CharStyle22"><text:span text:style-name="T15"> </text:span></text:span><text:span text:style-name="CharStyle6"><text:span text:style-name="T15">ona musí ísť všade. A vonku na zime bude jej ešte horšie. Mráz prenikne jej všetky kosti a na temeni, ako by všetky vlasy ožily, zje­žia sa, hýbu a pichajú hlavu, ako ihličky. Doknísala sa ku dverám šomrajúc a chcela ich otvoriť, ke</text:span></text:span><text:span text:style-name="CharStyle6"><text:span text:style-name="T20">ď</text:span></text:span><text:span text:style-name="CharStyle6"><text:span text:style-name="T15"> niekto zaklopal na ne. Anča mi­movoľne postála — to je pán nejaký... Do chyže vstúpil mladý, vysoký chlap. Plecia sú mu široké, obličaj krotký a oči veľké, sivé, hľadiace mdl</text:span></text:span><text:span text:style-name="CharStyle6"><text:span text:style-name="T7">e</text:span></text:span><text:span text:style-name="CharStyle6"><text:span text:style-name="T15"> niekam do diaľky. Anča, uvi­diac ho, spľasla rukami. Tvár zmenila sa jej a oči zasvietily pýchou a rozkošou.</text:span></text:span></text:p>
        <text:p text:style-name="P28"><text:span text:style-name="CharStyle6"><text:span text:style-name="T15">„</text:span></text:span><text:span text:style-name="CharStyle6"><text:span text:style-name="T20">Ľ</text:span></text:span><text:span text:style-name="CharStyle6"><text:span text:style-name="T15">a</text:span></text:span><text:span text:style-name="CharStyle6"><text:span text:style-name="T20">ľ</text:span></text:span><text:span text:style-name="CharStyle6"><text:span text:style-name="T15">a, môj Ondro!“ zavolala, zabudnúc v okamihu na všetko, i že preň ochorela a on ju zle prijal na </text:span></text:span><text:span text:style-name="CharStyle6"><text:span text:style-name="T7">R</text:span></text:span><text:span text:style-name="CharStyle6"><text:span text:style-name="T15">ák</text:span></text:span><text:span text:style-name="CharStyle6"><text:span text:style-name="T1">yt</text:span></text:span><text:span text:style-name="CharStyle6"><text:span text:style-name="T15">í. „K</text:span></text:span><text:span text:style-name="CharStyle6"><text:span text:style-name="T20">t</text:span></text:span><text:span text:style-name="CharStyle6"><text:span text:style-name="T15">o by sa bol ponazdal, že dnes prídeš! Ve</text:span></text:span><text:span text:style-name="CharStyle6"><text:span text:style-name="T20">ď</text:span></text:span><text:span text:style-name="CharStyle6"><text:span text:style-name="T15"> si vravel, že len na druhú nedeľu,“ i bozkáva mu tvár.</text:span></text:span></text:p>
        <text:p text:style-name="P28"><text:span text:style-name="CharStyle6"><text:span text:style-name="T15">„Teraz ma poslali pán</text:span></text:span><text:span text:style-name="CharStyle6"><text:span text:style-name="T1">i</text:span></text:span><text:span text:style-name="CharStyle6"><text:span text:style-name="T15">; oni na druhú nedeľu odídu z domu,“ odpovie prišlý, trpiac jej bozky, a hlas zneje mu akosi tupo, i všetek zdá sa akýmsi ospalým. Zastal tam blízo dverí a mädlí v prstoch klobúk ma</text:span></text:span><text:span text:style-name="CharStyle6"><text:span text:style-name="T20">ď</text:span></text:span><text:span text:style-name="CharStyle6"><text:span text:style-name="T15">arský, okrášlený štetočkou. Kabanice nemá, ale kabát z čier­neho súkna, i nohavice — celý pá</text:span></text:span><text:span text:style-name="CharStyle6"><text:span text:style-name="T1">n</text:span></text:span><text:span text:style-name="CharStyle6"><text:span text:style-name="T15">! Na no­hách čižmy veľké, ktoré vrzgocú hlasit</text:span></text:span><text:span text:style-name="CharStyle6"><text:span text:style-name="T7">e</text:span></text:span><text:span text:style-name="CharStyle6"><text:span text:style-name="T15"> pri každom jeho kroku. Ančine oči pasú sa na ňom s rozkošou, i nevie odtrhnúť zrak svoj nijako od neho.</text:span></text:span></text:p>
        <text:p text:style-name="P28"><text:span text:style-name="CharStyle6"><text:span text:style-name="T15">„Ke</text:span></text:span><text:span text:style-name="CharStyle6"><text:span text:style-name="T20">ď</text:span></text:span><text:span text:style-name="CharStyle6"><text:span text:style-name="T15"> si len prišiel, Ondro mô</text:span></text:span><text:span text:style-name="CharStyle6"><text:span text:style-name="T1">j</text:span></text:span><text:span text:style-name="CharStyle6"><text:span text:style-name="T15">; no ke</text:span></text:span><text:span text:style-name="CharStyle6"><text:span text:style-name="T20">ď</text:span></text:span><text:span text:style-name="CharStyle6"><text:span text:style-name="T15"> si len t</text:span></text:span><text:span text:style-name="CharStyle6"><text:span text:style-name="T1">u</text:span></text:span><text:span text:style-name="CharStyle6"><text:span text:style-name="T15">!“ kričí, zabudnúc od radosti na všetko, i boľavú hlavu, ale</text:span></text:span><text:span text:style-name="CharStyle6"><text:span text:style-name="T1"> </text:span></text:span><text:span text:style-name="CharStyle6"><text:span text:style-name="T15">i</text:span></text:span><text:span text:style-name="CharStyle6"><text:span text:style-name="T1"> </text:span></text:span><text:span text:style-name="CharStyle6"><text:span text:style-name="T15">aby dopočuli domáci v svet­liciach a šli sa podívať na jej syna. „Tak pô­jdeš na spove</text:span></text:span><text:span text:style-name="CharStyle6"><text:span text:style-name="T20">ď</text:span></text:span><text:span text:style-name="CharStyle6"><text:span text:style-name="T15">?“ spytuje sa živo, ani nevediac mu n</text:span></text:span><text:span text:style-name="CharStyle6"><text:span text:style-name="T7">a</text:span></text:span><text:span text:style-name="CharStyle6"><text:span text:style-name="T15">jsť miesta. A </text:span></text:span><text:soft-page-break/><text:span text:style-name="CharStyle6"><text:span text:style-name="T15">hne</text:span></text:span><text:span text:style-name="CharStyle6"><text:span text:style-name="T20">ď</text:span></text:span><text:span text:style-name="CharStyle6"><text:span text:style-name="T15"> predstaví si kostol plný ľudu, kde bude i dievka Filek</text:span></text:span><text:span text:style-name="CharStyle6"><text:span text:style-name="T1">ov</text:span></text:span><text:span text:style-name="CharStyle6"><text:span text:style-name="T15">ie a všetci budú sa diviť Ondrovi.</text:span></text:span></text:p>
        <text:p text:style-name="P28"><text:span text:style-name="CharStyle6"><text:span text:style-name="T15">„Nuž a, ve</text:span></text:span><text:span text:style-name="CharStyle6"><text:span text:style-name="T20">ď</text:span></text:span><text:span text:style-name="CharStyle6"><text:span text:style-name="T15"> som nato prišiel azda!“ od­vetil on, a hlas zneje mu tupo, prezradzujúc i akúsi bezcitnosť.</text:span></text:span></text:p>
        <text:p text:style-name="P28"><text:span text:style-name="CharStyle6"><text:span text:style-name="T15">„No dobre, dobre!“ povie Anča a pozre po izbe bežno, či nik nezbadá ten zle znejúci tón, či nieto tu nikoho. „Ve</text:span></text:span><text:span text:style-name="CharStyle6"><text:span text:style-name="T20">ď</text:span></text:span><text:span text:style-name="CharStyle6"><text:span text:style-name="T15"> i ja pôjdem s tebou. Nejedla som ráno i tak, ani včera večer... Sadni si, Ondrík Ustal si však, syn môj — zle je ísť... nejedla som...</text:span></text:span><text:span text:style-name="CharStyle6"><text:span text:style-name="T1">“</text:span></text:span></text:p>
        <text:p text:style-name="P28"><text:span text:style-name="CharStyle6"><text:span text:style-name="T15">Ondro h</text:span></text:span><text:span text:style-name="CharStyle6"><text:span text:style-name="T20">ľ</text:span></text:span><text:span text:style-name="CharStyle6"><text:span text:style-name="T15">adí ospalými očami dookola po kuchynskej stene, kde navešané sú rozličné tanieriky kvetavé, ale nespýta sa materi, prečo nejedla, ač by sa bolo svedčilo. Anča zasekla peru za vylámané zuby.</text:span></text:span></text:p>
        <text:p text:style-name="P28"><text:span text:style-name="CharStyle6"><text:span text:style-name="T15">„Ke</text:span></text:span><text:span text:style-name="CharStyle6"><text:span text:style-name="T20">ď</text:span></text:span><text:span text:style-name="CharStyle6"><text:span text:style-name="T15"> si len tu, či som rada!“ zakričí hne</text:span></text:span><text:span text:style-name="CharStyle6"><text:span text:style-name="T20">ď</text:span></text:span><text:span text:style-name="CharStyle6"><text:span text:style-name="T15"> zas, zabudnúc i jeho nevšímavosť, a hádže pohľadom ku dverám svetlíc nedočkavo, že nejde nik. No o chvíľu zavznely jedny kroky a potom zjavila sa vo dverách pani. Počula veľmi hlučnú vravu Ančinu, i prišla pozreť, čo sa deje, ale i preto, že premohla svoj odpor k trucovitej slúžke — pani v jed­nom okamihu sa hnevá, v druhom odpúšťa — a nesie liek na jej boľavú hlavu.</text:span></text:span></text:p>
        <text:p text:style-name="P28"><text:span text:style-name="CharStyle6"><text:span text:style-name="T15">„</text:span></text:span><text:span text:style-name="CharStyle6"><text:span text:style-name="T20">Ľ</text:span></text:span><text:span text:style-name="CharStyle6"><text:span text:style-name="T15">a</text:span></text:span><text:span text:style-name="CharStyle6"><text:span text:style-name="T20">ľ</text:span></text:span><text:span text:style-name="CharStyle6"><text:span text:style-name="T15">a, môj Ondro prišiel, pani farárčička!“ zavolala Anča, von z koľaje od radosti, sotva že pani vkročila. „No, kto by sa bol po­nazdal?“</text:span></text:span></text:p>
        <text:p text:style-name="P28"><text:span text:style-name="CharStyle6"><text:span text:style-name="T15">Pani postála, pozrúc.</text:span></text:span></text:p>
        <text:p text:style-name="P28"><text:span text:style-name="CharStyle6"><text:span text:style-name="T15">„To je tvoj Ondro?“ spýtala sa.</text:span></text:span></text:p>
        <text:p text:style-name="P28"><text:span text:style-name="CharStyle6"><text:span text:style-name="T15">„On, veru on!“</text:span></text:span></text:p>
        <text:p text:style-name="P28"><text:span text:style-name="CharStyle6"><text:span text:style-name="T15">Ondro sňal zrak s tanierikov navešaných po stene, poklonil sa a berie sa ťažkým kro­kom, vrzgotajúc hlasit</text:span></text:span><text:span text:style-name="CharStyle6"><text:span text:style-name="T7">e</text:span></text:span><text:span text:style-name="CharStyle6"><text:span text:style-name="T15"> veľkými čižmami, proti panej, aby jej bozkal ruku.</text:span></text:span></text:p>
        <text:p text:style-name="P28"><text:soft-page-break/><text:span text:style-name="CharStyle6"><text:span text:style-name="T15">„No, však by ho neboli poznali?!“ kričí Anča v rozkoši a pasie oči na ňom, pozorujúc každý jeho pohyb. Ako pekne bozká ruku pani farárke, odpovie úctiv</text:span></text:span><text:span text:style-name="CharStyle6"><text:span text:style-name="T7">e</text:span></text:span><text:span text:style-name="CharStyle6"><text:span text:style-name="T15"> a odíde opäť, vrzgota­júc čižmami, k lavici, kde si zastane skromne, a oči zdvihne opäť ku tanierikom.</text:span></text:span></text:p>
        <text:p text:style-name="P28"><text:span text:style-name="CharStyle6"><text:span text:style-name="T1">„H</text:span></text:span><text:span text:style-name="CharStyle6"><text:span text:style-name="T15">odný šuhaj, naozaj!“</text:span></text:span></text:p>
        <text:p text:style-name="P28"><text:span text:style-name="CharStyle6"><text:span text:style-name="T1">O</text:span></text:span><text:span text:style-name="CharStyle6"><text:span text:style-name="T15"> chvíľu prišla i slečna zvedavosťou hnaná a, podívajúc sa naň a usmievajúc sa, vychválila ho, ako vedela. V duchu nemohla sa však prediviť jeho tupým očiam a ako by nezobudenej tvári. </text:span></text:span><text:span text:style-name="CharStyle6"><text:span text:style-name="T7">Z</text:span></text:span><text:span text:style-name="CharStyle6"><text:span text:style-name="T15">atým vyšiel i pán farár do kuchyne na chvíľku a i tomu páčil sa Ondro — Ondro tiež bozkal mu ruku slušne. Potom prišiel hlásnik, čo bol jazyčný a mal krivé oči, ako Japonci, i ten chválil Ondia, a naposledy kostolník Jano Kríčok. Tento chcel najprv len tak prejsť cez kuchyňu do svetlice, náhliac k pánu otcovi. Zaspal ráno — opozdí sa</text:span></text:span><text:span text:style-name="CharStyle6"><text:span text:style-name="T1">,</text:span></text:span><text:span text:style-name="CharStyle6"><text:span text:style-name="T15"> vie už! Večer strihal svákovi Kožkárovi nohavice z domášneho súkna, i pili potom trošku spolu. No zazrúc Ondra stáť pri matke, postál mimovoľne.</text:span></text:span></text:p>
        <text:p text:style-name="P28"><text:span text:style-name="CharStyle6"><text:span text:style-name="T15">„Veľkomožná, to</text:span></text:span><text:span text:style-name="CharStyle6"><text:span text:style-name="T1"> </text:span></text:span><text:span text:style-name="CharStyle6"><text:span text:style-name="T15">tvoj syn?“ spýtal sa, pokrúcajúc hlavou, ako by ani neveril celkom.</text:span></text:span></text:p>
        <text:p text:style-name="P28"><text:span text:style-name="CharStyle6"><text:span text:style-name="T15">„Môj Ondro!“ odvetila pyšno ona, a očí blčia jej ohňom. Na bolenie hlavy už nedbá dokonca, i ako by ju bolo minulo. Schytí sa rýchlo a ide do druhej kuchyne, pekácej, kde má skriňu složenú, že sa oblečie, ač zima je tam. Vzala atlasovú gece</text:span></text:span><text:span text:style-name="CharStyle6"><text:span text:style-name="T1">ľ</text:span></text:span><text:span text:style-name="CharStyle6"><text:span text:style-name="T15">u čiernu, tú, aké iba hrdé gazdiné nosia, pôločku s hodvabnými francľami, kabát nový i sukňu obšitú modrou obšivkou, zpod nejž trčia dolu biele zuby.</text:span></text:span></text:p>
        <text:p text:style-name="P29"><text:span text:style-name="CharStyle6"><text:span text:style-name="T15">„Azda i ty ideš do kostola?“ podivila sa pani, ke</text:span></text:span><text:span text:style-name="CharStyle6"><text:span text:style-name="T1">ď</text:span></text:span><text:span text:style-name="CharStyle6"><text:span text:style-name="T15"> vyobliekaná prišla do kuchyne, vi­diac jej osinelé pery. „Ve</text:span></text:span><text:span text:style-name="CharStyle6"><text:span text:style-name="T1">ď</text:span></text:span><text:span text:style-name="CharStyle6"><text:span text:style-name="T15"> si teraz stenala že si chorá?“</text:span></text:span></text:p>
        <text:p text:style-name="P28"><text:soft-page-break/><text:span text:style-name="CharStyle6"><text:span text:style-name="T15">„Nič, pani farárčička, ja ide</text:span></text:span><text:span text:style-name="CharStyle6"><text:span text:style-name="T1">m</text:span></text:span><text:span text:style-name="CharStyle6"><text:span text:style-name="T15">! Keby Ondro nebol prišiel, nešla by. Ale takto —“ a poz</text:span></text:span><text:span text:style-name="CharStyle6"><text:span text:style-name="T1">re </text:span></text:span><text:span text:style-name="CharStyle6"><text:span text:style-name="T15">plamenným zrakom na syna, ktorý ticho sedel na lavici pri hlásnikovi krivookom. Kdeže by nešla tešiť sa z neho? </text:span></text:span><text:span text:style-name="CharStyle6"><text:span text:style-name="T20">Ľ</text:span></text:span><text:span text:style-name="CharStyle6"><text:span text:style-name="T15">a</text:span></text:span><text:span text:style-name="CharStyle6"><text:span text:style-name="T20">ľ</text:span></text:span><text:span text:style-name="CharStyle6"><text:span text:style-name="T15">a, ako híka každý naň — zazliť nemožno to mater</text:span></text:span><text:span text:style-name="CharStyle6"><text:span text:style-name="T1">i</text:span></text:span><text:span text:style-name="CharStyle6"><text:span text:style-name="T15">!</text:span></text:span></text:p>
        <text:p text:style-name="P28"><text:span text:style-name="CharStyle6"><text:span text:style-name="T15">„Tak si aspoň kožuch vezmi.“</text:span></text:span></text:p>
        <text:p text:style-name="P28"><text:span text:style-name="CharStyle6"><text:span text:style-name="T15">„Nie, kabát si vezmem, pani farárčička! Veď som si ho zato dala šiť, aby ho nosila!“</text:span></text:span></text:p>
        <text:p text:style-name="P28"><text:span text:style-name="CharStyle6"><text:span text:style-name="T15">„Povážte, Anna,“ zastane sa i slečna, čo žiť považovala za vec milú a ktorá ináč my­slela si, že má i duchovnej moci nad ňou, lebo pred ňou zamĺkla v onen večer v staji, i usiluje sa jej pravo k srdcu vrave</text:span></text:span><text:span text:style-name="CharStyle6"><text:span text:style-name="T1">ť</text:span></text:span><text:span text:style-name="CharStyle6"><text:span text:style-name="T15">: „Sebe zle robíte, nie nám. Ste chorá, a v kabáte môžete ísť, keď bude teplejšie...“ Lebo Anča si myslí, že všetko, čo im napriek spraví, je dobre jej. Veľkomožná hodila rukou odmie­tavo.</text:span></text:span></text:p>
        <text:p text:style-name="P28"><text:span text:style-name="CharStyle6"><text:span text:style-name="T15">„Kým bude teplejšie, môžem i umreť!“</text:span></text:span></text:p>
        <text:p text:style-name="P28"><text:span text:style-name="CharStyle6"><text:span text:style-name="T15">„Ver’ je teraz zdravo tamvon, a najmä ešte v našom kostole!“ zastarie sa i hlásnik</text:span></text:span><text:span text:style-name="CharStyle23"><text:span text:style-name="T15"> </text:span></text:span><text:span text:style-name="CharStyle6"><text:span text:style-name="T15">japonských o</text:span></text:span><text:span text:style-name="CharStyle6"><text:span text:style-name="T1">č</text:span></text:span><text:span text:style-name="CharStyle6"><text:span text:style-name="T15">ú, no doloží hne</text:span></text:span><text:span text:style-name="CharStyle6"><text:span text:style-name="T1">ď</text:span></text:span><text:span text:style-name="CharStyle6"><text:span text:style-name="T15">: „Ale takej medvedici, ako ste vy, nič neškodí, ani cho­roba.</text:span></text:span><text:span text:style-name="CharStyle6"><text:span text:style-name="T1">“</text:span></text:span></text:p>
        <text:p text:style-name="P28"><text:span text:style-name="CharStyle6"><text:span text:style-name="T15">Vtedy Ondro sňal oči s tanierikov, skrútol ospalú tvár a pozrel na ma</text:span></text:span><text:span text:style-name="CharStyle6"><text:span text:style-name="T20">ť.</text:span></text:span></text:p>
        <text:p text:style-name="P28"><text:span text:style-name="CharStyle6"><text:span text:style-name="T15">„A čo vám je?“ spýtal sa konečne.</text:span></text:span></text:p>
        <text:p text:style-name="P28"><text:span text:style-name="CharStyle6"><text:span text:style-name="T15">„Hlava ma bolí; prali sme — prechladla som!</text:span></text:span><text:span text:style-name="CharStyle6"><text:span text:style-name="T1">“</text:span></text:span><text:span text:style-name="CharStyle6"><text:span text:style-name="T15"> </text:span></text:span><text:span text:style-name="CharStyle6"><text:span text:style-name="T1">I</text:span></text:span><text:span text:style-name="CharStyle6"><text:span text:style-name="T15"> usmeje sa pokúšavo a pozre kradmo za paňou.</text:span></text:span></text:p>
        <text:p text:style-name="P28"><text:span text:style-name="CharStyle6"><text:span text:style-name="T1">O</text:span></text:span><text:span text:style-name="CharStyle6"><text:span text:style-name="T15"> chví</text:span></text:span><text:span text:style-name="CharStyle6"><text:span text:style-name="T7">ľ</text:span></text:span><text:span text:style-name="CharStyle6"><text:span text:style-name="T15">u nazváňali a kuchyňa sa vyprázd­nila. Anča, ako ostala na chvíľku sama so sy­nom, sladko usmievajúc sa pristúpila k nemu, chytila mu ospalú hlavu do dlaní a bozkala ho na obe líca.</text:span></text:span></text:p>
        <text:p text:style-name="P28"><text:soft-page-break/><text:span text:style-name="CharStyle6"><text:span text:style-name="T15">„Ke</text:span></text:span><text:span text:style-name="CharStyle6"><text:span text:style-name="T20">ď</text:span></text:span><text:span text:style-name="CharStyle6"><text:span text:style-name="T15"> si len tu, Ondro môj!“ teší sa len vždy. „Poshovárame sa i o tú čiastku; budú predávať vari i našu. Či ju máme vymeniť?“</text:span></text:span></text:p>
        <text:p text:style-name="P28"><text:span text:style-name="CharStyle6"><text:span text:style-name="T15">Tvár Ondrova ospalá nepremenila sa, len čo zacítil mrzutosť, že ho bozkáva, ako malé dieťa. Nič neriekol na jej slová.</text:span></text:span></text:p>
        <text:p text:style-name="P28"><text:span text:style-name="CharStyle6"><text:span text:style-name="T15">„Ale peniaze musel by si i ty dať!“</text:span></text:span></text:p>
        <text:p text:style-name="P28"><text:span text:style-name="CharStyle6"><text:span text:style-name="T15">„Ja?“ tu Ondro tupé oči sňal s tanieri­kov a prilepil na jej tvár. „Ja nedám z mo­jich peňazí ani kraj</text:span></text:span><text:span text:style-name="CharStyle6"><text:span text:style-name="T7">c</text:span></text:span><text:span text:style-name="CharStyle6"><text:span text:style-name="T15">iara. Pre mňa môžu pre­dávať i desať ráz... Ja by platil a polovica bola by Janovi?“ a hlasom zneje mu i čosi surového.</text:span></text:span></text:p>
        <text:p text:style-name="P28"><text:span text:style-name="CharStyle6"><text:span text:style-name="T15">„Ej, nuž ver’ by i Janovi bola!“</text:span></text:span></text:p>
        <text:p text:style-name="P28"><text:span text:style-name="CharStyle6"><text:span text:style-name="T15">„No, h</text:span></text:span><text:span text:style-name="CharStyle6"><text:span text:style-name="T1">ľ</text:span></text:span><text:span text:style-name="CharStyle6"><text:span text:style-name="T15">a! a tak ja mám —“</text:span></text:span></text:p>
        <text:p text:style-name="P28"><text:span text:style-name="CharStyle6"><text:span text:style-name="T15">„No ve</text:span></text:span><text:span text:style-name="CharStyle6"><text:span text:style-name="T20">ď</text:span></text:span><text:span text:style-name="CharStyle6"><text:span text:style-name="T15"> je nič!“ pretrhne ho ona, čujúc zvuk odporný v jeho hlase, i hodí očima ku dverám svetlice. Potom zahladí jeho dobre namastené vlasy na sluchách a vraví o ino</text:span></text:span><text:span text:style-name="CharStyle6"><text:span text:style-name="T1">m</text:span></text:span><text:span text:style-name="CharStyle6"><text:span text:style-name="T15">: „Ale si mi krásny; ale si mi narástol! Ako sa čuduje každý, kto ťa vidí. Nahľadiaže sa na teba ľudia v kostole!“</text:span></text:span></text:p>
        <text:p text:style-name="P28"><text:span text:style-name="CharStyle6"><text:span text:style-name="T15">Ondro neriekol nič, a nezobudené oči zdvihne zase k tanierikom.</text:span></text:span></text:p>
        <text:p text:style-name="P28"><text:span text:style-name="CharStyle6"><text:span text:style-name="T15">„Dobreže sa prizeraj i ty; najmä diev­čencom!“ vraví on</text:span></text:span><text:span text:style-name="CharStyle6"><text:span text:style-name="T1">a p</text:span></text:span><text:span text:style-name="CharStyle6"><text:span text:style-name="T15">otute</text:span></text:span><text:span text:style-name="CharStyle6"><text:span text:style-name="T7">ľ</text:span></text:span><text:span text:style-name="CharStyle6"><text:span text:style-name="T15">ne </text:span></text:span><text:span text:style-name="CharStyle6"><text:span text:style-name="T20">ď</text:span></text:span><text:span text:style-name="CharStyle6"><text:span text:style-name="T15">alej. „Tej Filekovie, Ondro môj!“</text:span></text:span></text:p>
        <text:p text:style-name="P28"><text:span text:style-name="CharStyle6"><text:span text:style-name="T15">„Ktorej, Anči?“</text:span></text:span></text:p>
        <text:p text:style-name="P28"><text:span text:style-name="CharStyle6"><text:span text:style-name="T15">„Tej! Prístavka jej vezmú!“ rečie ona tajomne, viac šeptom, a hľadí mu tklivo do očú, usmievajúc sa.</text:span></text:span></text:p>
        <text:p text:style-name="P28"><text:span text:style-name="CharStyle6"><text:span text:style-name="T15">„A či je už taká veľká, že by sa i vydať mohla?“ spytuje sa on, ale hľadí len ta, kde prvej — na tanieriky.</text:span></text:span></text:p>
        <text:p text:style-name="P28"><text:span text:style-name="CharStyle6"><text:span text:style-name="T15">„Ver’ taká, Ondro... ale už odzvonili</text:span></text:span><text:span text:style-name="CharStyle6"><text:span text:style-name="T1"> </text:span></text:span><text:span text:style-name="CharStyle6"><text:span text:style-name="T15">— po</text:span></text:span><text:span text:style-name="CharStyle6"><text:span text:style-name="T20">ď</text:span></text:span><text:span text:style-name="CharStyle6"><text:span text:style-name="T15">me.“</text:span></text:span></text:p>
        <text:p text:style-name="P28"><text:soft-page-break/><text:span text:style-name="CharStyle6"><text:span text:style-name="T15">Vyšli na ulicu práve v dobrý čas. Sveta bolo už veľa pred kostolom, a i so všetkých strán hrnul sa ešte ľud. Veľkomožná, usmie­vajúc sa a akási zahanbená, kráča ticho za sy­nom. Hľadí dolu, zohýňajúc šiju, iba vše čo pozre hore, no hne</text:span></text:span><text:span text:style-name="CharStyle6"><text:span text:style-name="T20">ď</text:span></text:span><text:span text:style-name="CharStyle6"><text:span text:style-name="T15"> kloní ohnivé oko k zemi. Ľudia náhlia do kostola, ale zato každý pozre k nim, čo len na chvíľku, prizrúc sa Ondrovi.</text:span></text:span></text:p>
        <text:p text:style-name="P28"><text:span text:style-name="CharStyle6"><text:span text:style-name="T15">„Ale ve</text:span></text:span><text:span text:style-name="CharStyle6"><text:span text:style-name="T20">ď</text:span></text:span><text:span text:style-name="CharStyle6"><text:span text:style-name="T15"> je to vari veľkomožnej syn, ten starší!“ uhádol Sovela Bielkovie.</text:span></text:span></text:p>
        <text:p text:style-name="P28"><text:span text:style-name="CharStyle6"><text:span text:style-name="T15">„Čerta, ten!“ odsekne prístavok Groš čern</text:span></text:span><text:span text:style-name="CharStyle6"><text:span text:style-name="T1">ov</text:span></text:span><text:span text:style-name="CharStyle6"><text:span text:style-name="T15">lasý. „Ten by bol taký pán?“</text:span></text:span></text:p>
        <text:p text:style-name="P28"><text:span text:style-name="CharStyle6"><text:span text:style-name="T15">Od hora prichodí v húfe druhých žien vy­soká gazdiná Filekovie, odetá pekne, v čier­nom rúchu. Na hlave má damaškátovú plachtičku, lisknúcu sa, akú si i Anča kúpila</text:span></text:span><text:span text:style-name="CharStyle22"><text:span text:style-name="T15"> </text:span></text:span><text:span text:style-name="CharStyle6"><text:span text:style-name="T15">v jaseň. S ňou ide i dievka, červená ako ruža, tučná — záživná. Tá je samý skvost, len sa tak jasá v slnci, a stužiek sila lieta vetrom okolo jej pliec... Anča veľkomožná sklopila zrak k zemi a čaká ich oslovenie.</text:span></text:span></text:p>
        <text:p text:style-name="P28"><text:span text:style-name="CharStyle6"><text:span text:style-name="T15">„To je tvoj Ondro, Anča?“ zavznel zvučný hlas gazdinej-boháčky, o nejž sníva Anča, že jej bude svatvicou.</text:span></text:span></text:p>
        <text:p text:style-name="P28"><text:span text:style-name="CharStyle6"><text:span text:style-name="T15">„Môj!“ odpovie Anča a líca zapália sa jej. Kradmo pozre Ondra i dievku a okolo úst roz­leje sa jej sladký úsmev, v oku má tajomný lesk. I dievka zbadala Ondra a pozrela k nim. Oči sú jej veselé, líca bucľaté a ústa červené, ako čerešne.</text:span></text:span></text:p>
        <text:p text:style-name="P28"><text:span text:style-name="CharStyle6"><text:span text:style-name="T15">„A kedy si prišiel, Ondro?“ prihovorila sa, ač náhli za materou — dievka nie je pyšná.</text:span></text:span></text:p>
        <text:p text:style-name="P28"><text:span text:style-name="CharStyle6"><text:span text:style-name="T15">„Toto je Filekovie Anča!“ štopla veľko­možná syna</text:span></text:span><text:span text:style-name="CharStyle6"><text:span text:style-name="T1">,</text:span></text:span><text:span text:style-name="CharStyle6"><text:span text:style-name="T15"> ke</text:span></text:span><text:span text:style-name="CharStyle6"><text:span text:style-name="T1">ď</text:span></text:span><text:span text:style-name="CharStyle6"><text:span text:style-name="T15"> tá unikla od nich.</text:span></text:span></text:p>
        <text:p text:style-name="P28"><text:span text:style-name="CharStyle6"><text:span text:style-name="T15">„Ktorá? Táto vysoká a či ktorá?“ povie on ešte dosiaľ dobre nezobudený, a oči sú mu v diaľke.</text:span></text:span></text:p>
        <text:p text:style-name="P28"><text:span text:style-name="CharStyle6"><text:span text:style-name="T15">„Tá, čo sa ti prihovorila!“</text:span></text:span></text:p>
        <text:p text:style-name="P28"><text:soft-page-break/><text:span text:style-name="CharStyle6"><text:span text:style-name="T15">V kostole Anča sadla pod chór, medzi druhé staré ženy. Ztade nebolo vidno Ondra, ktorý bol na chóre, ale ona zato videla vždy len jeho a myslela na neho, porovnávajúc ho s dievkou Filekovie, ktorá stojí jej pred očima s druhými pred oltárom. Ani spievať nemôže, ani modliť sa, ani počúvať kázeň. Vždy len o nich húta. Áno, Ondro pôjde do Filek</text:span></text:span><text:span text:style-name="CharStyle6"><text:span text:style-name="T1">ov</text:span></text:span><text:span text:style-name="CharStyle6"><text:span text:style-name="T15"> na prístavky, vezmú ho, vie. On je najinakší zo svojich vrstovníkov — azda i zo</text:span></text:span><text:span text:style-name="CharStyle22"><text:span text:style-name="T15"> </text:span></text:span><text:span text:style-name="CharStyle6"><text:span text:style-name="T15">všetkých v dedine. Ver’ pristane do toho bo­hatého dvora i čo sa schránlivosti týka. Ten nebude nikda taký bedár, ako mu bol otec. Už teraz má 150 zlatých odložených. Za svet by nič nestrovil, nekúpil by si čo len jednu cigaru, ako druhí mládenci, ani za čiastku, </text:span></text:span><text:span text:style-name="CharStyle6"><text:span text:style-name="T20">ľ</text:span></text:span><text:span text:style-name="CharStyle6"><text:span text:style-name="T15">a</text:span></text:span><text:span text:style-name="CharStyle6"><text:span text:style-name="T20">ľ</text:span></text:span><text:span text:style-name="CharStyle6"><text:span text:style-name="T15">a, nechce dať z peňazí svojich, ba ešte nikdy nezavďačil sa ničím ani jej, čo ho vy­chovala. Kde by ho nevzali? — i parsún krásny. Každý sa mu prizre, kto ho vidí. A, hľa, teraz ešte i gazdiná Kučerovie, čo pri nej sedí, nechá modlenie a kloní svoju hlavu k nej, vážená od každého človeka, ktorá ne­chodí do kostola, aby reči robila, ako druhé, ale slúži Bohu — i šepká jej:</text:span></text:span></text:p>
        <text:p text:style-name="P31"><text:span text:style-name="CharStyle6"><text:span text:style-name="T15">„To je tvoj starší syn tu, Anča?“</text:span></text:span></text:p>
        <text:p text:style-name="P41"><text:span text:style-name="CharStyle6"><text:span text:style-name="T15">„On, Ondro!“</text:span></text:span></text:p>
        <text:p text:style-name="P28"><text:span text:style-name="CharStyle6"><text:span text:style-name="T15">„Počula som, že hodný vyrástol!“</text:span></text:span></text:p>
        <text:p text:style-name="P6"><text:span text:style-name="CharStyle6"><text:span text:style-name="T15"/></text:span></text:p>
        <text:p text:style-name="P15"><text:span text:style-name="CharStyle6"><text:span text:style-name="T15">V.</text:span></text:span></text:p>
        <text:p text:style-name="P28"><text:span text:style-name="CharStyle6"><text:span text:style-name="T15"/></text:span></text:p>
        <text:p text:style-name="P42"><text:span text:style-name="CharStyle6"><text:span text:style-name="T15">Minul týždeň. Veľkomožná obľahla a leží už päť dní neprestajne. Hlava ju bolí, i kašeľ ju sužuje veľký, a od toho klanie do boku. A vždy upadúva do ťažkého sna — vždy by len spala. No ten sen je nie občerstvujúci, len ustane od neho, slabne so dňa na deň a chudne navidomoči. Je ťažko chorá; ale čo aká veľká je jej nemoc, </text:span></text:span><text:soft-page-break/><text:span text:style-name="CharStyle6"><text:span text:style-name="T15">duch jej je v práci naveky. Ako zobudí sa z toho sna, vždy snuje plány o 300 zlatých v skrini odložených. Už teraz vie, čo robiť s nimi, len by ozdravela čím skôr. Zeme, nakúpi zeme, nech sa jej duša nasýti. Ondrovi jednu štvrtinu, Janovi</text:span></text:span><text:span text:style-name="CharStyle23"><text:span text:style-name="T15"> </text:span></text:span><text:span text:style-name="CharStyle6"><text:span text:style-name="T15">druhú kúpi. Brata mužovho vyplatí z domu</text:span></text:span><text:span text:style-name="CharStyle6"><text:span text:style-name="T1">, </text:span></text:span><text:span text:style-name="CharStyle6"><text:span text:style-name="T15">nech jej tam nezavadzia — dom je jej treba!</text:span></text:span><text:span text:style-name="CharStyle6"><text:span text:style-name="T1"> </text:span></text:span><text:span text:style-name="CharStyle6"><text:span text:style-name="T15">Hádam nebude sa potĺkať do smrti po službe? Ondra dá na prístavky do Filekov — vezmú ho, vie iste. H</text:span></text:span><text:span text:style-name="CharStyle6"><text:span text:style-name="T20">ľ</text:span></text:span><text:span text:style-name="CharStyle6"><text:span text:style-name="T15">a, dievka pekne sa mu priho­vorila. A Jana prižení do domu. N</text:span></text:span><text:span text:style-name="CharStyle6"><text:span text:style-name="T7">a</text:span></text:span><text:span text:style-name="CharStyle6"><text:span text:style-name="T15">jde i tomu z prednejších dievčeniec </text:span></text:span><text:span text:style-name="CharStyle6"><text:span text:style-name="T28">—</text:span></text:span><text:span text:style-name="CharStyle6"><text:span text:style-name="T15"> dorastú dotiaľ. A bude sa ešte volať k nim do bohatých Ripe</text:span></text:span><text:span text:style-name="CharStyle6"><text:span text:style-name="T21">ľ</text:span></text:span><text:span text:style-name="CharStyle6"><text:span text:style-name="T15">ov, ako niekedy dávno že sa volávalo, spo­mína svet.</text:span></text:span></text:p>
        <text:p text:style-name="P28"><text:span text:style-name="CharStyle6"><text:span text:style-name="T15">„A ty čo neješ nič?“ spytuje sa pani, ke</text:span></text:span><text:span text:style-name="CharStyle6"><text:span text:style-name="T1">ď</text:span></text:span><text:span text:style-name="CharStyle6"><text:span text:style-name="T15"> míňajú sa dni, a ona ničoho nedotkne sa, čo by jej čo predložili — len vodu pije.</text:span></text:span></text:p>
        <text:p text:style-name="P28"><text:span text:style-name="CharStyle6"><text:span text:style-name="T15">„Nechcem, nemôžem! Nech odložia, pani farárčička!“ odmieta ona. Jesť nebude, kým neozdravie. Akúsi bázeň má a nedôveruje nikomu, pánom svojim najmenej, ktorých hneváva veľa. Kým neozdravie, i tak jej nechutí jedlo. Áno, nech len skoro minie ju tento kríž, hne</text:span></text:span><text:span text:style-name="CharStyle6"><text:span text:style-name="T1">ď</text:span></text:span><text:span text:style-name="CharStyle6"><text:span text:style-name="T15"> spraví poriadok so všetkým. Ondra dá na prístavky, ešte kým nepôjde pod losy. Čiastku mu kúpi na licitácii, aby mu Filekovci nemohli povedať, že nedoniesol nič, ke</text:span></text:span><text:span text:style-name="CharStyle6"><text:span text:style-name="T1">ď </text:span></text:span><text:span text:style-name="CharStyle6"><text:span text:style-name="T15">sa v rečiach stlknú, a Janovi stará ostane.</text:span></text:span></text:p>
        <text:p text:style-name="P28"><text:span text:style-name="CharStyle6"><text:span text:style-name="T15">„Nejie nič!“ riekla pani v svetlici domá­cim, „iba spí naveky a vodu pije. Neviem, čo bude s ňou.“</text:span></text:span></text:p>
        <text:p text:style-name="P28"><text:span text:style-name="CharStyle6"><text:span text:style-name="T15">„Rozkáž jej, nech zje aspoň polievky!“</text:span></text:span></text:p>
        <text:p text:style-name="P28"><text:span text:style-name="CharStyle6"><text:span text:style-name="T15">„Keby si ona dala rozkázať vo veciach, ktoré sa len jej týkajú?.. Ani ja tú viac držať nebudem, dávala som jej lieky, iba hla­vou myká. I teraz, keď je ťažko chorá, hľadí len popúdiť.“</text:span></text:span></text:p>
        <text:p text:style-name="P28"><text:span text:style-name="CharStyle6"><text:span text:style-name="T15">„Idem ja k nej!“ núka sa dcéra, ktorá pokladala život za vec krásnu a myslela si, </text:span></text:span><text:soft-page-break/><text:span text:style-name="CharStyle6"><text:span text:style-name="T15">že má kus moci nad vzdorovitým duchom Ančiným.</text:span></text:span></text:p>
        <text:p text:style-name="P28"><text:span text:style-name="CharStyle6"><text:span text:style-name="T15">„Iď!“ súhlasili s nepatrným úsmevom. „Ty si jej i tak miláček!“</text:span></text:span></text:p>
        <text:p text:style-name="P28"><text:span text:style-name="CharStyle6"><text:span text:style-name="T15">Slečna vzala tanier a vyšla do kuchyne. Anča sedela dosiaľ na posteli so svesenou hlavou. Šaty sú jej dokrčené od ležania a biely čepec pošinutý na bok. Nohy drží ovisnuté dolu, bosé, a ich palce dotkýnajú sa zeme. Po pošmurnej tvári vidno jej, že trpí veľa a myseľ jej je smiešaná od bo</text:span></text:span><text:span text:style-name="CharStyle6"><text:span text:style-name="T21">l</text:span></text:span><text:span text:style-name="CharStyle6"><text:span text:style-name="T15">esti a horúčky, líca horia jej. No zato i cez tú nejasnú myseľ preniká jej tá jediná myšlienka, čo bude ro­biť, keď vstane z choroby — len nech skoro vstane!.. Keď prišla slečna, a ona videla v jej ruke tanier, hodila sa na vankúše a zavolal</text:span></text:span><text:span text:style-name="CharStyle6"><text:span text:style-name="T1">a</text:span></text:span><text:span text:style-name="CharStyle6"><text:span text:style-name="T15">:</text:span></text:span></text:p>
        <text:p text:style-name="P28"><text:span text:style-name="CharStyle6"><text:span text:style-name="T15">„Nechcem, nechcem — nech odložia!“</text:span></text:span></text:p>
        <text:p text:style-name="P28"><text:span text:style-name="CharStyle6"><text:span text:style-name="T15">„Povážte, Anna!“ započne slečna čo naj­vážnejšie, „ak nebudete jesť, sebe zle robíte, nie nám. Lebo kto nejie, ztratí vládu, a kto nemá sily, ten nemoc —“</text:span></text:span></text:p>
        <text:p text:style-name="P28"><text:span text:style-name="CharStyle6"><text:span text:style-name="T15">„Nebudem, nebudem; nech odložia!“ pre­trhne ju Anča so strachom. Lebo neverí ni­komu a marí sa jej, že nik nemyslí po dobrom s ňou.</text:span></text:span></text:p>
        <text:p text:style-name="P28"><text:span text:style-name="CharStyle6"><text:span text:style-name="T15">„Veď je to len čistá, mäsitá polievka!“</text:span></text:span></text:p>
        <text:p text:style-name="P28"><text:span text:style-name="CharStyle6"><text:span text:style-name="T15">„Nie, nebudem, nebudem!“ kričí Anča vždy prudkejšie.</text:span></text:span></text:p>
        <text:p text:style-name="P28"><text:span text:style-name="CharStyle6"><text:span text:style-name="T15">Slečna stojí v nedorozumení s tanierom v ruke a nevie, čo si počať. Je i zahanbená.</text:span></text:span><text:span text:style-name="CharStyle22"><text:span text:style-name="T15"> </text:span></text:span><text:span text:style-name="CharStyle6"><text:span text:style-name="T15">Chlúbi sa, že vie krotiť d</text:span></text:span><text:span text:style-name="CharStyle6"><text:span text:style-name="T30">ä</text:span></text:span><text:span text:style-name="CharStyle6"><text:span text:style-name="T15">mona, a </text:span></text:span><text:span text:style-name="CharStyle6"><text:span text:style-name="T21">hľ</text:span></text:span><text:span text:style-name="CharStyle6"><text:span text:style-name="T15">a! Tu však blyslo jej čosi umom, a ona podniesla lyžicu k ústam, ochutnajúc sama.</text:span></text:span></text:p>
        <text:p text:style-name="P28"><text:span text:style-name="CharStyle6"><text:span text:style-name="T15">„No, </text:span></text:span><text:span text:style-name="CharStyle6"><text:span text:style-name="T21">hľ</text:span></text:span><text:span text:style-name="CharStyle6"><text:span text:style-name="T15">a.</text:span></text:span><text:span text:style-name="CharStyle6"><text:span text:style-name="T1">.</text:span></text:span><text:span text:style-name="CharStyle6"><text:span text:style-name="T15">. “ vraví, „ochladne celkom... </text:span></text:span><text:span text:style-name="CharStyle6"><text:span text:style-name="T1">“</text:span></text:span></text:p>
        <text:p text:style-name="P28"><text:span text:style-name="CharStyle6"><text:span text:style-name="T15">A tu Anča zrazu zdvihla sa a otrčila ruku proti nej, i berie rýchle tanier od slečny, ktorá zapálila sa radosťou. Anča zjedla chva­tom všetku a pýta ešte i vody, takej cit</text:span></text:span><text:span text:style-name="CharStyle6"><text:span text:style-name="T21">ro</text:span></text:span><text:span text:style-name="CharStyle6"><text:span text:style-name="T15">novej, akej jej včera pani farárka tu v ku­chyni spravili. Slečna odbehla pre citr</text:span></text:span><text:span text:style-name="CharStyle6"><text:span text:style-name="T8">o</text:span></text:span><text:span text:style-name="CharStyle6"><text:span text:style-name="T15">n </text:span></text:span><text:soft-page-break/><text:span text:style-name="CharStyle6"><text:span text:style-name="T15">a cukor, a veľkomožná sadla opäť na kraj po­stele, bosými palci dotkýnajúc sa zeme.</text:span></text:span></text:p>
        <text:p text:style-name="P28"><text:span text:style-name="CharStyle6"><text:span text:style-name="T15">„Ke</text:span></text:span><text:span text:style-name="CharStyle6"><text:span text:style-name="T21">ď</text:span></text:span><text:span text:style-name="CharStyle6"><text:span text:style-name="T15"> ozdraviem, hneď pôjdem do Filek</text:span></text:span><text:span text:style-name="CharStyle6"><text:span text:style-name="T1">ov</text:span></text:span><text:span text:style-name="CharStyle6"><text:span text:style-name="T15">,“ myslí so zvesenou hlavou, čakajúc na slečnu. „Keď bude tam, azda ho ani za vo­jaka nevezmú. Kde by z takého gazdovstva i vzali? Také niečo musia uznať i páni, čo sú akí pohani. A keď Ondro ta pôjde, bude gazdovstvo ešte väčšie, lebo mu i ja kúpim zeme, aby mu Filekovci nemohli povedať, že je žobrák. Oj, kúpim mu, mám, chvalabohu, za č</text:span></text:span><text:span text:style-name="CharStyle6"><text:span text:style-name="T1">o</text:span></text:span><text:span text:style-name="CharStyle6"><text:span text:style-name="T15">... Iba o to som v strachu, že licitáciu spravia, kým ja neozdravie</text:span></text:span><text:span text:style-name="CharStyle6"><text:span text:style-name="T1">m</text:span></text:span><text:span text:style-name="CharStyle6"><text:span text:style-name="T15">... “ Postála, nemohúc mysleť pre kašeľ, čo ju pochytil; ale akonáhle ju minul a klanie prestalo po ňom, myslí zas:</text:span></text:span></text:p>
        <text:p text:style-name="P28"><text:span text:style-name="CharStyle6"><text:span text:style-name="T15">„Ani ja slúžiť viac nebudem, iba do Ďura. Inde by nešla, a tu ma už nebudú držať, viem, keď im zle vravím. Kto vie, čo je to, že sa už nič nebojím, a potom mi je i ľúto... Brata mužovho nechám v chyži — vyhnať by sa mi i tak neda</text:span></text:span><text:span text:style-name="CharStyle6"><text:span text:style-name="T1">l</text:span></text:span><text:span text:style-name="CharStyle6"><text:span text:style-name="T15">; ale si dám chyžu zhoto­viť z komory. Okná dám vylámať veľké, ako na škole; na ne kúpim riedke záclony, ako tu jesto v svetliciach. Takú budem mať hospodu, že sa každý podíva...“</text:span></text:span></text:p>
        <text:p text:style-name="P28"><text:span text:style-name="CharStyle6"><text:span text:style-name="T15">Do izby vrátila sa slečna s cit</text:span></text:span><text:span text:style-name="CharStyle6"><text:span text:style-name="T21">ro</text:span></text:span><text:span text:style-name="CharStyle6"><text:span text:style-name="T15">nom v ruke. Pred jej očima ho rozkrojila, vytlačila do vody, ocukrila a ochutnala, č</text:span></text:span><text:span text:style-name="CharStyle6"><text:span text:style-name="T21">i</text:span></text:span><text:span text:style-name="CharStyle6"><text:span text:style-name="T15"> je dobré. Potom, mie­šajúc to lyžicou, pristúpila k nej, pozorne a jaksi zvedavo prizrúc sa zjavu Anči, ktorá zdala sa jej divnou i zaujímavou akousi pre svoju premenenú tvár a neporiadne zavitú hlavu do bieleho čepca, zpo</text:span></text:span><text:span text:style-name="CharStyle6"><text:span text:style-name="T1">d</text:span></text:span><text:span text:style-name="CharStyle6"><text:span text:style-name="T15"> nehož trčaly v</text:span></text:span><text:span text:style-name="CharStyle6"><text:span text:style-name="T1">yš</text:span></text:span><text:span text:style-name="CharStyle6"><text:span text:style-name="T15">klbané </text:span></text:span><text:span text:style-name="CharStyle6"><text:span text:style-name="T21">č</text:span></text:span><text:span text:style-name="CharStyle6"><text:span text:style-name="T15">ierne, ako havran, vlasy. Veľko­možná zdvihla chorú hlavu a pozrela na slečnu tiež. Oči stretl</text:span></text:span><text:span text:style-name="CharStyle6"><text:span text:style-name="T1">y</text:span></text:span><text:span text:style-name="CharStyle6"><text:span text:style-name="T15"> sa im mimovoľne, ako boly celkom blízo jedna druhej, a v tej chvíli v očiach slečny zatriaslo sa zdesenie. Trhla sa, ako by chcela zpät od nej, no, spamä­tajúc sa, podáva jej pohár, so strahom klo­piac zrak pred jej očima, z ichžto hĺbky, premenenej, divnej, ako by volalo:</text:span></text:span></text:p>
        <text:p text:style-name="P28"><text:span text:style-name="CharStyle6"><text:span text:style-name="T15">„Ja som už nie tá, čo som bol</text:span></text:span><text:span text:style-name="CharStyle6"><text:span text:style-name="T1">a</text:span></text:span><text:span text:style-name="CharStyle6"><text:span text:style-name="T15">; ani taká viac, ako vy druhí. Medzi nami povstáva </text:span></text:span><text:soft-page-break/><text:span text:style-name="CharStyle6"><text:span text:style-name="T21">č</text:span></text:span><text:span text:style-name="CharStyle6"><text:span text:style-name="T15">osi, čo delí mňa od vás, odtíska, niečo silného, rastúceho, neznámeho — strašnéh</text:span></text:span><text:span text:style-name="CharStyle6"><text:span text:style-name="T1">o</text:span></text:span><text:span text:style-name="CharStyle6"><text:span text:style-name="T15">..“</text:span></text:span></text:p>
        <text:p text:style-name="P28"><text:span text:style-name="CharStyle6"><text:span text:style-name="T15">„Toto vám bude dobré...“ Chce riecť slečna, no nepovie. Drží jej tam pohár v chvelej ruke so sklopenými očami. Anča vzala ná­poj k ústam, ale neodvracia prenikavého po­hľadu od zblednutej trári slečny. A, vidiac jej zdesenie, v okamihu pochopila, čo je s ňou a čo bude s ňou. Na tvári zjavil sa jej výraz strachu a zúfalstva. Odložila pohár prudkým posunkom, že scvengotal o stoličku,</text:span></text:span><text:span text:style-name="CharStyle22"><text:span text:style-name="T15"> </text:span></text:span><text:span text:style-name="CharStyle6"><text:span text:style-name="T15">a padla zpät do vankúšov svojej postele, ako bez seba.</text:span></text:span></text:p>
        <text:p text:style-name="P28"><text:span text:style-name="CharStyle6"><text:span text:style-name="T15">„Anča neobstojí,“ vravel jej muž Pa</text:span></text:span><text:span text:style-name="CharStyle6"><text:span text:style-name="T8">ľ</text:span></text:span><text:span text:style-name="CharStyle6"><text:span text:style-name="T15">o pánu otcovi, ke</text:span></text:span><text:span text:style-name="CharStyle6"><text:span text:style-name="T21">ď</text:span></text:span><text:span text:style-name="CharStyle6"><text:span text:style-name="T1"> </text:span></text:span><text:span text:style-name="CharStyle6"><text:span text:style-name="T15">ten prechodil sa pod oblokmi pred večerom, a on práve vyšiel bol od Anči. „Psi jednostaj zavýjali i tej noci, čujú smrť. Takému chorému, pán farárko, kde psi v dome vyjú, môžeme sa neufať!</text:span></text:span><text:span text:style-name="CharStyle6"><text:span text:style-name="T1">“</text:span></text:span></text:p>
        <text:p text:style-name="P6"><text:span text:style-name="CharStyle6"><text:span text:style-name="T15"/></text:span></text:p>
        <text:p text:style-name="P15"><text:span text:style-name="CharStyle6"><text:span text:style-name="T15">VI.</text:span></text:span></text:p>
        <text:p text:style-name="P28"><text:span text:style-name="CharStyle6"><text:span text:style-name="T15"/></text:span></text:p>
        <text:p text:style-name="P40"><text:span text:style-name="CharStyle6"><text:span text:style-name="T15">U dolných Ripeľov po tieto časy nevyhášajú svetla celé noci. Pokojná Zuza síce by nemala príčiny olej páliť, ale k nej utiahla sa veľkomožná a leží v jej dome už štvrtý deň. Do mužovho domu, kde býva zajikáv</text:span></text:span><text:span text:style-name="CharStyle6"><text:span text:style-name="T1">ajúc</text:span></text:span><text:span text:style-name="CharStyle6"><text:span text:style-name="T15">a sa švegeriná a kde jest hŕba vreštiacich detí, Anča nešl</text:span></text:span><text:span text:style-name="CharStyle6"><text:span text:style-name="T1">a</text:span></text:span><text:span text:style-name="CharStyle6"><text:span text:style-name="T15">; ani na fare nechcela ďalej ostať, ako pochopila, čo bude s ňou. A je už cel­kom schudnutá. Tvár má upadlú a zmenenú úplne — nemoc pokračuje v svojej robote. Vlády už nemá; na nohách neobstojí a sotva už i sedí: ale duch jej je nepremožený a búri sa. Horúčka ju už netrápi, ani nebl</text:span></text:span><text:span text:style-name="CharStyle6"><text:span text:style-name="T8">ú</text:span></text:span><text:span text:style-name="CharStyle6"><text:span text:style-name="T15">zni Anča; vždy je pri sebe, a vždy si je pove­domá toho, že nevstane viac. Toto je, čomu nemôže sa pokoriť, čomu sa spiera silou-mocou. Tak ona teraz, ke</text:span></text:span><text:span text:style-name="CharStyle6"><text:span text:style-name="T21">ď</text:span></text:span><text:span text:style-name="CharStyle6"><text:span text:style-name="T15"> má všetkého dosť, keď </text:span></text:span><text:soft-page-break/><text:span text:style-name="CharStyle6"><text:span text:style-name="T15">vyšla na vrchol slávy svojej .. teraz má klesnúť a opustiť všetko. V biede koľko ráz i zlorečila, že je na svet</text:span></text:span><text:span text:style-name="CharStyle6"><text:span text:style-name="T1">e</text:span></text:span><text:span text:style-name="CharStyle6"><text:span text:style-name="T15">!</text:span></text:span></text:p>
        <text:p text:style-name="P28"><text:span text:style-name="CharStyle6"><text:span text:style-name="T15">„Zuza, netkaj</text:span></text:span><text:span text:style-name="CharStyle6"><text:span text:style-name="T1">!</text:span></text:span><text:span text:style-name="CharStyle6"><text:span text:style-name="T15">“ riekla večer štvrtého dňa, ako prišla do Ripeľov, hlasom bezvládnym. „Dosť sa natkáš cez deň; aspoň večer nechaj tak!“ Zle jej je počúvať plesk bidiel; ale i všetko jej je zle strpeť už a nenávidí všetko, čo ju obkľ</text:span></text:span><text:span text:style-name="CharStyle6"><text:span text:style-name="T1">uč</text:span></text:span><text:span text:style-name="CharStyle6"><text:span text:style-name="T15">u</text:span></text:span><text:span text:style-name="CharStyle6"><text:span text:style-name="T1">je</text:span></text:span><text:span text:style-name="CharStyle6"><text:span text:style-name="T15">.</text:span></text:span></text:p>
        <text:p text:style-name="P28"><text:span text:style-name="CharStyle6"><text:span text:style-name="T15">„Ve</text:span></text:span><text:span text:style-name="CharStyle6"><text:span text:style-name="T21">ď</text:span></text:span><text:span text:style-name="CharStyle6"><text:span text:style-name="T15"> by i netkala, tetka, ale —“ začne Zuza, no nechá tkanie predsa. Má dve diev­čence; tým bude treba plátna moc, a keď v zime neotká, na jar ho ani tak nie. Ale i veľa mešká, ako je tu Anča. Je ver’ i nep</text:span></text:span><text:span text:style-name="CharStyle6"><text:span text:style-name="T1">r</text:span></text:span><text:span text:style-name="CharStyle6"><text:span text:style-name="T15">íležitá, a ťažko je s ňou Zuze. Nespí celé noci — Anča teraz už spať nemôže — je hlavatá, zlostná a vymýšľavá. Vše to, zas to aby jej snášala, a keď donesie, musí ona vziať popredku do úst zo všetkého, i liekov, aby ju neotrávila. Pri doktorovi bola s ňou dva razy, nakúpila na jej rozkaz všelijakých dobrých vecí. Anča čím viac chce z peňazí stroviť pre seba, kým je tu — a jesť nemôže už nič.</text:span></text:span></text:p>
        <text:p text:style-name="P28"><text:span text:style-name="CharStyle6"><text:span text:style-name="T15">„A ten starniak je tu ešte“? spytuje sa Anča o mužovi, ktorého nikdy nechcela, ale teraz ho už ani strpeť nemôže pri sebe. Tak ona mladšia, súcejšia musí preč, a on, na ktorého túkať treba, ostane s peniazmi pri život</text:span></text:span><text:span text:style-name="CharStyle6"><text:span text:style-name="T1">e</text:span></text:span><text:span text:style-name="CharStyle6"><text:span text:style-name="T15">!</text:span></text:span></text:p>
        <text:p text:style-name="P28"><text:span text:style-name="CharStyle6"><text:span text:style-name="T15">„Nie sú tu. B</text:span></text:span><text:span text:style-name="CharStyle6"><text:span text:style-name="T1">á</text:span></text:span><text:span text:style-name="CharStyle6"><text:span text:style-name="T15">čik Paľo odišli už chvíľka!“</text:span></text:span></text:p>
        <text:p text:style-name="P28"><text:span text:style-name="CharStyle6"><text:span text:style-name="T15">„No veď t</text:span></text:span><text:span text:style-name="CharStyle6"><text:span text:style-name="T1">o</text:span></text:span><text:span text:style-name="CharStyle6"><text:span text:style-name="T15">!... Akože sú sami bez slúžky?“ vraví Anča o fare, s velikou láskou spomínajúc ju teraz vždy. Hej, keby ešte raz vstala, po­slúchala by ich vo všetkom a nehnevala by ich viac už nikdy — keby vstal</text:span></text:span><text:span text:style-name="CharStyle6"><text:span text:style-name="T1">a</text:span></text:span><text:span text:style-name="CharStyle6"><text:span text:style-name="T15">!</text:span></text:span></text:p>
        <text:p text:style-name="P28"><text:span text:style-name="CharStyle6"><text:span text:style-name="T15">Ku posteli k nej pristúpila Zuza, s lyži­čkou a fľaštičkami.</text:span></text:span></text:p>
        <text:p text:style-name="P28"><text:span text:style-name="CharStyle6"><text:span text:style-name="T15">„</text:span></text:span><text:span text:style-name="CharStyle6"><text:span text:style-name="T21">Č</text:span></text:span><text:span text:style-name="CharStyle6"><text:span text:style-name="T15">o chceš?“ schytí sa Anča zrazu a so strachom otvára oči na ňu.</text:span></text:span></text:p>
        <text:p text:style-name="P28"><text:span text:style-name="CharStyle6"><text:span text:style-name="T15">„Z tejto fľaštičky ste ešte neužili, tetka!“</text:span></text:span></text:p>
        <text:p text:style-name="P28"><text:soft-page-break/><text:span text:style-name="CharStyle6"><text:span text:style-name="T15">„A nekoštúva</text:span></text:span><text:span text:style-name="CharStyle6"><text:span text:style-name="T1">š</text:span></text:span><text:span text:style-name="CharStyle6"><text:span text:style-name="T15">... chceš ma otráviť?“ Anča prudko vyrazila lyžicu z ruky Zuzinej, udrúc i ju po tvári. Lebo všetci sú jej ne­priatelia, čo na žive ostan</text:span></text:span><text:span text:style-name="CharStyle6"><text:span text:style-name="T1">ú</text:span></text:span><text:span text:style-name="CharStyle6"><text:span text:style-name="T15">; cíti to, a ča­kajú na jej odchod zato, lebo nikdy dobrá nebola nikomu. Zuza prekvapeno pozrela k nej veľkými očima a utrela si líce, i odstúpila urazená. Anča vysilená tým výbuchom, klesla na ľahu zpät.</text:span></text:span></text:p>
        <text:p text:style-name="P28"><text:span text:style-name="CharStyle6"><text:span text:style-name="T15">„Zuza!“ ozvala sa po chvíli oslabnutým hlasom. No Zuza, ač má srdce citlivé a vľúd­nosť zachováva ku každému, teraz neohlási sa. Ona Anču prijala, hoci nemusela; trpí ju, opatruje, znáša jej vrtochy, a h</text:span></text:span><text:span text:style-name="CharStyle6"><text:span text:style-name="T8">ľ</text:span></text:span><text:span text:style-name="CharStyle6"><text:span text:style-name="T15">a... „Zuzka moj</text:span></text:span><text:span text:style-name="CharStyle6"><text:span text:style-name="T1">a</text:span></text:span><text:span text:style-name="CharStyle6"><text:span text:style-name="T15">!“ opätuje Anča, vydychujúc ťažko, i driape sa hore a hľadá očima Zuzu. „Po</text:span></text:span><text:span text:style-name="CharStyle6"><text:span text:style-name="T21">ď</text:span></text:span><text:span text:style-name="CharStyle6"><text:span text:style-name="T15"> sem — nehnevaj sa! Ja</text:span></text:span><text:span text:style-name="CharStyle6"><text:span text:style-name="T1"> </text:span></text:span><text:span text:style-name="CharStyle6"><text:span text:style-name="T15">už neviem, ani čo robím!“ Ke</text:span></text:span><text:span text:style-name="CharStyle6"><text:span text:style-name="T21">ď</text:span></text:span><text:span text:style-name="CharStyle6"><text:span text:style-name="T15"> jej neodpovedala, schytí sa prudko a sadne na posteľ. Zúfalosť zračí sa z celého jej zjavu — zúfalosť, že musí preč, a strach... „Nejdeš, Zuzka?“</text:span></text:span></text:p>
        <text:p text:style-name="P28"><text:span text:style-name="CharStyle6"><text:span text:style-name="T15">„Tetka, ja som si toto nezaslúžila od vás!“ započne Zuza a prichodí k nej. „Ja vás opatrujem, ako vlastnú matku... A či som vám ja nadarmo v tej zime chodila pre lieky ? A čože by ja mala vás otráviť? Pre tie háby a vankúš, čo ste mi poručili?... Ve</text:span></text:span><text:span text:style-name="CharStyle6"><text:span text:style-name="T21">ď</text:span></text:span><text:span text:style-name="CharStyle6"><text:span text:style-name="T15"> ja bez toho i budem!“</text:span></text:span></text:p>
        <text:p text:style-name="P28"><text:span text:style-name="CharStyle6"><text:span text:style-name="T15">„Nehnevaj sa, Zuzka!“ vraví Anča a h</text:span></text:span><text:span text:style-name="CharStyle6"><text:span text:style-name="T21">l</text:span></text:span><text:span text:style-name="CharStyle6"><text:span text:style-name="T15">adí jej tvár. „Už ti nebudem tu dlho zavadzať… Sadni — rozpoviem ti, čo máte robiť, ke</text:span></text:span><text:span text:style-name="CharStyle6"><text:span text:style-name="T21">ď</text:span></text:span><text:span text:style-name="CharStyle6"><text:span text:style-name="T15"> umrem. Truhlu kúpte mi v meste peknú far­benú, nech aspoň to mám zo svojej dlhoroč­nej služby, i plachtu riedku, čiernu. Peniaze dajte do banky — ak chcú chlapci, nech si kúpia zeme, ak nie — nie. A háby dones mi sem, čo ma oblečiet</text:span></text:span><text:span text:style-name="CharStyle6"><text:span text:style-name="T1">e</text:span></text:span><text:span text:style-name="CharStyle6"><text:span text:style-name="T15">... Tú gece</text:span></text:span><text:span text:style-name="CharStyle6"><text:span text:style-name="T1">ľ</text:span></text:span><text:span text:style-name="CharStyle6"><text:span text:style-name="T15">u atlasovú</text:span></text:span><text:span text:style-name="CharStyle6"><text:span text:style-name="T1">, </text:span></text:span><text:span text:style-name="CharStyle6"><text:span text:style-name="T15">štrimfle, čepec a brusliak zamatový..“</text:span></text:span></text:p>
        <text:p text:style-name="P28"><text:span text:style-name="CharStyle6"><text:span text:style-name="T15">„Háby sú vám už tu prichystané, tetka!“</text:span></text:span></text:p>
        <text:p text:style-name="P28"><text:soft-page-break/><text:span text:style-name="CharStyle6"><text:span text:style-name="T15">„Kde?“ zježí sa Anča opäť. „Preč ich, preč! Zato si ich doniesla, aby som skôr umrela? Preč i ty odo mňa!“</text:span></text:span></text:p>
        <text:p text:style-name="P28"><text:span text:style-name="CharStyle6"><text:span text:style-name="T15">Zuza odstúpila, a Anča, zavrúc oči, ľahla vysilená na vankúše. Po dlhšej chvíli ozvala sa však zas, ako premožená, a ako by sa bola spamätala.</text:span></text:span></text:p>
        <text:p text:style-name="P28"><text:span text:style-name="CharStyle6"><text:span text:style-name="T15">„Zuzka, vezmi knižku a spievaj pri mne.“</text:span></text:span></text:p>
        <text:p text:style-name="P28"><text:span text:style-name="CharStyle6"><text:span text:style-name="T15">Zuza poslúchla; vynašla pesničku, o nejž myslela, že je dobrá pre ňu, ale sotva za­spievala jeden verš, v ňomž do vôle Božej oddáva sa človek, Anča vzbúrila sa zase.</text:span></text:span></text:p>
        <text:p text:style-name="P28"><text:span text:style-name="CharStyle6"><text:span text:style-name="T15">„Dosť; nechcem, nechcem!“</text:span></text:span></text:p>
        <text:p text:style-name="P28"><text:span text:style-name="CharStyle6"><text:span text:style-name="T15">„Vody daj, Zuzka, daj vody studenej, ľado­vej. Oheň ma páli — a oblok otvor!“</text:span></text:span></text:p>
        <text:p text:style-name="P28"><text:span text:style-name="CharStyle6"><text:span text:style-name="T15">Zuza podala vody a šla k oknu, no sotva štrkol, už Anča skríkla nastráchaná:</text:span></text:span></text:p>
        <text:p text:style-name="P28"><text:span text:style-name="CharStyle6"><text:span text:style-name="T15">„Zavri! Tak by skôr prišli pre mňa; a zamkni i dvere!“</text:span></text:span></text:p>
        <text:p text:style-name="P28"><text:span text:style-name="CharStyle6"><text:span text:style-name="T15">„Tetka!“ osloví Zuza pokojná, ke</text:span></text:span><text:span text:style-name="CharStyle6"><text:span text:style-name="T21">ď</text:span></text:span><text:span text:style-name="CharStyle6"><text:span text:style-name="T15"> bola pozatvárala, vidiac jej muky, „mali by ste sa pomodliť za pokojné skončenie..“</text:span></text:span></text:p>
        <text:p text:style-name="P28"><text:span text:style-name="CharStyle6"><text:span text:style-name="T15">„Čo chceš?“ schytí sa tá a široko roztvára oči. „Za skončenie? Už by si chcela, aby ma</text:span></text:span><text:span text:style-name="CharStyle22"><text:span text:style-name="T15"> </text:span></text:span><text:span text:style-name="CharStyle6"><text:span text:style-name="T15">nebolo tu? T</text:span></text:span><text:span text:style-name="CharStyle6"><text:span text:style-name="T1">y</text:span></text:span><text:span text:style-name="CharStyle6"><text:span text:style-name="T15">... ac</text:span></text:span><text:span text:style-name="CharStyle6"><text:span text:style-name="T1">h</text:span></text:span><text:span text:style-name="CharStyle6"><text:span text:style-name="T15">!“</text:span></text:span><text:span text:style-name="CharStyle6"><text:span text:style-name="T1">...</text:span></text:span><text:span text:style-name="CharStyle6"><text:span text:style-name="T15"> Anča nedokon­čila. Klesla zadychčaná a bezvládna od vý­buchu. Zuza odstúpila od nej </text:span></text:span><text:span text:style-name="CharStyle6"><text:span text:style-name="T21">t</text:span></text:span><text:span text:style-name="CharStyle6"><text:span text:style-name="T8">ich</text:span></text:span><text:span text:style-name="CharStyle6"><text:span text:style-name="T15">o a sadla do kúta i pomodlila sa sama </text:span></text:span><text:span text:style-name="CharStyle6"><text:span text:style-name="T21">mie</text:span></text:span><text:span text:style-name="CharStyle6"><text:span text:style-name="T1">s</text:span></text:span><text:span text:style-name="CharStyle6"><text:span text:style-name="T15">t</text:span></text:span><text:span text:style-name="CharStyle6"><text:span text:style-name="T1">o</text:span></text:span><text:span text:style-name="CharStyle6"><text:span text:style-name="T15"> nej za ňu. Po chvíli, ke</text:span></text:span><text:span text:style-name="CharStyle6"><text:span text:style-name="T21">ď</text:span></text:span><text:span text:style-name="CharStyle6"><text:span text:style-name="T15"> zdvihla hlavu, videla, že Anča sedí na posteli a h</text:span></text:span><text:span text:style-name="CharStyle6"><text:span text:style-name="T1">ľ</text:span></text:span><text:span text:style-name="CharStyle6"><text:span text:style-name="T15">adí k nej vpadlýma očima, s tvárou zmenenou. A prizrúc sa jej, pokojná Zuza videla, že do rána nedožije.</text:span></text:span></text:p>
        <text:p text:style-name="P28"><text:span text:style-name="CharStyle6"><text:span text:style-name="T15">„Tetka, ja som vás dnes nečesala...“ rečie, idúc k nej. „Ke</text:span></text:span><text:span text:style-name="CharStyle6"><text:span text:style-name="T8">ď</text:span></text:span><text:span text:style-name="CharStyle6"><text:span text:style-name="T15"> sedíte, mohla by vás tera</text:span></text:span><text:span text:style-name="CharStyle6"><text:span text:style-name="T1">z</text:span></text:span><text:span text:style-name="CharStyle6"><text:span text:style-name="T15">!“</text:span></text:span></text:p>
        <text:p text:style-name="P28"><text:span text:style-name="CharStyle6"><text:span text:style-name="T15">„Umrem už?“ schytila sa Anča, a hľadí dychtivo na jej tvár, ako by z nej chcela </text:span></text:span><text:soft-page-break/><text:span text:style-name="CharStyle6"><text:span text:style-name="T15">vy­čítať svoj výrok. No Zuza je pokojná; vie panovať nad sebou — tvári nezmení.</text:span></text:span></text:p>
        <text:p text:style-name="P28"><text:span text:style-name="CharStyle6"><text:span text:style-name="T15">„Čo by ste umreli? Môžete i obstáť. To len že na deň nestačím.“</text:span></text:span></text:p>
        <text:p text:style-name="P28"><text:span text:style-name="CharStyle6"><text:span text:style-name="T15">„Pletie</text:span></text:span><text:span text:style-name="CharStyle6"><text:span text:style-name="T1">š</text:span></text:span><text:span text:style-name="CharStyle6"><text:span text:style-name="T15">! Ty ma už ta hotuješ!“ riekla, no dovolila. Hlas Zuzin zneje tak nežne, že krotn</text:span></text:span><text:span text:style-name="CharStyle6"><text:span text:style-name="T1">e</text:span></text:span><text:span text:style-name="CharStyle6"><text:span text:style-name="T15"> mimovoľne od neho a nevie odolať.</text:span></text:span></text:p>
        <text:p text:style-name="P28"><text:span text:style-name="CharStyle6"><text:span text:style-name="T15">„Či ma i umyješ?“</text:span></text:span></text:p>
        <text:p text:style-name="P28"><text:span text:style-name="CharStyle6"><text:span text:style-name="T15">„Ak chcete, tetka,“ vraví Zuza. „Ale ste sa ráno umyli, a zajtra môžete sa zas!“</text:span></text:span></text:p>
        <text:p text:style-name="P28"><text:span text:style-name="CharStyle6"><text:span text:style-name="T15">A Zuza vraví tak mäkko, a také láskavé je jej zachodenie — materské... Anča, ako by pochopila toho príčinu, zrazu začala plakať.</text:span></text:span></text:p>
        <text:p text:style-name="P28"><text:span text:style-name="CharStyle6"><text:span text:style-name="T15">„Neplačte!“ chlácholí Zuza; „všetko sa na dobré obráti. Ved ľudia i chorejú.“</text:span></text:span></text:p>
        <text:p text:style-name="P28"><text:span text:style-name="CharStyle6"><text:span text:style-name="T15">Učesaná a umytá zat</text:span></text:span><text:span text:style-name="CharStyle6"><text:span text:style-name="T1">íc</text:span></text:span><text:span text:style-name="CharStyle6"><text:span text:style-name="T15">hla a ľahla zpät. Oči privrela a dlho ležala tak nepohnute. Ne­čakane potom schytila sa, hľadiac ku dverám, a lesk oka bol jej už nalomený.</text:span></text:span></text:p>
        <text:p text:style-name="P28"><text:span text:style-name="CharStyle6"><text:span text:style-name="T15">„Zuza, vidíš, tamto moja mať?“</text:span></text:span></text:p>
        <text:p text:style-name="P28"><text:span text:style-name="CharStyle6"><text:span text:style-name="T15">„Kde?“ Zuza skrútia hlavu, a opanoval ju samú, pokojnú, zvláštny cit. Zdesila sa. „Ja nič n</text:span></text:span><text:span text:style-name="CharStyle6"><text:span text:style-name="T21">ev</text:span></text:span><text:span text:style-name="CharStyle6"><text:span text:style-name="T15">idím... To sa vám azda pri­snilo...“</text:span></text:span></text:p>
        <text:p text:style-name="P28"><text:span text:style-name="CharStyle6"><text:span text:style-name="T15">„Tam pri dverách; prišla pre mň</text:span></text:span><text:span text:style-name="CharStyle6"><text:span text:style-name="T1">a</text:span></text:span><text:span text:style-name="CharStyle6"><text:span text:style-name="T15">!“ Kle­sla opäť bezvládne a ležala zas ticho, dlhú chvíľu. „Nemôžem umreť,“ riekla polohlasne, „nemôžem, Zuza, pre deti...“</text:span></text:span></text:p>
        <text:p text:style-name="P28"><text:span text:style-name="CharStyle6"><text:span text:style-name="T15">„Nie pre deti... tie už budú i bez vás!“ vetí Zuza tým istým mäkkým hlasom, preplneným nežnosťou. „Tie nech vás nesužujú! </text:span></text:span><text:span text:style-name="CharStyle6"><text:span text:style-name="T21">Ľ</text:span></text:span><text:span text:style-name="CharStyle6"><text:span text:style-name="T15">a, odkázali sme im, ako ste, a neprišiel ani jeden. Ale to m</text:span></text:span><text:span text:style-name="CharStyle6"><text:span text:style-name="T8">a</text:span></text:span><text:span text:style-name="CharStyle6"><text:span text:style-name="T15">nie tvrdo opúšťate, tie peniaz</text:span></text:span><text:span text:style-name="CharStyle6"><text:span text:style-name="T1">e</text:span></text:span><text:span text:style-name="CharStyle6"><text:span text:style-name="T15">... a vás tam čaká bohatstvo iné — lepši</text:span></text:span><text:span text:style-name="CharStyle6"><text:span text:style-name="T1">e</text:span></text:span><text:span text:style-name="CharStyle6"><text:span text:style-name="T15">!“</text:span></text:span></text:p>
        <text:p text:style-name="P28"><text:span text:style-name="CharStyle6"><text:span text:style-name="T15">„Bohatstvo lepšie?“... Anča šepce ledva slyšate</text:span></text:span><text:span text:style-name="CharStyle6"><text:span text:style-name="T1">ľ</text:span></text:span><text:span text:style-name="CharStyle6"><text:span text:style-name="T15">ne. Na tvári má akúsi belosť a výraz, ako by všetko, čo ju sväzovalo s týmto živo­tom, opúšťala, a všetkého zlého, </text:span></text:span><text:span text:style-name="CharStyle6"><text:span text:style-name="T21">č</text:span></text:span><text:span text:style-name="CharStyle6"><text:span text:style-name="T15">o ju tu držalo a nepustilo, bola konečne sprostená... O chvíľu ešte pýtala si vody, a </text:span></text:span><text:soft-page-break/><text:span text:style-name="CharStyle6"><text:span text:style-name="T15">že nemohla sa už zodvihnúť, Zuza podobrala ju rukou poza chrbát. Anča omočila ústa, a zrazu hlava jej sk</text:span></text:span><text:span text:style-name="CharStyle6"><text:span text:style-name="T8">ľ</text:span></text:span><text:span text:style-name="CharStyle6"><text:span text:style-name="T15">oncla na plece Zuze a odvisl</text:span></text:span><text:span text:style-name="CharStyle6"><text:span text:style-name="T1">a</text:span></text:span><text:span text:style-name="CharStyle6"><text:span text:style-name="T15">...</text:span></text:span></text:p>
        <text:p text:style-name="P6"><text:span text:style-name="CharStyle6"><text:span text:style-name="T15"/></text:span></text:p>
        <text:p text:style-name="P15"><text:span text:style-name="CharStyle6"><text:span text:style-name="T15">VI</text:span></text:span><text:span text:style-name="CharStyle6"><text:span text:style-name="T21">I.</text:span></text:span></text:p>
        <text:p text:style-name="P28"><text:span text:style-name="CharStyle6"><text:span text:style-name="T15"/></text:span></text:p>
        <text:p text:style-name="P40"><text:span text:style-name="CharStyle6"><text:span text:style-name="T15">„Tak naozaj umrela veľkomožná?“ divili sa v dedine, ke</text:span></text:span><text:span text:style-name="CharStyle6"><text:span text:style-name="T21">ď</text:span></text:span><text:span text:style-name="CharStyle6"><text:span text:style-name="T15"> prenikol chýr o Ančinej smrti, a zaujal mysle podivný cit. Taká udatná žena, a už jej niet! Či je veliká moc Božia predsa, ke</text:span></text:span><text:span text:style-name="CharStyle6"><text:span text:style-name="T21">ď</text:span></text:span><text:span text:style-name="CharStyle6"><text:span text:style-name="T15"> človeka kedykoľvek smetie so zeme. Márnosť všetko, márnosť!</text:span></text:span></text:p>
        <text:p text:style-name="P28"><text:span text:style-name="CharStyle6"><text:span text:style-name="T15">„To s jednej strany Pán Boh už ani trpe</text:span></text:span><text:span text:style-name="CharStyle6"><text:span text:style-name="T1">ť </text:span></text:span><text:span text:style-name="CharStyle6"><text:span text:style-name="T15">nemohl</text:span></text:span><text:span text:style-name="CharStyle6"><text:span text:style-name="T1">i</text:span></text:span><text:span text:style-name="CharStyle6"><text:span text:style-name="T15">..</text:span></text:span><text:span text:style-name="CharStyle6"><text:span text:style-name="T1">“</text:span></text:span><text:span text:style-name="CharStyle6"><text:span text:style-name="T15"> riekol jej muž Pa</text:span></text:span><text:span text:style-name="CharStyle6"><text:span text:style-name="T8">ľ</text:span></text:span><text:span text:style-name="CharStyle6"><text:span text:style-name="T15">o, starniak, ke</text:span></text:span><text:span text:style-name="CharStyle6"><text:span text:style-name="T1">ď</text:span></text:span><text:span text:style-name="CharStyle6"><text:span text:style-name="T15"> už bol dosť natrúchlil, i kar odstál. „</text:span></text:span><text:span text:style-name="CharStyle6"><text:span text:style-name="T1">V</text:span></text:span><text:span text:style-name="CharStyle6"><text:span text:style-name="T15">ypínala sa nad každého, úcty nehľadela nikomu, už ani v službe nebála sa nikoho. A mňa potlačovala za 24 roky spolužitia naveky. A, h</text:span></text:span><text:span text:style-name="CharStyle6"><text:span text:style-name="T8">ľ</text:span></text:span><text:span text:style-name="CharStyle6"><text:span text:style-name="T15">a, ona silná šla, a ja som tu... Kto trpí, panuje!“</text:span></text:span></text:p>
        <text:p text:style-name="P6"><text:span text:style-name="CharStyle28"><text:span text:style-name="T1"/></text:span></text:p>
        <text:p text:style-name="P15"><text:span text:style-name="CharStyle42"><text:span text:style-name="T15"/></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Arial" svg:font-family="Arial" style:font-family-generic="swiss"/>
    <style:font-face style:name="Arial1"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5_29_" style:display-name="Základný text (5)"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6cm" style:auto-text-indent="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6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8_29_" style:display-name="Základný text (8)"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9" style:family="text" style:parent-style-name="DefaultFontStyle"/>
    <style:style style:name="CharStyle10" style:family="text" style:parent-style-name="CharStyle9">
      <style:text-properties fo:color="#000000" fo:language="sk" fo:country="SK" style:language-asian="sk" style:country-asian="SK" style:language-complex="sk" style:country-complex="SK"/>
    </style:style>
    <style:style style:name="CharStyle12" style:family="text" style:parent-style-name="DefaultFontStyle"/>
    <style:style style:name="CharStyle13" style:family="text" style:parent-style-name="CharStyle12">
      <style:text-properties fo:color="#000000" fo:language="sk" fo:country="SK" style:language-asian="sk" style:country-asian="SK" style:language-complex="sk" style:country-complex="SK"/>
    </style:style>
    <style:style style:name="CharStyle14" style:family="text" style:parent-style-name="CharStyle6">
      <style:text-properties fo:color="#000000" fo:language="sk" fo:country="SK" style:language-asian="sk" style:country-asian="SK" style:language-complex="sk" style:country-complex="SK"/>
    </style:style>
    <style:style style:name="CharStyle16" style:family="text" style:parent-style-name="DefaultFontStyle"/>
    <style:style style:name="CharStyle17" style:family="text" style:parent-style-name="CharStyle16">
      <style:text-properties fo:color="#000000" fo:language="sk" fo:country="SK" style:language-asian="sk" style:country-asian="SK" style:language-complex="sk" style:country-complex="SK"/>
    </style:style>
    <style:style style:name="CharStyle19" style:family="text" style:parent-style-name="DefaultFontStyle"/>
    <style:style style:name="CharStyle20" style:family="text" style:parent-style-name="CharStyle19">
      <style:text-properties fo:color="#000000" fo:language="sk" fo:country="SK" style:language-asian="sk" style:country-asian="SK" style:language-complex="sk" style:country-complex="SK"/>
    </style:style>
    <style:style style:name="CharStyle22" style:family="text" style:parent-style-name="DefaultFontStyle"/>
    <style:style style:name="CharStyle23" style:family="text" style:parent-style-name="CharStyle16">
      <style:text-properties fo:color="#000000" fo:language="sk" fo:country="SK" style:language-asian="sk" style:country-asian="SK" style:language-complex="sk" style:country-complex="SK"/>
    </style:style>
    <style:style style:name="CharStyle24" style:family="text" style:parent-style-name="CharStyle6">
      <style:text-properties fo:color="#000000" fo:language="sk" fo:country="SK" style:language-asian="sk" style:country-asian="SK" style:language-complex="sk" style:country-complex="SK"/>
    </style:style>
    <style:style style:name="CharStyle26" style:family="text" style:parent-style-name="DefaultFontStyle"/>
    <style:style style:name="CharStyle27" style:family="text" style:parent-style-name="CharStyle6">
      <style:text-properties fo:color="#000000" fo:language="sk" fo:country="SK" style:language-asian="sk" style:country-asian="SK" style:language-complex="sk" style:country-complex="SK"/>
    </style:style>
    <style:style style:name="CharStyle28" style:family="text" style:parent-style-name="CharStyle12">
      <style:text-properties fo:color="#000000" fo:language="sk" fo:country="SK" style:language-asian="sk" style:country-asian="SK" style:language-complex="sk" style:country-complex="SK"/>
    </style:style>
    <style:style style:name="CharStyle30" style:family="text" style:parent-style-name="DefaultFontStyle"/>
    <style:style style:name="CharStyle31" style:family="text" style:parent-style-name="CharStyle19">
      <style:text-properties fo:color="#000000" fo:language="sk" fo:country="SK" style:language-asian="sk" style:country-asian="SK" style:language-complex="sk" style:country-complex="SK"/>
    </style:style>
    <style:style style:name="CharStyle32" style:family="text" style:parent-style-name="CharStyle22">
      <style:text-properties fo:color="#000000" fo:language="sk" fo:country="SK" style:language-asian="sk" style:country-asian="SK" style:language-complex="sk" style:country-complex="SK"/>
    </style:style>
    <style:style style:name="CharStyle33" style:family="text" style:parent-style-name="CharStyle9">
      <style:text-properties fo:color="#000000" fo:language="sk" fo:country="SK" style:language-asian="sk" style:country-asian="SK" style:language-complex="sk" style:country-complex="SK"/>
    </style:style>
    <style:style style:name="CharStyle34" style:family="text" style:parent-style-name="CharStyle12">
      <style:text-properties fo:color="#000000" fo:language="sk" fo:country="SK" style:language-asian="sk" style:country-asian="SK" style:language-complex="sk" style:country-complex="SK"/>
    </style:style>
    <style:style style:name="CharStyle35" style:family="text" style:parent-style-name="CharStyle22">
      <style:text-properties fo:color="#000000" fo:language="sk" fo:country="SK" style:language-asian="sk" style:country-asian="SK" style:language-complex="sk" style:country-complex="SK"/>
    </style:style>
    <style:style style:name="CharStyle36" style:family="text" style:parent-style-name="CharStyle22">
      <style:text-properties fo:color="#000000" fo:language="sk" fo:country="SK" style:language-asian="sk" style:country-asian="SK" style:language-complex="sk" style:country-complex="SK"/>
    </style:style>
    <style:style style:name="CharStyle37" style:family="text" style:parent-style-name="CharStyle22">
      <style:text-properties fo:color="#000000" fo:language="sk" fo:country="SK" style:language-asian="sk" style:country-asian="SK" style:language-complex="sk" style:country-complex="SK"/>
    </style:style>
    <style:style style:name="CharStyle38" style:family="text" style:parent-style-name="CharStyle6">
      <style:text-properties fo:color="#000000" fo:language="sk" fo:country="SK" style:language-asian="sk" style:country-asian="SK" style:language-complex="sk" style:country-complex="SK"/>
    </style:style>
    <style:style style:name="CharStyle39" style:family="text" style:parent-style-name="CharStyle30">
      <style:text-properties fo:color="#000000" fo:language="sk" fo:country="SK" style:language-asian="sk" style:country-asian="SK" style:language-complex="sk" style:country-complex="SK"/>
    </style:style>
    <style:style style:name="CharStyle40" style:family="text" style:parent-style-name="CharStyle16">
      <style:text-properties fo:color="#000000" fo:language="sk" fo:country="SK" style:language-asian="sk" style:country-asian="SK" style:language-complex="sk" style:country-complex="SK"/>
    </style:style>
    <style:style style:name="CharStyle42" style:family="text" style:parent-style-name="DefaultFontStyle"/>
    <style:style style:name="CharStyle43" style:family="text" style:parent-style-name="CharStyle12">
      <style:text-properties fo:color="#000000" fo:language="sk" fo:country="SK" style:language-asian="sk" style:country-asian="SK" style:language-complex="sk" style:country-complex="SK"/>
    </style:style>
    <style:style style:name="CharStyle44" style:family="text" style:parent-style-name="CharStyle22">
      <style:text-properties fo:color="#000000" fo:language="sk" fo:country="SK" style:language-asian="sk" style:country-asian="SK" style:language-complex="sk" style:country-complex="SK"/>
    </style:style>
    <style:style style:name="CharStyle46" style:family="text" style:parent-style-name="DefaultFontStyle"/>
    <style:style style:name="CharStyle47" style:family="text" style:parent-style-name="CharStyle42">
      <style:text-properties fo:color="#000000" fo:language="sk" fo:country="SK" style:language-asian="sk" style:country-asian="SK" style:language-complex="sk" style:country-complex="SK"/>
    </style:style>
    <style:style style:name="CharStyle48" style:family="text" style:parent-style-name="CharStyle46">
      <style:text-properties fo:color="#000000" fo:language="sk" fo:country="SK" style:language-asian="sk" style:country-asian="SK" style:language-complex="sk" style:country-complex="SK"/>
    </style:style>
    <style:style style:name="CharStyle49" style:family="text" style:parent-style-name="CharStyle9">
      <style:text-properties fo:color="#000000" fo:language="sk" fo:country="SK" style:language-asian="sk" style:country-asian="SK" style:language-complex="sk" style:country-complex="SK"/>
    </style:style>
    <style:style style:name="CharStyle50" style:family="text" style:parent-style-name="CharStyle42">
      <style:text-properties fo:font-variant="small-cap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2112110060</dc:title>
    <dc:subject/>
    <meta:initial-creator/>
    <meta:keyword/>
    <dc:date>2024-01-09T08:26:42.911000000</dc:date>
    <meta:editing-duration>PT1H34M24S</meta:editing-duration>
    <meta:editing-cycles>10</meta:editing-cycles>
    <meta:generator>LibreOffice/6.3.1.2$Windows_x86 LibreOffice_project/b79626edf0065ac373bd1df5c28bd630b4424273</meta:generator>
    <meta:document-statistic meta:table-count="0" meta:image-count="0" meta:object-count="0" meta:page-count="39" meta:paragraph-count="265" meta:word-count="10818" meta:character-count="60497" meta:non-whitespace-character-count="49845"/>
  </office:meta>
</office:document-meta>
</file>